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formula="of:=HEX2DEC(&quot;4000&quot;)" office:value-type="float" office:value="16384" calcext:value-type="float">
            <text:p>16384</text:p>
          </table:table-cell>
          <table:table-cell table:number-columns-repeated="3"/>
          <table:table-cell office:value-type="string" calcext:value-type="string">
            <text:p>VEC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VEC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F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6384" calcext:value-type="float">
            <text:p>16384</text:p>
          </table:table-cell>
          <table:table-cell office:value-type="float" office:value="20480" calcext:value-type="float">
            <text:p>20480</text:p>
          </table:table-cell>
          <table:table-cell/>
          <table:table-cell table:formula="of:=DEC2HEX([.E2])" office:value-type="string" office:string-value="4000" calcext:value-type="string">
            <text:p>4000</text:p>
          </table:table-cell>
          <table:table-cell table:formula="of:=DEC2HEX([.F2])" office:value-type="string" office:string-value="5000" calcext:value-type="string">
            <text:p>5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]+8" office:value-type="float" office:value="16392" calcext:value-type="float">
            <text:p>16392</text:p>
          </table:table-cell>
          <table:table-cell table:formula="of:=[.F2]+1" office:value-type="float" office:value="20481" calcext:value-type="float">
            <text:p>20481</text:p>
          </table:table-cell>
          <table:table-cell/>
          <table:table-cell table:formula="of:=DEC2HEX([.E3])" office:value-type="string" office:string-value="4008" calcext:value-type="string">
            <text:p>4008</text:p>
          </table:table-cell>
          <table:table-cell table:formula="of:=DEC2HEX([.F3])" office:value-type="string" office:string-value="5001" calcext:value-type="string">
            <text:p>50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]+8" office:value-type="float" office:value="16400" calcext:value-type="float">
            <text:p>16400</text:p>
          </table:table-cell>
          <table:table-cell table:formula="of:=[.F3]+1" office:value-type="float" office:value="20482" calcext:value-type="float">
            <text:p>20482</text:p>
          </table:table-cell>
          <table:table-cell/>
          <table:table-cell table:formula="of:=DEC2HEX([.E4])" office:value-type="string" office:string-value="4010" calcext:value-type="string">
            <text:p>4010</text:p>
          </table:table-cell>
          <table:table-cell table:formula="of:=DEC2HEX([.F4])" office:value-type="string" office:string-value="5002" calcext:value-type="string">
            <text:p>50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]+8" office:value-type="float" office:value="16408" calcext:value-type="float">
            <text:p>16408</text:p>
          </table:table-cell>
          <table:table-cell table:formula="of:=[.F4]+1" office:value-type="float" office:value="20483" calcext:value-type="float">
            <text:p>20483</text:p>
          </table:table-cell>
          <table:table-cell/>
          <table:table-cell table:formula="of:=DEC2HEX([.E5])" office:value-type="string" office:string-value="4018" calcext:value-type="string">
            <text:p>4018</text:p>
          </table:table-cell>
          <table:table-cell table:formula="of:=DEC2HEX([.F5])" office:value-type="string" office:string-value="5003" calcext:value-type="string">
            <text:p>50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]+8" office:value-type="float" office:value="16416" calcext:value-type="float">
            <text:p>16416</text:p>
          </table:table-cell>
          <table:table-cell table:formula="of:=[.F5]+1" office:value-type="float" office:value="20484" calcext:value-type="float">
            <text:p>20484</text:p>
          </table:table-cell>
          <table:table-cell/>
          <table:table-cell table:formula="of:=DEC2HEX([.E6])" office:value-type="string" office:string-value="4020" calcext:value-type="string">
            <text:p>4020</text:p>
          </table:table-cell>
          <table:table-cell table:formula="of:=DEC2HEX([.F6])" office:value-type="string" office:string-value="5004" calcext:value-type="string">
            <text:p>50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]+8" office:value-type="float" office:value="16424" calcext:value-type="float">
            <text:p>16424</text:p>
          </table:table-cell>
          <table:table-cell table:formula="of:=[.F6]+1" office:value-type="float" office:value="20485" calcext:value-type="float">
            <text:p>20485</text:p>
          </table:table-cell>
          <table:table-cell/>
          <table:table-cell table:formula="of:=DEC2HEX([.E7])" office:value-type="string" office:string-value="4028" calcext:value-type="string">
            <text:p>4028</text:p>
          </table:table-cell>
          <table:table-cell table:formula="of:=DEC2HEX([.F7])" office:value-type="string" office:string-value="5005" calcext:value-type="string">
            <text:p>5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]+8" office:value-type="float" office:value="16432" calcext:value-type="float">
            <text:p>16432</text:p>
          </table:table-cell>
          <table:table-cell table:formula="of:=[.F7]+1" office:value-type="float" office:value="20486" calcext:value-type="float">
            <text:p>20486</text:p>
          </table:table-cell>
          <table:table-cell/>
          <table:table-cell table:formula="of:=DEC2HEX([.E8])" office:value-type="string" office:string-value="4030" calcext:value-type="string">
            <text:p>4030</text:p>
          </table:table-cell>
          <table:table-cell table:formula="of:=DEC2HEX([.F8])" office:value-type="string" office:string-value="5006" calcext:value-type="string">
            <text:p>5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]+8" office:value-type="float" office:value="16440" calcext:value-type="float">
            <text:p>16440</text:p>
          </table:table-cell>
          <table:table-cell table:formula="of:=[.F8]+1" office:value-type="float" office:value="20487" calcext:value-type="float">
            <text:p>20487</text:p>
          </table:table-cell>
          <table:table-cell/>
          <table:table-cell table:formula="of:=DEC2HEX([.E9])" office:value-type="string" office:string-value="4038" calcext:value-type="string">
            <text:p>4038</text:p>
          </table:table-cell>
          <table:table-cell table:formula="of:=DEC2HEX([.F9])" office:value-type="string" office:string-value="5007" calcext:value-type="string">
            <text:p>50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]+8" office:value-type="float" office:value="16448" calcext:value-type="float">
            <text:p>16448</text:p>
          </table:table-cell>
          <table:table-cell table:formula="of:=[.F9]+1" office:value-type="float" office:value="20488" calcext:value-type="float">
            <text:p>20488</text:p>
          </table:table-cell>
          <table:table-cell/>
          <table:table-cell table:formula="of:=DEC2HEX([.E10])" office:value-type="string" office:string-value="4040" calcext:value-type="string">
            <text:p>4040</text:p>
          </table:table-cell>
          <table:table-cell table:formula="of:=DEC2HEX([.F10])" office:value-type="string" office:string-value="5008" calcext:value-type="string">
            <text:p>500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]+8" office:value-type="float" office:value="16456" calcext:value-type="float">
            <text:p>16456</text:p>
          </table:table-cell>
          <table:table-cell table:formula="of:=[.F10]+1" office:value-type="float" office:value="20489" calcext:value-type="float">
            <text:p>20489</text:p>
          </table:table-cell>
          <table:table-cell/>
          <table:table-cell table:formula="of:=DEC2HEX([.E11])" office:value-type="string" office:string-value="4048" calcext:value-type="string">
            <text:p>4048</text:p>
          </table:table-cell>
          <table:table-cell table:formula="of:=DEC2HEX([.F11])" office:value-type="string" office:string-value="5009" calcext:value-type="string">
            <text:p>500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]+8" office:value-type="float" office:value="16464" calcext:value-type="float">
            <text:p>16464</text:p>
          </table:table-cell>
          <table:table-cell table:formula="of:=[.F11]+1" office:value-type="float" office:value="20490" calcext:value-type="float">
            <text:p>20490</text:p>
          </table:table-cell>
          <table:table-cell/>
          <table:table-cell table:formula="of:=DEC2HEX([.E12])" office:value-type="string" office:string-value="4050" calcext:value-type="string">
            <text:p>4050</text:p>
          </table:table-cell>
          <table:table-cell table:formula="of:=DEC2HEX([.F12])" office:value-type="string" office:string-value="500A" calcext:value-type="string">
            <text:p>500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]+8" office:value-type="float" office:value="16472" calcext:value-type="float">
            <text:p>16472</text:p>
          </table:table-cell>
          <table:table-cell table:formula="of:=[.F12]+1" office:value-type="float" office:value="20491" calcext:value-type="float">
            <text:p>20491</text:p>
          </table:table-cell>
          <table:table-cell/>
          <table:table-cell table:formula="of:=DEC2HEX([.E13])" office:value-type="string" office:string-value="4058" calcext:value-type="string">
            <text:p>4058</text:p>
          </table:table-cell>
          <table:table-cell table:formula="of:=DEC2HEX([.F13])" office:value-type="string" office:string-value="500B" calcext:value-type="string">
            <text:p>500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]+8" office:value-type="float" office:value="16480" calcext:value-type="float">
            <text:p>16480</text:p>
          </table:table-cell>
          <table:table-cell table:formula="of:=[.F13]+1" office:value-type="float" office:value="20492" calcext:value-type="float">
            <text:p>20492</text:p>
          </table:table-cell>
          <table:table-cell/>
          <table:table-cell table:formula="of:=DEC2HEX([.E14])" office:value-type="string" office:string-value="4060" calcext:value-type="string">
            <text:p>4060</text:p>
          </table:table-cell>
          <table:table-cell table:formula="of:=DEC2HEX([.F14])" office:value-type="string" office:string-value="500C" calcext:value-type="string">
            <text:p>500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]+8" office:value-type="float" office:value="16488" calcext:value-type="float">
            <text:p>16488</text:p>
          </table:table-cell>
          <table:table-cell table:formula="of:=[.F14]+1" office:value-type="float" office:value="20493" calcext:value-type="float">
            <text:p>20493</text:p>
          </table:table-cell>
          <table:table-cell/>
          <table:table-cell table:formula="of:=DEC2HEX([.E15])" office:value-type="string" office:string-value="4068" calcext:value-type="string">
            <text:p>4068</text:p>
          </table:table-cell>
          <table:table-cell table:formula="of:=DEC2HEX([.F15])" office:value-type="string" office:string-value="500D" calcext:value-type="string">
            <text:p>500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]+8" office:value-type="float" office:value="16496" calcext:value-type="float">
            <text:p>16496</text:p>
          </table:table-cell>
          <table:table-cell table:formula="of:=[.F15]+1" office:value-type="float" office:value="20494" calcext:value-type="float">
            <text:p>20494</text:p>
          </table:table-cell>
          <table:table-cell/>
          <table:table-cell table:formula="of:=DEC2HEX([.E16])" office:value-type="string" office:string-value="4070" calcext:value-type="string">
            <text:p>4070</text:p>
          </table:table-cell>
          <table:table-cell table:formula="of:=DEC2HEX([.F16])" office:value-type="string" office:string-value="500E" calcext:value-type="string">
            <text:p>500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]+8" office:value-type="float" office:value="16504" calcext:value-type="float">
            <text:p>16504</text:p>
          </table:table-cell>
          <table:table-cell table:formula="of:=[.F16]+1" office:value-type="float" office:value="20495" calcext:value-type="float">
            <text:p>20495</text:p>
          </table:table-cell>
          <table:table-cell/>
          <table:table-cell table:formula="of:=DEC2HEX([.E17])" office:value-type="string" office:string-value="4078" calcext:value-type="string">
            <text:p>4078</text:p>
          </table:table-cell>
          <table:table-cell table:formula="of:=DEC2HEX([.F17])" office:value-type="string" office:string-value="500F" calcext:value-type="string">
            <text:p>500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+8" office:value-type="float" office:value="16512" calcext:value-type="float">
            <text:p>16512</text:p>
          </table:table-cell>
          <table:table-cell table:formula="of:=[.F17]+1" office:value-type="float" office:value="20496" calcext:value-type="float">
            <text:p>20496</text:p>
          </table:table-cell>
          <table:table-cell/>
          <table:table-cell table:formula="of:=DEC2HEX([.E18])" office:value-type="string" office:string-value="4080" calcext:value-type="string">
            <text:p>4080</text:p>
          </table:table-cell>
          <table:table-cell table:formula="of:=DEC2HEX([.F18])" office:value-type="string" office:string-value="5010" calcext:value-type="string">
            <text:p>501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]+8" office:value-type="float" office:value="16520" calcext:value-type="float">
            <text:p>16520</text:p>
          </table:table-cell>
          <table:table-cell table:formula="of:=[.F18]+1" office:value-type="float" office:value="20497" calcext:value-type="float">
            <text:p>20497</text:p>
          </table:table-cell>
          <table:table-cell/>
          <table:table-cell table:formula="of:=DEC2HEX([.E19])" office:value-type="string" office:string-value="4088" calcext:value-type="string">
            <text:p>4088</text:p>
          </table:table-cell>
          <table:table-cell table:formula="of:=DEC2HEX([.F19])" office:value-type="string" office:string-value="5011" calcext:value-type="string">
            <text:p>501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]+8" office:value-type="float" office:value="16528" calcext:value-type="float">
            <text:p>16528</text:p>
          </table:table-cell>
          <table:table-cell table:formula="of:=[.F19]+1" office:value-type="float" office:value="20498" calcext:value-type="float">
            <text:p>20498</text:p>
          </table:table-cell>
          <table:table-cell/>
          <table:table-cell table:formula="of:=DEC2HEX([.E20])" office:value-type="string" office:string-value="4090" calcext:value-type="string">
            <text:p>4090</text:p>
          </table:table-cell>
          <table:table-cell table:formula="of:=DEC2HEX([.F20])" office:value-type="string" office:string-value="5012" calcext:value-type="string">
            <text:p>501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]+8" office:value-type="float" office:value="16536" calcext:value-type="float">
            <text:p>16536</text:p>
          </table:table-cell>
          <table:table-cell table:formula="of:=[.F20]+1" office:value-type="float" office:value="20499" calcext:value-type="float">
            <text:p>20499</text:p>
          </table:table-cell>
          <table:table-cell/>
          <table:table-cell table:formula="of:=DEC2HEX([.E21])" office:value-type="string" office:string-value="4098" calcext:value-type="string">
            <text:p>4098</text:p>
          </table:table-cell>
          <table:table-cell table:formula="of:=DEC2HEX([.F21])" office:value-type="string" office:string-value="5013" calcext:value-type="string">
            <text:p>501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]+8" office:value-type="float" office:value="16544" calcext:value-type="float">
            <text:p>16544</text:p>
          </table:table-cell>
          <table:table-cell table:formula="of:=[.F21]+1" office:value-type="float" office:value="20500" calcext:value-type="float">
            <text:p>20500</text:p>
          </table:table-cell>
          <table:table-cell/>
          <table:table-cell table:formula="of:=DEC2HEX([.E22])" office:value-type="string" office:string-value="40A0" calcext:value-type="string">
            <text:p>40A0</text:p>
          </table:table-cell>
          <table:table-cell table:formula="of:=DEC2HEX([.F22])" office:value-type="string" office:string-value="5014" calcext:value-type="string">
            <text:p>50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]+8" office:value-type="float" office:value="16552" calcext:value-type="float">
            <text:p>16552</text:p>
          </table:table-cell>
          <table:table-cell table:formula="of:=[.F22]+1" office:value-type="float" office:value="20501" calcext:value-type="float">
            <text:p>20501</text:p>
          </table:table-cell>
          <table:table-cell/>
          <table:table-cell table:formula="of:=DEC2HEX([.E23])" office:value-type="string" office:string-value="40A8" calcext:value-type="string">
            <text:p>40A8</text:p>
          </table:table-cell>
          <table:table-cell table:formula="of:=DEC2HEX([.F23])" office:value-type="string" office:string-value="5015" calcext:value-type="string">
            <text:p>50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]+8" office:value-type="float" office:value="16560" calcext:value-type="float">
            <text:p>16560</text:p>
          </table:table-cell>
          <table:table-cell table:formula="of:=[.F23]+1" office:value-type="float" office:value="20502" calcext:value-type="float">
            <text:p>20502</text:p>
          </table:table-cell>
          <table:table-cell/>
          <table:table-cell table:formula="of:=DEC2HEX([.E24])" office:value-type="string" office:string-value="40B0" calcext:value-type="string">
            <text:p>40B0</text:p>
          </table:table-cell>
          <table:table-cell table:formula="of:=DEC2HEX([.F24])" office:value-type="string" office:string-value="5016" calcext:value-type="string">
            <text:p>50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]+8" office:value-type="float" office:value="16568" calcext:value-type="float">
            <text:p>16568</text:p>
          </table:table-cell>
          <table:table-cell table:formula="of:=[.F24]+1" office:value-type="float" office:value="20503" calcext:value-type="float">
            <text:p>20503</text:p>
          </table:table-cell>
          <table:table-cell/>
          <table:table-cell table:formula="of:=DEC2HEX([.E25])" office:value-type="string" office:string-value="40B8" calcext:value-type="string">
            <text:p>40B8</text:p>
          </table:table-cell>
          <table:table-cell table:formula="of:=DEC2HEX([.F25])" office:value-type="string" office:string-value="5017" calcext:value-type="string">
            <text:p>50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]+8" office:value-type="float" office:value="16576" calcext:value-type="float">
            <text:p>16576</text:p>
          </table:table-cell>
          <table:table-cell table:formula="of:=[.F25]+1" office:value-type="float" office:value="20504" calcext:value-type="float">
            <text:p>20504</text:p>
          </table:table-cell>
          <table:table-cell/>
          <table:table-cell table:formula="of:=DEC2HEX([.E26])" office:value-type="string" office:string-value="40C0" calcext:value-type="string">
            <text:p>40C0</text:p>
          </table:table-cell>
          <table:table-cell table:formula="of:=DEC2HEX([.F26])" office:value-type="string" office:string-value="5018" calcext:value-type="string">
            <text:p>50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]+8" office:value-type="float" office:value="16584" calcext:value-type="float">
            <text:p>16584</text:p>
          </table:table-cell>
          <table:table-cell table:formula="of:=[.F26]+1" office:value-type="float" office:value="20505" calcext:value-type="float">
            <text:p>20505</text:p>
          </table:table-cell>
          <table:table-cell/>
          <table:table-cell table:formula="of:=DEC2HEX([.E27])" office:value-type="string" office:string-value="40C8" calcext:value-type="string">
            <text:p>40C8</text:p>
          </table:table-cell>
          <table:table-cell table:formula="of:=DEC2HEX([.F27])" office:value-type="string" office:string-value="5019" calcext:value-type="string">
            <text:p>50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]+8" office:value-type="float" office:value="16592" calcext:value-type="float">
            <text:p>16592</text:p>
          </table:table-cell>
          <table:table-cell table:formula="of:=[.F27]+1" office:value-type="float" office:value="20506" calcext:value-type="float">
            <text:p>20506</text:p>
          </table:table-cell>
          <table:table-cell/>
          <table:table-cell table:formula="of:=DEC2HEX([.E28])" office:value-type="string" office:string-value="40D0" calcext:value-type="string">
            <text:p>40D0</text:p>
          </table:table-cell>
          <table:table-cell table:formula="of:=DEC2HEX([.F28])" office:value-type="string" office:string-value="501A" calcext:value-type="string">
            <text:p>501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]+8" office:value-type="float" office:value="16600" calcext:value-type="float">
            <text:p>16600</text:p>
          </table:table-cell>
          <table:table-cell table:formula="of:=[.F28]+1" office:value-type="float" office:value="20507" calcext:value-type="float">
            <text:p>20507</text:p>
          </table:table-cell>
          <table:table-cell/>
          <table:table-cell table:formula="of:=DEC2HEX([.E29])" office:value-type="string" office:string-value="40D8" calcext:value-type="string">
            <text:p>40D8</text:p>
          </table:table-cell>
          <table:table-cell table:formula="of:=DEC2HEX([.F29])" office:value-type="string" office:string-value="501B" calcext:value-type="string">
            <text:p>501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]+8" office:value-type="float" office:value="16608" calcext:value-type="float">
            <text:p>16608</text:p>
          </table:table-cell>
          <table:table-cell table:formula="of:=[.F29]+1" office:value-type="float" office:value="20508" calcext:value-type="float">
            <text:p>20508</text:p>
          </table:table-cell>
          <table:table-cell/>
          <table:table-cell table:formula="of:=DEC2HEX([.E30])" office:value-type="string" office:string-value="40E0" calcext:value-type="string">
            <text:p>40E0</text:p>
          </table:table-cell>
          <table:table-cell table:formula="of:=DEC2HEX([.F30])" office:value-type="string" office:string-value="501C" calcext:value-type="string">
            <text:p>501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]+8" office:value-type="float" office:value="16616" calcext:value-type="float">
            <text:p>16616</text:p>
          </table:table-cell>
          <table:table-cell table:formula="of:=[.F30]+1" office:value-type="float" office:value="20509" calcext:value-type="float">
            <text:p>20509</text:p>
          </table:table-cell>
          <table:table-cell/>
          <table:table-cell table:formula="of:=DEC2HEX([.E31])" office:value-type="string" office:string-value="40E8" calcext:value-type="string">
            <text:p>40E8</text:p>
          </table:table-cell>
          <table:table-cell table:formula="of:=DEC2HEX([.F31])" office:value-type="string" office:string-value="501D" calcext:value-type="string">
            <text:p>501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]+8" office:value-type="float" office:value="16624" calcext:value-type="float">
            <text:p>16624</text:p>
          </table:table-cell>
          <table:table-cell table:formula="of:=[.F31]+1" office:value-type="float" office:value="20510" calcext:value-type="float">
            <text:p>20510</text:p>
          </table:table-cell>
          <table:table-cell/>
          <table:table-cell table:formula="of:=DEC2HEX([.E32])" office:value-type="string" office:string-value="40F0" calcext:value-type="string">
            <text:p>40F0</text:p>
          </table:table-cell>
          <table:table-cell table:formula="of:=DEC2HEX([.F32])" office:value-type="string" office:string-value="501E" calcext:value-type="string">
            <text:p>501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]+8" office:value-type="float" office:value="16632" calcext:value-type="float">
            <text:p>16632</text:p>
          </table:table-cell>
          <table:table-cell table:formula="of:=[.F32]+1" office:value-type="float" office:value="20511" calcext:value-type="float">
            <text:p>20511</text:p>
          </table:table-cell>
          <table:table-cell/>
          <table:table-cell table:formula="of:=DEC2HEX([.E33])" office:value-type="string" office:string-value="40F8" calcext:value-type="string">
            <text:p>40F8</text:p>
          </table:table-cell>
          <table:table-cell table:formula="of:=DEC2HEX([.F33])" office:value-type="string" office:string-value="501F" calcext:value-type="string">
            <text:p>501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]+8" office:value-type="float" office:value="16640" calcext:value-type="float">
            <text:p>16640</text:p>
          </table:table-cell>
          <table:table-cell table:formula="of:=[.F33]+1" office:value-type="float" office:value="20512" calcext:value-type="float">
            <text:p>20512</text:p>
          </table:table-cell>
          <table:table-cell/>
          <table:table-cell table:formula="of:=DEC2HEX([.E34])" office:value-type="string" office:string-value="4100" calcext:value-type="string">
            <text:p>4100</text:p>
          </table:table-cell>
          <table:table-cell table:formula="of:=DEC2HEX([.F34])" office:value-type="string" office:string-value="5020" calcext:value-type="string">
            <text:p>50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]+8" office:value-type="float" office:value="16648" calcext:value-type="float">
            <text:p>16648</text:p>
          </table:table-cell>
          <table:table-cell table:formula="of:=[.F34]+1" office:value-type="float" office:value="20513" calcext:value-type="float">
            <text:p>20513</text:p>
          </table:table-cell>
          <table:table-cell/>
          <table:table-cell table:formula="of:=DEC2HEX([.E35])" office:value-type="string" office:string-value="4108" calcext:value-type="string">
            <text:p>4108</text:p>
          </table:table-cell>
          <table:table-cell table:formula="of:=DEC2HEX([.F35])" office:value-type="string" office:string-value="5021" calcext:value-type="string">
            <text:p>50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]+8" office:value-type="float" office:value="16656" calcext:value-type="float">
            <text:p>16656</text:p>
          </table:table-cell>
          <table:table-cell table:formula="of:=[.F35]+1" office:value-type="float" office:value="20514" calcext:value-type="float">
            <text:p>20514</text:p>
          </table:table-cell>
          <table:table-cell/>
          <table:table-cell table:formula="of:=DEC2HEX([.E36])" office:value-type="string" office:string-value="4110" calcext:value-type="string">
            <text:p>4110</text:p>
          </table:table-cell>
          <table:table-cell table:formula="of:=DEC2HEX([.F36])" office:value-type="string" office:string-value="5022" calcext:value-type="string">
            <text:p>50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]+8" office:value-type="float" office:value="16664" calcext:value-type="float">
            <text:p>16664</text:p>
          </table:table-cell>
          <table:table-cell table:formula="of:=[.F36]+1" office:value-type="float" office:value="20515" calcext:value-type="float">
            <text:p>20515</text:p>
          </table:table-cell>
          <table:table-cell/>
          <table:table-cell table:formula="of:=DEC2HEX([.E37])" office:value-type="string" office:string-value="4118" calcext:value-type="string">
            <text:p>4118</text:p>
          </table:table-cell>
          <table:table-cell table:formula="of:=DEC2HEX([.F37])" office:value-type="string" office:string-value="5023" calcext:value-type="string">
            <text:p>50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]+8" office:value-type="float" office:value="16672" calcext:value-type="float">
            <text:p>16672</text:p>
          </table:table-cell>
          <table:table-cell table:formula="of:=[.F37]+1" office:value-type="float" office:value="20516" calcext:value-type="float">
            <text:p>20516</text:p>
          </table:table-cell>
          <table:table-cell/>
          <table:table-cell table:formula="of:=DEC2HEX([.E38])" office:value-type="string" office:string-value="4120" calcext:value-type="string">
            <text:p>4120</text:p>
          </table:table-cell>
          <table:table-cell table:formula="of:=DEC2HEX([.F38])" office:value-type="string" office:string-value="5024" calcext:value-type="string">
            <text:p>50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]+8" office:value-type="float" office:value="16680" calcext:value-type="float">
            <text:p>16680</text:p>
          </table:table-cell>
          <table:table-cell table:formula="of:=[.F38]+1" office:value-type="float" office:value="20517" calcext:value-type="float">
            <text:p>20517</text:p>
          </table:table-cell>
          <table:table-cell/>
          <table:table-cell table:formula="of:=DEC2HEX([.E39])" office:value-type="string" office:string-value="4128" calcext:value-type="string">
            <text:p>4128</text:p>
          </table:table-cell>
          <table:table-cell table:formula="of:=DEC2HEX([.F39])" office:value-type="string" office:string-value="5025" calcext:value-type="string">
            <text:p>50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]+8" office:value-type="float" office:value="16688" calcext:value-type="float">
            <text:p>16688</text:p>
          </table:table-cell>
          <table:table-cell table:formula="of:=[.F39]+1" office:value-type="float" office:value="20518" calcext:value-type="float">
            <text:p>20518</text:p>
          </table:table-cell>
          <table:table-cell/>
          <table:table-cell table:formula="of:=DEC2HEX([.E40])" office:value-type="string" office:string-value="4130" calcext:value-type="string">
            <text:p>4130</text:p>
          </table:table-cell>
          <table:table-cell table:formula="of:=DEC2HEX([.F40])" office:value-type="string" office:string-value="5026" calcext:value-type="string">
            <text:p>50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]+8" office:value-type="float" office:value="16696" calcext:value-type="float">
            <text:p>16696</text:p>
          </table:table-cell>
          <table:table-cell table:formula="of:=[.F40]+1" office:value-type="float" office:value="20519" calcext:value-type="float">
            <text:p>20519</text:p>
          </table:table-cell>
          <table:table-cell/>
          <table:table-cell table:formula="of:=DEC2HEX([.E41])" office:value-type="string" office:string-value="4138" calcext:value-type="string">
            <text:p>4138</text:p>
          </table:table-cell>
          <table:table-cell table:formula="of:=DEC2HEX([.F41])" office:value-type="string" office:string-value="5027" calcext:value-type="string">
            <text:p>50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]+8" office:value-type="float" office:value="16704" calcext:value-type="float">
            <text:p>16704</text:p>
          </table:table-cell>
          <table:table-cell table:formula="of:=[.F41]+1" office:value-type="float" office:value="20520" calcext:value-type="float">
            <text:p>20520</text:p>
          </table:table-cell>
          <table:table-cell/>
          <table:table-cell table:formula="of:=DEC2HEX([.E42])" office:value-type="string" office:string-value="4140" calcext:value-type="string">
            <text:p>4140</text:p>
          </table:table-cell>
          <table:table-cell table:formula="of:=DEC2HEX([.F42])" office:value-type="string" office:string-value="5028" calcext:value-type="string">
            <text:p>502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]+8" office:value-type="float" office:value="16712" calcext:value-type="float">
            <text:p>16712</text:p>
          </table:table-cell>
          <table:table-cell table:formula="of:=[.F42]+1" office:value-type="float" office:value="20521" calcext:value-type="float">
            <text:p>20521</text:p>
          </table:table-cell>
          <table:table-cell/>
          <table:table-cell table:formula="of:=DEC2HEX([.E43])" office:value-type="string" office:string-value="4148" calcext:value-type="string">
            <text:p>4148</text:p>
          </table:table-cell>
          <table:table-cell table:formula="of:=DEC2HEX([.F43])" office:value-type="string" office:string-value="5029" calcext:value-type="string">
            <text:p>502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]+8" office:value-type="float" office:value="16720" calcext:value-type="float">
            <text:p>16720</text:p>
          </table:table-cell>
          <table:table-cell table:formula="of:=[.F43]+1" office:value-type="float" office:value="20522" calcext:value-type="float">
            <text:p>20522</text:p>
          </table:table-cell>
          <table:table-cell/>
          <table:table-cell table:formula="of:=DEC2HEX([.E44])" office:value-type="string" office:string-value="4150" calcext:value-type="string">
            <text:p>4150</text:p>
          </table:table-cell>
          <table:table-cell table:formula="of:=DEC2HEX([.F44])" office:value-type="string" office:string-value="502A" calcext:value-type="string">
            <text:p>502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]+8" office:value-type="float" office:value="16728" calcext:value-type="float">
            <text:p>16728</text:p>
          </table:table-cell>
          <table:table-cell table:formula="of:=[.F44]+1" office:value-type="float" office:value="20523" calcext:value-type="float">
            <text:p>20523</text:p>
          </table:table-cell>
          <table:table-cell/>
          <table:table-cell table:formula="of:=DEC2HEX([.E45])" office:value-type="string" office:string-value="4158" calcext:value-type="string">
            <text:p>4158</text:p>
          </table:table-cell>
          <table:table-cell table:formula="of:=DEC2HEX([.F45])" office:value-type="string" office:string-value="502B" calcext:value-type="string">
            <text:p>502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5]+8" office:value-type="float" office:value="16736" calcext:value-type="float">
            <text:p>16736</text:p>
          </table:table-cell>
          <table:table-cell table:formula="of:=[.F45]+1" office:value-type="float" office:value="20524" calcext:value-type="float">
            <text:p>20524</text:p>
          </table:table-cell>
          <table:table-cell/>
          <table:table-cell table:formula="of:=DEC2HEX([.E46])" office:value-type="string" office:string-value="4160" calcext:value-type="string">
            <text:p>4160</text:p>
          </table:table-cell>
          <table:table-cell table:formula="of:=DEC2HEX([.F46])" office:value-type="string" office:string-value="502C" calcext:value-type="string">
            <text:p>502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6]+8" office:value-type="float" office:value="16744" calcext:value-type="float">
            <text:p>16744</text:p>
          </table:table-cell>
          <table:table-cell table:formula="of:=[.F46]+1" office:value-type="float" office:value="20525" calcext:value-type="float">
            <text:p>20525</text:p>
          </table:table-cell>
          <table:table-cell/>
          <table:table-cell table:formula="of:=DEC2HEX([.E47])" office:value-type="string" office:string-value="4168" calcext:value-type="string">
            <text:p>4168</text:p>
          </table:table-cell>
          <table:table-cell table:formula="of:=DEC2HEX([.F47])" office:value-type="string" office:string-value="502D" calcext:value-type="string">
            <text:p>502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]+8" office:value-type="float" office:value="16752" calcext:value-type="float">
            <text:p>16752</text:p>
          </table:table-cell>
          <table:table-cell table:formula="of:=[.F47]+1" office:value-type="float" office:value="20526" calcext:value-type="float">
            <text:p>20526</text:p>
          </table:table-cell>
          <table:table-cell/>
          <table:table-cell table:formula="of:=DEC2HEX([.E48])" office:value-type="string" office:string-value="4170" calcext:value-type="string">
            <text:p>4170</text:p>
          </table:table-cell>
          <table:table-cell table:formula="of:=DEC2HEX([.F48])" office:value-type="string" office:string-value="502E" calcext:value-type="string">
            <text:p>502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]+8" office:value-type="float" office:value="16760" calcext:value-type="float">
            <text:p>16760</text:p>
          </table:table-cell>
          <table:table-cell table:formula="of:=[.F48]+1" office:value-type="float" office:value="20527" calcext:value-type="float">
            <text:p>20527</text:p>
          </table:table-cell>
          <table:table-cell/>
          <table:table-cell table:formula="of:=DEC2HEX([.E49])" office:value-type="string" office:string-value="4178" calcext:value-type="string">
            <text:p>4178</text:p>
          </table:table-cell>
          <table:table-cell table:formula="of:=DEC2HEX([.F49])" office:value-type="string" office:string-value="502F" calcext:value-type="string">
            <text:p>502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]+8" office:value-type="float" office:value="16768" calcext:value-type="float">
            <text:p>16768</text:p>
          </table:table-cell>
          <table:table-cell table:formula="of:=[.F49]+1" office:value-type="float" office:value="20528" calcext:value-type="float">
            <text:p>20528</text:p>
          </table:table-cell>
          <table:table-cell/>
          <table:table-cell table:formula="of:=DEC2HEX([.E50])" office:value-type="string" office:string-value="4180" calcext:value-type="string">
            <text:p>4180</text:p>
          </table:table-cell>
          <table:table-cell table:formula="of:=DEC2HEX([.F50])" office:value-type="string" office:string-value="5030" calcext:value-type="string">
            <text:p>503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]+8" office:value-type="float" office:value="16776" calcext:value-type="float">
            <text:p>16776</text:p>
          </table:table-cell>
          <table:table-cell table:formula="of:=[.F50]+1" office:value-type="float" office:value="20529" calcext:value-type="float">
            <text:p>20529</text:p>
          </table:table-cell>
          <table:table-cell/>
          <table:table-cell table:formula="of:=DEC2HEX([.E51])" office:value-type="string" office:string-value="4188" calcext:value-type="string">
            <text:p>4188</text:p>
          </table:table-cell>
          <table:table-cell table:formula="of:=DEC2HEX([.F51])" office:value-type="string" office:string-value="5031" calcext:value-type="string">
            <text:p>503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1]+8" office:value-type="float" office:value="16784" calcext:value-type="float">
            <text:p>16784</text:p>
          </table:table-cell>
          <table:table-cell table:formula="of:=[.F51]+1" office:value-type="float" office:value="20530" calcext:value-type="float">
            <text:p>20530</text:p>
          </table:table-cell>
          <table:table-cell/>
          <table:table-cell table:formula="of:=DEC2HEX([.E52])" office:value-type="string" office:string-value="4190" calcext:value-type="string">
            <text:p>4190</text:p>
          </table:table-cell>
          <table:table-cell table:formula="of:=DEC2HEX([.F52])" office:value-type="string" office:string-value="5032" calcext:value-type="string">
            <text:p>503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2]+8" office:value-type="float" office:value="16792" calcext:value-type="float">
            <text:p>16792</text:p>
          </table:table-cell>
          <table:table-cell table:formula="of:=[.F52]+1" office:value-type="float" office:value="20531" calcext:value-type="float">
            <text:p>20531</text:p>
          </table:table-cell>
          <table:table-cell/>
          <table:table-cell table:formula="of:=DEC2HEX([.E53])" office:value-type="string" office:string-value="4198" calcext:value-type="string">
            <text:p>4198</text:p>
          </table:table-cell>
          <table:table-cell table:formula="of:=DEC2HEX([.F53])" office:value-type="string" office:string-value="5033" calcext:value-type="string">
            <text:p>503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3]+8" office:value-type="float" office:value="16800" calcext:value-type="float">
            <text:p>16800</text:p>
          </table:table-cell>
          <table:table-cell table:formula="of:=[.F53]+1" office:value-type="float" office:value="20532" calcext:value-type="float">
            <text:p>20532</text:p>
          </table:table-cell>
          <table:table-cell/>
          <table:table-cell table:formula="of:=DEC2HEX([.E54])" office:value-type="string" office:string-value="41A0" calcext:value-type="string">
            <text:p>41A0</text:p>
          </table:table-cell>
          <table:table-cell table:formula="of:=DEC2HEX([.F54])" office:value-type="string" office:string-value="5034" calcext:value-type="string">
            <text:p>50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4]+8" office:value-type="float" office:value="16808" calcext:value-type="float">
            <text:p>16808</text:p>
          </table:table-cell>
          <table:table-cell table:formula="of:=[.F54]+1" office:value-type="float" office:value="20533" calcext:value-type="float">
            <text:p>20533</text:p>
          </table:table-cell>
          <table:table-cell/>
          <table:table-cell table:formula="of:=DEC2HEX([.E55])" office:value-type="string" office:string-value="41A8" calcext:value-type="string">
            <text:p>41A8</text:p>
          </table:table-cell>
          <table:table-cell table:formula="of:=DEC2HEX([.F55])" office:value-type="string" office:string-value="5035" calcext:value-type="string">
            <text:p>50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5]+8" office:value-type="float" office:value="16816" calcext:value-type="float">
            <text:p>16816</text:p>
          </table:table-cell>
          <table:table-cell table:formula="of:=[.F55]+1" office:value-type="float" office:value="20534" calcext:value-type="float">
            <text:p>20534</text:p>
          </table:table-cell>
          <table:table-cell/>
          <table:table-cell table:formula="of:=DEC2HEX([.E56])" office:value-type="string" office:string-value="41B0" calcext:value-type="string">
            <text:p>41B0</text:p>
          </table:table-cell>
          <table:table-cell table:formula="of:=DEC2HEX([.F56])" office:value-type="string" office:string-value="5036" calcext:value-type="string">
            <text:p>50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6]+8" office:value-type="float" office:value="16824" calcext:value-type="float">
            <text:p>16824</text:p>
          </table:table-cell>
          <table:table-cell table:formula="of:=[.F56]+1" office:value-type="float" office:value="20535" calcext:value-type="float">
            <text:p>20535</text:p>
          </table:table-cell>
          <table:table-cell/>
          <table:table-cell table:formula="of:=DEC2HEX([.E57])" office:value-type="string" office:string-value="41B8" calcext:value-type="string">
            <text:p>41B8</text:p>
          </table:table-cell>
          <table:table-cell table:formula="of:=DEC2HEX([.F57])" office:value-type="string" office:string-value="5037" calcext:value-type="string">
            <text:p>50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7]+8" office:value-type="float" office:value="16832" calcext:value-type="float">
            <text:p>16832</text:p>
          </table:table-cell>
          <table:table-cell table:formula="of:=[.F57]+1" office:value-type="float" office:value="20536" calcext:value-type="float">
            <text:p>20536</text:p>
          </table:table-cell>
          <table:table-cell/>
          <table:table-cell table:formula="of:=DEC2HEX([.E58])" office:value-type="string" office:string-value="41C0" calcext:value-type="string">
            <text:p>41C0</text:p>
          </table:table-cell>
          <table:table-cell table:formula="of:=DEC2HEX([.F58])" office:value-type="string" office:string-value="5038" calcext:value-type="string">
            <text:p>50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8]+8" office:value-type="float" office:value="16840" calcext:value-type="float">
            <text:p>16840</text:p>
          </table:table-cell>
          <table:table-cell table:formula="of:=[.F58]+1" office:value-type="float" office:value="20537" calcext:value-type="float">
            <text:p>20537</text:p>
          </table:table-cell>
          <table:table-cell/>
          <table:table-cell table:formula="of:=DEC2HEX([.E59])" office:value-type="string" office:string-value="41C8" calcext:value-type="string">
            <text:p>41C8</text:p>
          </table:table-cell>
          <table:table-cell table:formula="of:=DEC2HEX([.F59])" office:value-type="string" office:string-value="5039" calcext:value-type="string">
            <text:p>50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9]+8" office:value-type="float" office:value="16848" calcext:value-type="float">
            <text:p>16848</text:p>
          </table:table-cell>
          <table:table-cell table:formula="of:=[.F59]+1" office:value-type="float" office:value="20538" calcext:value-type="float">
            <text:p>20538</text:p>
          </table:table-cell>
          <table:table-cell/>
          <table:table-cell table:formula="of:=DEC2HEX([.E60])" office:value-type="string" office:string-value="41D0" calcext:value-type="string">
            <text:p>41D0</text:p>
          </table:table-cell>
          <table:table-cell table:formula="of:=DEC2HEX([.F60])" office:value-type="string" office:string-value="503A" calcext:value-type="string">
            <text:p>503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0]+8" office:value-type="float" office:value="16856" calcext:value-type="float">
            <text:p>16856</text:p>
          </table:table-cell>
          <table:table-cell table:formula="of:=[.F60]+1" office:value-type="float" office:value="20539" calcext:value-type="float">
            <text:p>20539</text:p>
          </table:table-cell>
          <table:table-cell/>
          <table:table-cell table:formula="of:=DEC2HEX([.E61])" office:value-type="string" office:string-value="41D8" calcext:value-type="string">
            <text:p>41D8</text:p>
          </table:table-cell>
          <table:table-cell table:formula="of:=DEC2HEX([.F61])" office:value-type="string" office:string-value="503B" calcext:value-type="string">
            <text:p>503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1]+8" office:value-type="float" office:value="16864" calcext:value-type="float">
            <text:p>16864</text:p>
          </table:table-cell>
          <table:table-cell table:formula="of:=[.F61]+1" office:value-type="float" office:value="20540" calcext:value-type="float">
            <text:p>20540</text:p>
          </table:table-cell>
          <table:table-cell/>
          <table:table-cell table:formula="of:=DEC2HEX([.E62])" office:value-type="string" office:string-value="41E0" calcext:value-type="string">
            <text:p>41E0</text:p>
          </table:table-cell>
          <table:table-cell table:formula="of:=DEC2HEX([.F62])" office:value-type="string" office:string-value="503C" calcext:value-type="string">
            <text:p>503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2]+8" office:value-type="float" office:value="16872" calcext:value-type="float">
            <text:p>16872</text:p>
          </table:table-cell>
          <table:table-cell table:formula="of:=[.F62]+1" office:value-type="float" office:value="20541" calcext:value-type="float">
            <text:p>20541</text:p>
          </table:table-cell>
          <table:table-cell/>
          <table:table-cell table:formula="of:=DEC2HEX([.E63])" office:value-type="string" office:string-value="41E8" calcext:value-type="string">
            <text:p>41E8</text:p>
          </table:table-cell>
          <table:table-cell table:formula="of:=DEC2HEX([.F63])" office:value-type="string" office:string-value="503D" calcext:value-type="string">
            <text:p>503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3]+8" office:value-type="float" office:value="16880" calcext:value-type="float">
            <text:p>16880</text:p>
          </table:table-cell>
          <table:table-cell table:formula="of:=[.F63]+1" office:value-type="float" office:value="20542" calcext:value-type="float">
            <text:p>20542</text:p>
          </table:table-cell>
          <table:table-cell/>
          <table:table-cell table:formula="of:=DEC2HEX([.E64])" office:value-type="string" office:string-value="41F0" calcext:value-type="string">
            <text:p>41F0</text:p>
          </table:table-cell>
          <table:table-cell table:formula="of:=DEC2HEX([.F64])" office:value-type="string" office:string-value="503E" calcext:value-type="string">
            <text:p>503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4]+8" office:value-type="float" office:value="16888" calcext:value-type="float">
            <text:p>16888</text:p>
          </table:table-cell>
          <table:table-cell table:formula="of:=[.F64]+1" office:value-type="float" office:value="20543" calcext:value-type="float">
            <text:p>20543</text:p>
          </table:table-cell>
          <table:table-cell/>
          <table:table-cell table:formula="of:=DEC2HEX([.E65])" office:value-type="string" office:string-value="41F8" calcext:value-type="string">
            <text:p>41F8</text:p>
          </table:table-cell>
          <table:table-cell table:formula="of:=DEC2HEX([.F65])" office:value-type="string" office:string-value="503F" calcext:value-type="string">
            <text:p>503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5]+8" office:value-type="float" office:value="16896" calcext:value-type="float">
            <text:p>16896</text:p>
          </table:table-cell>
          <table:table-cell table:formula="of:=[.F65]+1" office:value-type="float" office:value="20544" calcext:value-type="float">
            <text:p>20544</text:p>
          </table:table-cell>
          <table:table-cell/>
          <table:table-cell table:formula="of:=DEC2HEX([.E66])" office:value-type="string" office:string-value="4200" calcext:value-type="string">
            <text:p>4200</text:p>
          </table:table-cell>
          <table:table-cell table:formula="of:=DEC2HEX([.F66])" office:value-type="string" office:string-value="5040" calcext:value-type="string">
            <text:p>50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65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6]+8" office:value-type="float" office:value="16904" calcext:value-type="float">
            <text:p>16904</text:p>
          </table:table-cell>
          <table:table-cell table:formula="of:=[.F66]+1" office:value-type="float" office:value="20545" calcext:value-type="float">
            <text:p>20545</text:p>
          </table:table-cell>
          <table:table-cell/>
          <table:table-cell table:formula="of:=DEC2HEX([.E67])" office:value-type="string" office:string-value="4208" calcext:value-type="string">
            <text:p>4208</text:p>
          </table:table-cell>
          <table:table-cell table:formula="of:=DEC2HEX([.F67])" office:value-type="string" office:string-value="5041" calcext:value-type="string">
            <text:p>50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66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7]+8" office:value-type="float" office:value="16912" calcext:value-type="float">
            <text:p>16912</text:p>
          </table:table-cell>
          <table:table-cell table:formula="of:=[.F67]+1" office:value-type="float" office:value="20546" calcext:value-type="float">
            <text:p>20546</text:p>
          </table:table-cell>
          <table:table-cell/>
          <table:table-cell table:formula="of:=DEC2HEX([.E68])" office:value-type="string" office:string-value="4210" calcext:value-type="string">
            <text:p>4210</text:p>
          </table:table-cell>
          <table:table-cell table:formula="of:=DEC2HEX([.F68])" office:value-type="string" office:string-value="5042" calcext:value-type="string">
            <text:p>50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67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8]+8" office:value-type="float" office:value="16920" calcext:value-type="float">
            <text:p>16920</text:p>
          </table:table-cell>
          <table:table-cell table:formula="of:=[.F68]+1" office:value-type="float" office:value="20547" calcext:value-type="float">
            <text:p>20547</text:p>
          </table:table-cell>
          <table:table-cell/>
          <table:table-cell table:formula="of:=DEC2HEX([.E69])" office:value-type="string" office:string-value="4218" calcext:value-type="string">
            <text:p>4218</text:p>
          </table:table-cell>
          <table:table-cell table:formula="of:=DEC2HEX([.F69])" office:value-type="string" office:string-value="5043" calcext:value-type="string">
            <text:p>50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68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9]+8" office:value-type="float" office:value="16928" calcext:value-type="float">
            <text:p>16928</text:p>
          </table:table-cell>
          <table:table-cell table:formula="of:=[.F69]+1" office:value-type="float" office:value="20548" calcext:value-type="float">
            <text:p>20548</text:p>
          </table:table-cell>
          <table:table-cell/>
          <table:table-cell table:formula="of:=DEC2HEX([.E70])" office:value-type="string" office:string-value="4220" calcext:value-type="string">
            <text:p>4220</text:p>
          </table:table-cell>
          <table:table-cell table:formula="of:=DEC2HEX([.F70])" office:value-type="string" office:string-value="5044" calcext:value-type="string">
            <text:p>50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6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0]+8" office:value-type="float" office:value="16936" calcext:value-type="float">
            <text:p>16936</text:p>
          </table:table-cell>
          <table:table-cell table:formula="of:=[.F70]+1" office:value-type="float" office:value="20549" calcext:value-type="float">
            <text:p>20549</text:p>
          </table:table-cell>
          <table:table-cell/>
          <table:table-cell table:formula="of:=DEC2HEX([.E71])" office:value-type="string" office:string-value="4228" calcext:value-type="string">
            <text:p>4228</text:p>
          </table:table-cell>
          <table:table-cell table:formula="of:=DEC2HEX([.F71])" office:value-type="string" office:string-value="5045" calcext:value-type="string">
            <text:p>50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7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1]+8" office:value-type="float" office:value="16944" calcext:value-type="float">
            <text:p>16944</text:p>
          </table:table-cell>
          <table:table-cell table:formula="of:=[.F71]+1" office:value-type="float" office:value="20550" calcext:value-type="float">
            <text:p>20550</text:p>
          </table:table-cell>
          <table:table-cell/>
          <table:table-cell table:formula="of:=DEC2HEX([.E72])" office:value-type="string" office:string-value="4230" calcext:value-type="string">
            <text:p>4230</text:p>
          </table:table-cell>
          <table:table-cell table:formula="of:=DEC2HEX([.F72])" office:value-type="string" office:string-value="5046" calcext:value-type="string">
            <text:p>50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7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2]+8" office:value-type="float" office:value="16952" calcext:value-type="float">
            <text:p>16952</text:p>
          </table:table-cell>
          <table:table-cell table:formula="of:=[.F72]+1" office:value-type="float" office:value="20551" calcext:value-type="float">
            <text:p>20551</text:p>
          </table:table-cell>
          <table:table-cell/>
          <table:table-cell table:formula="of:=DEC2HEX([.E73])" office:value-type="string" office:string-value="4238" calcext:value-type="string">
            <text:p>4238</text:p>
          </table:table-cell>
          <table:table-cell table:formula="of:=DEC2HEX([.F73])" office:value-type="string" office:string-value="5047" calcext:value-type="string">
            <text:p>50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2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3]+8" office:value-type="float" office:value="16960" calcext:value-type="float">
            <text:p>16960</text:p>
          </table:table-cell>
          <table:table-cell table:formula="of:=[.F73]+1" office:value-type="float" office:value="20552" calcext:value-type="float">
            <text:p>20552</text:p>
          </table:table-cell>
          <table:table-cell/>
          <table:table-cell table:formula="of:=DEC2HEX([.E74])" office:value-type="string" office:string-value="4240" calcext:value-type="string">
            <text:p>4240</text:p>
          </table:table-cell>
          <table:table-cell table:formula="of:=DEC2HEX([.F74])" office:value-type="string" office:string-value="5048" calcext:value-type="string">
            <text:p>504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73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4]+8" office:value-type="float" office:value="16968" calcext:value-type="float">
            <text:p>16968</text:p>
          </table:table-cell>
          <table:table-cell table:formula="of:=[.F74]+1" office:value-type="float" office:value="20553" calcext:value-type="float">
            <text:p>20553</text:p>
          </table:table-cell>
          <table:table-cell/>
          <table:table-cell table:formula="of:=DEC2HEX([.E75])" office:value-type="string" office:string-value="4248" calcext:value-type="string">
            <text:p>4248</text:p>
          </table:table-cell>
          <table:table-cell table:formula="of:=DEC2HEX([.F75])" office:value-type="string" office:string-value="5049" calcext:value-type="string">
            <text:p>504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7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5]+8" office:value-type="float" office:value="16976" calcext:value-type="float">
            <text:p>16976</text:p>
          </table:table-cell>
          <table:table-cell table:formula="of:=[.F75]+1" office:value-type="float" office:value="20554" calcext:value-type="float">
            <text:p>20554</text:p>
          </table:table-cell>
          <table:table-cell/>
          <table:table-cell table:formula="of:=DEC2HEX([.E76])" office:value-type="string" office:string-value="4250" calcext:value-type="string">
            <text:p>4250</text:p>
          </table:table-cell>
          <table:table-cell table:formula="of:=DEC2HEX([.F76])" office:value-type="string" office:string-value="504A" calcext:value-type="string">
            <text:p>504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75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6]+8" office:value-type="float" office:value="16984" calcext:value-type="float">
            <text:p>16984</text:p>
          </table:table-cell>
          <table:table-cell table:formula="of:=[.F76]+1" office:value-type="float" office:value="20555" calcext:value-type="float">
            <text:p>20555</text:p>
          </table:table-cell>
          <table:table-cell/>
          <table:table-cell table:formula="of:=DEC2HEX([.E77])" office:value-type="string" office:string-value="4258" calcext:value-type="string">
            <text:p>4258</text:p>
          </table:table-cell>
          <table:table-cell table:formula="of:=DEC2HEX([.F77])" office:value-type="string" office:string-value="504B" calcext:value-type="string">
            <text:p>504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76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7]+8" office:value-type="float" office:value="16992" calcext:value-type="float">
            <text:p>16992</text:p>
          </table:table-cell>
          <table:table-cell table:formula="of:=[.F77]+1" office:value-type="float" office:value="20556" calcext:value-type="float">
            <text:p>20556</text:p>
          </table:table-cell>
          <table:table-cell/>
          <table:table-cell table:formula="of:=DEC2HEX([.E78])" office:value-type="string" office:string-value="4260" calcext:value-type="string">
            <text:p>4260</text:p>
          </table:table-cell>
          <table:table-cell table:formula="of:=DEC2HEX([.F78])" office:value-type="string" office:string-value="504C" calcext:value-type="string">
            <text:p>504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77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8]+8" office:value-type="float" office:value="17000" calcext:value-type="float">
            <text:p>17000</text:p>
          </table:table-cell>
          <table:table-cell table:formula="of:=[.F78]+1" office:value-type="float" office:value="20557" calcext:value-type="float">
            <text:p>20557</text:p>
          </table:table-cell>
          <table:table-cell/>
          <table:table-cell table:formula="of:=DEC2HEX([.E79])" office:value-type="string" office:string-value="4268" calcext:value-type="string">
            <text:p>4268</text:p>
          </table:table-cell>
          <table:table-cell table:formula="of:=DEC2HEX([.F79])" office:value-type="string" office:string-value="504D" calcext:value-type="string">
            <text:p>504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78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79]+8" office:value-type="float" office:value="17008" calcext:value-type="float">
            <text:p>17008</text:p>
          </table:table-cell>
          <table:table-cell table:formula="of:=[.F79]+1" office:value-type="float" office:value="20558" calcext:value-type="float">
            <text:p>20558</text:p>
          </table:table-cell>
          <table:table-cell/>
          <table:table-cell table:formula="of:=DEC2HEX([.E80])" office:value-type="string" office:string-value="4270" calcext:value-type="string">
            <text:p>4270</text:p>
          </table:table-cell>
          <table:table-cell table:formula="of:=DEC2HEX([.F80])" office:value-type="string" office:string-value="504E" calcext:value-type="string">
            <text:p>504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7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0]+8" office:value-type="float" office:value="17016" calcext:value-type="float">
            <text:p>17016</text:p>
          </table:table-cell>
          <table:table-cell table:formula="of:=[.F80]+1" office:value-type="float" office:value="20559" calcext:value-type="float">
            <text:p>20559</text:p>
          </table:table-cell>
          <table:table-cell/>
          <table:table-cell table:formula="of:=DEC2HEX([.E81])" office:value-type="string" office:string-value="4278" calcext:value-type="string">
            <text:p>4278</text:p>
          </table:table-cell>
          <table:table-cell table:formula="of:=DEC2HEX([.F81])" office:value-type="string" office:string-value="504F" calcext:value-type="string">
            <text:p>504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8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1]+8" office:value-type="float" office:value="17024" calcext:value-type="float">
            <text:p>17024</text:p>
          </table:table-cell>
          <table:table-cell table:formula="of:=[.F81]+1" office:value-type="float" office:value="20560" calcext:value-type="float">
            <text:p>20560</text:p>
          </table:table-cell>
          <table:table-cell/>
          <table:table-cell table:formula="of:=DEC2HEX([.E82])" office:value-type="string" office:string-value="4280" calcext:value-type="string">
            <text:p>4280</text:p>
          </table:table-cell>
          <table:table-cell table:formula="of:=DEC2HEX([.F82])" office:value-type="string" office:string-value="5050" calcext:value-type="string">
            <text:p>505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8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2]+8" office:value-type="float" office:value="17032" calcext:value-type="float">
            <text:p>17032</text:p>
          </table:table-cell>
          <table:table-cell table:formula="of:=[.F82]+1" office:value-type="float" office:value="20561" calcext:value-type="float">
            <text:p>20561</text:p>
          </table:table-cell>
          <table:table-cell/>
          <table:table-cell table:formula="of:=DEC2HEX([.E83])" office:value-type="string" office:string-value="4288" calcext:value-type="string">
            <text:p>4288</text:p>
          </table:table-cell>
          <table:table-cell table:formula="of:=DEC2HEX([.F83])" office:value-type="string" office:string-value="5051" calcext:value-type="string">
            <text:p>50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82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3]+8" office:value-type="float" office:value="17040" calcext:value-type="float">
            <text:p>17040</text:p>
          </table:table-cell>
          <table:table-cell table:formula="of:=[.F83]+1" office:value-type="float" office:value="20562" calcext:value-type="float">
            <text:p>20562</text:p>
          </table:table-cell>
          <table:table-cell/>
          <table:table-cell table:formula="of:=DEC2HEX([.E84])" office:value-type="string" office:string-value="4290" calcext:value-type="string">
            <text:p>4290</text:p>
          </table:table-cell>
          <table:table-cell table:formula="of:=DEC2HEX([.F84])" office:value-type="string" office:string-value="5052" calcext:value-type="string">
            <text:p>505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83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4]+8" office:value-type="float" office:value="17048" calcext:value-type="float">
            <text:p>17048</text:p>
          </table:table-cell>
          <table:table-cell table:formula="of:=[.F84]+1" office:value-type="float" office:value="20563" calcext:value-type="float">
            <text:p>20563</text:p>
          </table:table-cell>
          <table:table-cell/>
          <table:table-cell table:formula="of:=DEC2HEX([.E85])" office:value-type="string" office:string-value="4298" calcext:value-type="string">
            <text:p>4298</text:p>
          </table:table-cell>
          <table:table-cell table:formula="of:=DEC2HEX([.F85])" office:value-type="string" office:string-value="5053" calcext:value-type="string">
            <text:p>505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8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5]+8" office:value-type="float" office:value="17056" calcext:value-type="float">
            <text:p>17056</text:p>
          </table:table-cell>
          <table:table-cell table:formula="of:=[.F85]+1" office:value-type="float" office:value="20564" calcext:value-type="float">
            <text:p>20564</text:p>
          </table:table-cell>
          <table:table-cell/>
          <table:table-cell table:formula="of:=DEC2HEX([.E86])" office:value-type="string" office:string-value="42A0" calcext:value-type="string">
            <text:p>42A0</text:p>
          </table:table-cell>
          <table:table-cell table:formula="of:=DEC2HEX([.F86])" office:value-type="string" office:string-value="5054" calcext:value-type="string">
            <text:p>50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85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6]+8" office:value-type="float" office:value="17064" calcext:value-type="float">
            <text:p>17064</text:p>
          </table:table-cell>
          <table:table-cell table:formula="of:=[.F86]+1" office:value-type="float" office:value="20565" calcext:value-type="float">
            <text:p>20565</text:p>
          </table:table-cell>
          <table:table-cell/>
          <table:table-cell table:formula="of:=DEC2HEX([.E87])" office:value-type="string" office:string-value="42A8" calcext:value-type="string">
            <text:p>42A8</text:p>
          </table:table-cell>
          <table:table-cell table:formula="of:=DEC2HEX([.F87])" office:value-type="string" office:string-value="5055" calcext:value-type="string">
            <text:p>50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86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7]+8" office:value-type="float" office:value="17072" calcext:value-type="float">
            <text:p>17072</text:p>
          </table:table-cell>
          <table:table-cell table:formula="of:=[.F87]+1" office:value-type="float" office:value="20566" calcext:value-type="float">
            <text:p>20566</text:p>
          </table:table-cell>
          <table:table-cell/>
          <table:table-cell table:formula="of:=DEC2HEX([.E88])" office:value-type="string" office:string-value="42B0" calcext:value-type="string">
            <text:p>42B0</text:p>
          </table:table-cell>
          <table:table-cell table:formula="of:=DEC2HEX([.F88])" office:value-type="string" office:string-value="5056" calcext:value-type="string">
            <text:p>50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87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8]+8" office:value-type="float" office:value="17080" calcext:value-type="float">
            <text:p>17080</text:p>
          </table:table-cell>
          <table:table-cell table:formula="of:=[.F88]+1" office:value-type="float" office:value="20567" calcext:value-type="float">
            <text:p>20567</text:p>
          </table:table-cell>
          <table:table-cell/>
          <table:table-cell table:formula="of:=DEC2HEX([.E89])" office:value-type="string" office:string-value="42B8" calcext:value-type="string">
            <text:p>42B8</text:p>
          </table:table-cell>
          <table:table-cell table:formula="of:=DEC2HEX([.F89])" office:value-type="string" office:string-value="5057" calcext:value-type="string">
            <text:p>50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88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89]+8" office:value-type="float" office:value="17088" calcext:value-type="float">
            <text:p>17088</text:p>
          </table:table-cell>
          <table:table-cell table:formula="of:=[.F89]+1" office:value-type="float" office:value="20568" calcext:value-type="float">
            <text:p>20568</text:p>
          </table:table-cell>
          <table:table-cell/>
          <table:table-cell table:formula="of:=DEC2HEX([.E90])" office:value-type="string" office:string-value="42C0" calcext:value-type="string">
            <text:p>42C0</text:p>
          </table:table-cell>
          <table:table-cell table:formula="of:=DEC2HEX([.F90])" office:value-type="string" office:string-value="5058" calcext:value-type="string">
            <text:p>50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8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0]+8" office:value-type="float" office:value="17096" calcext:value-type="float">
            <text:p>17096</text:p>
          </table:table-cell>
          <table:table-cell table:formula="of:=[.F90]+1" office:value-type="float" office:value="20569" calcext:value-type="float">
            <text:p>20569</text:p>
          </table:table-cell>
          <table:table-cell/>
          <table:table-cell table:formula="of:=DEC2HEX([.E91])" office:value-type="string" office:string-value="42C8" calcext:value-type="string">
            <text:p>42C8</text:p>
          </table:table-cell>
          <table:table-cell table:formula="of:=DEC2HEX([.F91])" office:value-type="string" office:string-value="5059" calcext:value-type="string">
            <text:p>50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9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1]+8" office:value-type="float" office:value="17104" calcext:value-type="float">
            <text:p>17104</text:p>
          </table:table-cell>
          <table:table-cell table:formula="of:=[.F91]+1" office:value-type="float" office:value="20570" calcext:value-type="float">
            <text:p>20570</text:p>
          </table:table-cell>
          <table:table-cell/>
          <table:table-cell table:formula="of:=DEC2HEX([.E92])" office:value-type="string" office:string-value="42D0" calcext:value-type="string">
            <text:p>42D0</text:p>
          </table:table-cell>
          <table:table-cell table:formula="of:=DEC2HEX([.F92])" office:value-type="string" office:string-value="505A" calcext:value-type="string">
            <text:p>505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9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2]+8" office:value-type="float" office:value="17112" calcext:value-type="float">
            <text:p>17112</text:p>
          </table:table-cell>
          <table:table-cell table:formula="of:=[.F92]+1" office:value-type="float" office:value="20571" calcext:value-type="float">
            <text:p>20571</text:p>
          </table:table-cell>
          <table:table-cell/>
          <table:table-cell table:formula="of:=DEC2HEX([.E93])" office:value-type="string" office:string-value="42D8" calcext:value-type="string">
            <text:p>42D8</text:p>
          </table:table-cell>
          <table:table-cell table:formula="of:=DEC2HEX([.F93])" office:value-type="string" office:string-value="505B" calcext:value-type="string">
            <text:p>505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92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3]+8" office:value-type="float" office:value="17120" calcext:value-type="float">
            <text:p>17120</text:p>
          </table:table-cell>
          <table:table-cell table:formula="of:=[.F93]+1" office:value-type="float" office:value="20572" calcext:value-type="float">
            <text:p>20572</text:p>
          </table:table-cell>
          <table:table-cell/>
          <table:table-cell table:formula="of:=DEC2HEX([.E94])" office:value-type="string" office:string-value="42E0" calcext:value-type="string">
            <text:p>42E0</text:p>
          </table:table-cell>
          <table:table-cell table:formula="of:=DEC2HEX([.F94])" office:value-type="string" office:string-value="505C" calcext:value-type="string">
            <text:p>505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93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4]+8" office:value-type="float" office:value="17128" calcext:value-type="float">
            <text:p>17128</text:p>
          </table:table-cell>
          <table:table-cell table:formula="of:=[.F94]+1" office:value-type="float" office:value="20573" calcext:value-type="float">
            <text:p>20573</text:p>
          </table:table-cell>
          <table:table-cell/>
          <table:table-cell table:formula="of:=DEC2HEX([.E95])" office:value-type="string" office:string-value="42E8" calcext:value-type="string">
            <text:p>42E8</text:p>
          </table:table-cell>
          <table:table-cell table:formula="of:=DEC2HEX([.F95])" office:value-type="string" office:string-value="505D" calcext:value-type="string">
            <text:p>505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9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5]+8" office:value-type="float" office:value="17136" calcext:value-type="float">
            <text:p>17136</text:p>
          </table:table-cell>
          <table:table-cell table:formula="of:=[.F95]+1" office:value-type="float" office:value="20574" calcext:value-type="float">
            <text:p>20574</text:p>
          </table:table-cell>
          <table:table-cell/>
          <table:table-cell table:formula="of:=DEC2HEX([.E96])" office:value-type="string" office:string-value="42F0" calcext:value-type="string">
            <text:p>42F0</text:p>
          </table:table-cell>
          <table:table-cell table:formula="of:=DEC2HEX([.F96])" office:value-type="string" office:string-value="505E" calcext:value-type="string">
            <text:p>505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95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6]+8" office:value-type="float" office:value="17144" calcext:value-type="float">
            <text:p>17144</text:p>
          </table:table-cell>
          <table:table-cell table:formula="of:=[.F96]+1" office:value-type="float" office:value="20575" calcext:value-type="float">
            <text:p>20575</text:p>
          </table:table-cell>
          <table:table-cell/>
          <table:table-cell table:formula="of:=DEC2HEX([.E97])" office:value-type="string" office:string-value="42F8" calcext:value-type="string">
            <text:p>42F8</text:p>
          </table:table-cell>
          <table:table-cell table:formula="of:=DEC2HEX([.F97])" office:value-type="string" office:string-value="505F" calcext:value-type="string">
            <text:p>505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96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7]+8" office:value-type="float" office:value="17152" calcext:value-type="float">
            <text:p>17152</text:p>
          </table:table-cell>
          <table:table-cell table:formula="of:=[.F97]+1" office:value-type="float" office:value="20576" calcext:value-type="float">
            <text:p>20576</text:p>
          </table:table-cell>
          <table:table-cell/>
          <table:table-cell table:formula="of:=DEC2HEX([.E98])" office:value-type="string" office:string-value="4300" calcext:value-type="string">
            <text:p>4300</text:p>
          </table:table-cell>
          <table:table-cell table:formula="of:=DEC2HEX([.F98])" office:value-type="string" office:string-value="5060" calcext:value-type="string">
            <text:p>506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9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8]+8" office:value-type="float" office:value="17160" calcext:value-type="float">
            <text:p>17160</text:p>
          </table:table-cell>
          <table:table-cell table:formula="of:=[.F98]+1" office:value-type="float" office:value="20577" calcext:value-type="float">
            <text:p>20577</text:p>
          </table:table-cell>
          <table:table-cell/>
          <table:table-cell table:formula="of:=DEC2HEX([.E99])" office:value-type="string" office:string-value="4308" calcext:value-type="string">
            <text:p>4308</text:p>
          </table:table-cell>
          <table:table-cell table:formula="of:=DEC2HEX([.F99])" office:value-type="string" office:string-value="5061" calcext:value-type="string">
            <text:p>50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9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99]+8" office:value-type="float" office:value="17168" calcext:value-type="float">
            <text:p>17168</text:p>
          </table:table-cell>
          <table:table-cell table:formula="of:=[.F99]+1" office:value-type="float" office:value="20578" calcext:value-type="float">
            <text:p>20578</text:p>
          </table:table-cell>
          <table:table-cell/>
          <table:table-cell table:formula="of:=DEC2HEX([.E100])" office:value-type="string" office:string-value="4310" calcext:value-type="string">
            <text:p>4310</text:p>
          </table:table-cell>
          <table:table-cell table:formula="of:=DEC2HEX([.F100])" office:value-type="string" office:string-value="5062" calcext:value-type="string">
            <text:p>50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9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0]+8" office:value-type="float" office:value="17176" calcext:value-type="float">
            <text:p>17176</text:p>
          </table:table-cell>
          <table:table-cell table:formula="of:=[.F100]+1" office:value-type="float" office:value="20579" calcext:value-type="float">
            <text:p>20579</text:p>
          </table:table-cell>
          <table:table-cell/>
          <table:table-cell table:formula="of:=DEC2HEX([.E101])" office:value-type="string" office:string-value="4318" calcext:value-type="string">
            <text:p>4318</text:p>
          </table:table-cell>
          <table:table-cell table:formula="of:=DEC2HEX([.F101])" office:value-type="string" office:string-value="5063" calcext:value-type="string">
            <text:p>50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10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1]+8" office:value-type="float" office:value="17184" calcext:value-type="float">
            <text:p>17184</text:p>
          </table:table-cell>
          <table:table-cell table:formula="of:=[.F101]+1" office:value-type="float" office:value="20580" calcext:value-type="float">
            <text:p>20580</text:p>
          </table:table-cell>
          <table:table-cell/>
          <table:table-cell table:formula="of:=DEC2HEX([.E102])" office:value-type="string" office:string-value="4320" calcext:value-type="string">
            <text:p>4320</text:p>
          </table:table-cell>
          <table:table-cell table:formula="of:=DEC2HEX([.F102])" office:value-type="string" office:string-value="5064" calcext:value-type="string">
            <text:p>50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10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2]+8" office:value-type="float" office:value="17192" calcext:value-type="float">
            <text:p>17192</text:p>
          </table:table-cell>
          <table:table-cell table:formula="of:=[.F102]+1" office:value-type="float" office:value="20581" calcext:value-type="float">
            <text:p>20581</text:p>
          </table:table-cell>
          <table:table-cell/>
          <table:table-cell table:formula="of:=DEC2HEX([.E103])" office:value-type="string" office:string-value="4328" calcext:value-type="string">
            <text:p>4328</text:p>
          </table:table-cell>
          <table:table-cell table:formula="of:=DEC2HEX([.F103])" office:value-type="string" office:string-value="5065" calcext:value-type="string">
            <text:p>50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10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3]+8" office:value-type="float" office:value="17200" calcext:value-type="float">
            <text:p>17200</text:p>
          </table:table-cell>
          <table:table-cell table:formula="of:=[.F103]+1" office:value-type="float" office:value="20582" calcext:value-type="float">
            <text:p>20582</text:p>
          </table:table-cell>
          <table:table-cell/>
          <table:table-cell table:formula="of:=DEC2HEX([.E104])" office:value-type="string" office:string-value="4330" calcext:value-type="string">
            <text:p>4330</text:p>
          </table:table-cell>
          <table:table-cell table:formula="of:=DEC2HEX([.F104])" office:value-type="string" office:string-value="5066" calcext:value-type="string">
            <text:p>50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10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4]+8" office:value-type="float" office:value="17208" calcext:value-type="float">
            <text:p>17208</text:p>
          </table:table-cell>
          <table:table-cell table:formula="of:=[.F104]+1" office:value-type="float" office:value="20583" calcext:value-type="float">
            <text:p>20583</text:p>
          </table:table-cell>
          <table:table-cell/>
          <table:table-cell table:formula="of:=DEC2HEX([.E105])" office:value-type="string" office:string-value="4338" calcext:value-type="string">
            <text:p>4338</text:p>
          </table:table-cell>
          <table:table-cell table:formula="of:=DEC2HEX([.F105])" office:value-type="string" office:string-value="5067" calcext:value-type="string">
            <text:p>50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5]+8" office:value-type="float" office:value="17216" calcext:value-type="float">
            <text:p>17216</text:p>
          </table:table-cell>
          <table:table-cell table:formula="of:=[.F105]+1" office:value-type="float" office:value="20584" calcext:value-type="float">
            <text:p>20584</text:p>
          </table:table-cell>
          <table:table-cell/>
          <table:table-cell table:formula="of:=DEC2HEX([.E106])" office:value-type="string" office:string-value="4340" calcext:value-type="string">
            <text:p>4340</text:p>
          </table:table-cell>
          <table:table-cell table:formula="of:=DEC2HEX([.F106])" office:value-type="string" office:string-value="5068" calcext:value-type="string">
            <text:p>506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105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6]+8" office:value-type="float" office:value="17224" calcext:value-type="float">
            <text:p>17224</text:p>
          </table:table-cell>
          <table:table-cell table:formula="of:=[.F106]+1" office:value-type="float" office:value="20585" calcext:value-type="float">
            <text:p>20585</text:p>
          </table:table-cell>
          <table:table-cell/>
          <table:table-cell table:formula="of:=DEC2HEX([.E107])" office:value-type="string" office:string-value="4348" calcext:value-type="string">
            <text:p>4348</text:p>
          </table:table-cell>
          <table:table-cell table:formula="of:=DEC2HEX([.F107])" office:value-type="string" office:string-value="5069" calcext:value-type="string">
            <text:p>506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106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7]+8" office:value-type="float" office:value="17232" calcext:value-type="float">
            <text:p>17232</text:p>
          </table:table-cell>
          <table:table-cell table:formula="of:=[.F107]+1" office:value-type="float" office:value="20586" calcext:value-type="float">
            <text:p>20586</text:p>
          </table:table-cell>
          <table:table-cell/>
          <table:table-cell table:formula="of:=DEC2HEX([.E108])" office:value-type="string" office:string-value="4350" calcext:value-type="string">
            <text:p>4350</text:p>
          </table:table-cell>
          <table:table-cell table:formula="of:=DEC2HEX([.F108])" office:value-type="string" office:string-value="506A" calcext:value-type="string">
            <text:p>506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10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8]+8" office:value-type="float" office:value="17240" calcext:value-type="float">
            <text:p>17240</text:p>
          </table:table-cell>
          <table:table-cell table:formula="of:=[.F108]+1" office:value-type="float" office:value="20587" calcext:value-type="float">
            <text:p>20587</text:p>
          </table:table-cell>
          <table:table-cell/>
          <table:table-cell table:formula="of:=DEC2HEX([.E109])" office:value-type="string" office:string-value="4358" calcext:value-type="string">
            <text:p>4358</text:p>
          </table:table-cell>
          <table:table-cell table:formula="of:=DEC2HEX([.F109])" office:value-type="string" office:string-value="506B" calcext:value-type="string">
            <text:p>506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10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09]+8" office:value-type="float" office:value="17248" calcext:value-type="float">
            <text:p>17248</text:p>
          </table:table-cell>
          <table:table-cell table:formula="of:=[.F109]+1" office:value-type="float" office:value="20588" calcext:value-type="float">
            <text:p>20588</text:p>
          </table:table-cell>
          <table:table-cell/>
          <table:table-cell table:formula="of:=DEC2HEX([.E110])" office:value-type="string" office:string-value="4360" calcext:value-type="string">
            <text:p>4360</text:p>
          </table:table-cell>
          <table:table-cell table:formula="of:=DEC2HEX([.F110])" office:value-type="string" office:string-value="506C" calcext:value-type="string">
            <text:p>506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10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0]+8" office:value-type="float" office:value="17256" calcext:value-type="float">
            <text:p>17256</text:p>
          </table:table-cell>
          <table:table-cell table:formula="of:=[.F110]+1" office:value-type="float" office:value="20589" calcext:value-type="float">
            <text:p>20589</text:p>
          </table:table-cell>
          <table:table-cell/>
          <table:table-cell table:formula="of:=DEC2HEX([.E111])" office:value-type="string" office:string-value="4368" calcext:value-type="string">
            <text:p>4368</text:p>
          </table:table-cell>
          <table:table-cell table:formula="of:=DEC2HEX([.F111])" office:value-type="string" office:string-value="506D" calcext:value-type="string">
            <text:p>506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11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1]+8" office:value-type="float" office:value="17264" calcext:value-type="float">
            <text:p>17264</text:p>
          </table:table-cell>
          <table:table-cell table:formula="of:=[.F111]+1" office:value-type="float" office:value="20590" calcext:value-type="float">
            <text:p>20590</text:p>
          </table:table-cell>
          <table:table-cell/>
          <table:table-cell table:formula="of:=DEC2HEX([.E112])" office:value-type="string" office:string-value="4370" calcext:value-type="string">
            <text:p>4370</text:p>
          </table:table-cell>
          <table:table-cell table:formula="of:=DEC2HEX([.F112])" office:value-type="string" office:string-value="506E" calcext:value-type="string">
            <text:p>506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11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2]+8" office:value-type="float" office:value="17272" calcext:value-type="float">
            <text:p>17272</text:p>
          </table:table-cell>
          <table:table-cell table:formula="of:=[.F112]+1" office:value-type="float" office:value="20591" calcext:value-type="float">
            <text:p>20591</text:p>
          </table:table-cell>
          <table:table-cell/>
          <table:table-cell table:formula="of:=DEC2HEX([.E113])" office:value-type="string" office:string-value="4378" calcext:value-type="string">
            <text:p>4378</text:p>
          </table:table-cell>
          <table:table-cell table:formula="of:=DEC2HEX([.F113])" office:value-type="string" office:string-value="506F" calcext:value-type="string">
            <text:p>506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11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3]+8" office:value-type="float" office:value="17280" calcext:value-type="float">
            <text:p>17280</text:p>
          </table:table-cell>
          <table:table-cell table:formula="of:=[.F113]+1" office:value-type="float" office:value="20592" calcext:value-type="float">
            <text:p>20592</text:p>
          </table:table-cell>
          <table:table-cell/>
          <table:table-cell table:formula="of:=DEC2HEX([.E114])" office:value-type="string" office:string-value="4380" calcext:value-type="string">
            <text:p>4380</text:p>
          </table:table-cell>
          <table:table-cell table:formula="of:=DEC2HEX([.F114])" office:value-type="string" office:string-value="5070" calcext:value-type="string">
            <text:p>507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11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4]+8" office:value-type="float" office:value="17288" calcext:value-type="float">
            <text:p>17288</text:p>
          </table:table-cell>
          <table:table-cell table:formula="of:=[.F114]+1" office:value-type="float" office:value="20593" calcext:value-type="float">
            <text:p>20593</text:p>
          </table:table-cell>
          <table:table-cell/>
          <table:table-cell table:formula="of:=DEC2HEX([.E115])" office:value-type="string" office:string-value="4388" calcext:value-type="string">
            <text:p>4388</text:p>
          </table:table-cell>
          <table:table-cell table:formula="of:=DEC2HEX([.F115])" office:value-type="string" office:string-value="5071" calcext:value-type="string">
            <text:p>507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11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5]+8" office:value-type="float" office:value="17296" calcext:value-type="float">
            <text:p>17296</text:p>
          </table:table-cell>
          <table:table-cell table:formula="of:=[.F115]+1" office:value-type="float" office:value="20594" calcext:value-type="float">
            <text:p>20594</text:p>
          </table:table-cell>
          <table:table-cell/>
          <table:table-cell table:formula="of:=DEC2HEX([.E116])" office:value-type="string" office:string-value="4390" calcext:value-type="string">
            <text:p>4390</text:p>
          </table:table-cell>
          <table:table-cell table:formula="of:=DEC2HEX([.F116])" office:value-type="string" office:string-value="5072" calcext:value-type="string">
            <text:p>507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115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6]+8" office:value-type="float" office:value="17304" calcext:value-type="float">
            <text:p>17304</text:p>
          </table:table-cell>
          <table:table-cell table:formula="of:=[.F116]+1" office:value-type="float" office:value="20595" calcext:value-type="float">
            <text:p>20595</text:p>
          </table:table-cell>
          <table:table-cell/>
          <table:table-cell table:formula="of:=DEC2HEX([.E117])" office:value-type="string" office:string-value="4398" calcext:value-type="string">
            <text:p>4398</text:p>
          </table:table-cell>
          <table:table-cell table:formula="of:=DEC2HEX([.F117])" office:value-type="string" office:string-value="5073" calcext:value-type="string">
            <text:p>507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116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7]+8" office:value-type="float" office:value="17312" calcext:value-type="float">
            <text:p>17312</text:p>
          </table:table-cell>
          <table:table-cell table:formula="of:=[.F117]+1" office:value-type="float" office:value="20596" calcext:value-type="float">
            <text:p>20596</text:p>
          </table:table-cell>
          <table:table-cell/>
          <table:table-cell table:formula="of:=DEC2HEX([.E118])" office:value-type="string" office:string-value="43A0" calcext:value-type="string">
            <text:p>43A0</text:p>
          </table:table-cell>
          <table:table-cell table:formula="of:=DEC2HEX([.F118])" office:value-type="string" office:string-value="5074" calcext:value-type="string">
            <text:p>50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11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8]+8" office:value-type="float" office:value="17320" calcext:value-type="float">
            <text:p>17320</text:p>
          </table:table-cell>
          <table:table-cell table:formula="of:=[.F118]+1" office:value-type="float" office:value="20597" calcext:value-type="float">
            <text:p>20597</text:p>
          </table:table-cell>
          <table:table-cell/>
          <table:table-cell table:formula="of:=DEC2HEX([.E119])" office:value-type="string" office:string-value="43A8" calcext:value-type="string">
            <text:p>43A8</text:p>
          </table:table-cell>
          <table:table-cell table:formula="of:=DEC2HEX([.F119])" office:value-type="string" office:string-value="5075" calcext:value-type="string">
            <text:p>50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11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19]+8" office:value-type="float" office:value="17328" calcext:value-type="float">
            <text:p>17328</text:p>
          </table:table-cell>
          <table:table-cell table:formula="of:=[.F119]+1" office:value-type="float" office:value="20598" calcext:value-type="float">
            <text:p>20598</text:p>
          </table:table-cell>
          <table:table-cell/>
          <table:table-cell table:formula="of:=DEC2HEX([.E120])" office:value-type="string" office:string-value="43B0" calcext:value-type="string">
            <text:p>43B0</text:p>
          </table:table-cell>
          <table:table-cell table:formula="of:=DEC2HEX([.F120])" office:value-type="string" office:string-value="5076" calcext:value-type="string">
            <text:p>50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11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0]+8" office:value-type="float" office:value="17336" calcext:value-type="float">
            <text:p>17336</text:p>
          </table:table-cell>
          <table:table-cell table:formula="of:=[.F120]+1" office:value-type="float" office:value="20599" calcext:value-type="float">
            <text:p>20599</text:p>
          </table:table-cell>
          <table:table-cell/>
          <table:table-cell table:formula="of:=DEC2HEX([.E121])" office:value-type="string" office:string-value="43B8" calcext:value-type="string">
            <text:p>43B8</text:p>
          </table:table-cell>
          <table:table-cell table:formula="of:=DEC2HEX([.F121])" office:value-type="string" office:string-value="5077" calcext:value-type="string">
            <text:p>50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12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1]+8" office:value-type="float" office:value="17344" calcext:value-type="float">
            <text:p>17344</text:p>
          </table:table-cell>
          <table:table-cell table:formula="of:=[.F121]+1" office:value-type="float" office:value="20600" calcext:value-type="float">
            <text:p>20600</text:p>
          </table:table-cell>
          <table:table-cell/>
          <table:table-cell table:formula="of:=DEC2HEX([.E122])" office:value-type="string" office:string-value="43C0" calcext:value-type="string">
            <text:p>43C0</text:p>
          </table:table-cell>
          <table:table-cell table:formula="of:=DEC2HEX([.F122])" office:value-type="string" office:string-value="5078" calcext:value-type="string">
            <text:p>50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12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2]+8" office:value-type="float" office:value="17352" calcext:value-type="float">
            <text:p>17352</text:p>
          </table:table-cell>
          <table:table-cell table:formula="of:=[.F122]+1" office:value-type="float" office:value="20601" calcext:value-type="float">
            <text:p>20601</text:p>
          </table:table-cell>
          <table:table-cell/>
          <table:table-cell table:formula="of:=DEC2HEX([.E123])" office:value-type="string" office:string-value="43C8" calcext:value-type="string">
            <text:p>43C8</text:p>
          </table:table-cell>
          <table:table-cell table:formula="of:=DEC2HEX([.F123])" office:value-type="string" office:string-value="5079" calcext:value-type="string">
            <text:p>50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12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3]+8" office:value-type="float" office:value="17360" calcext:value-type="float">
            <text:p>17360</text:p>
          </table:table-cell>
          <table:table-cell table:formula="of:=[.F123]+1" office:value-type="float" office:value="20602" calcext:value-type="float">
            <text:p>20602</text:p>
          </table:table-cell>
          <table:table-cell/>
          <table:table-cell table:formula="of:=DEC2HEX([.E124])" office:value-type="string" office:string-value="43D0" calcext:value-type="string">
            <text:p>43D0</text:p>
          </table:table-cell>
          <table:table-cell table:formula="of:=DEC2HEX([.F124])" office:value-type="string" office:string-value="507A" calcext:value-type="string">
            <text:p>507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12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4]+8" office:value-type="float" office:value="17368" calcext:value-type="float">
            <text:p>17368</text:p>
          </table:table-cell>
          <table:table-cell table:formula="of:=[.F124]+1" office:value-type="float" office:value="20603" calcext:value-type="float">
            <text:p>20603</text:p>
          </table:table-cell>
          <table:table-cell/>
          <table:table-cell table:formula="of:=DEC2HEX([.E125])" office:value-type="string" office:string-value="43D8" calcext:value-type="string">
            <text:p>43D8</text:p>
          </table:table-cell>
          <table:table-cell table:formula="of:=DEC2HEX([.F125])" office:value-type="string" office:string-value="507B" calcext:value-type="string">
            <text:p>507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12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5]+8" office:value-type="float" office:value="17376" calcext:value-type="float">
            <text:p>17376</text:p>
          </table:table-cell>
          <table:table-cell table:formula="of:=[.F125]+1" office:value-type="float" office:value="20604" calcext:value-type="float">
            <text:p>20604</text:p>
          </table:table-cell>
          <table:table-cell/>
          <table:table-cell table:formula="of:=DEC2HEX([.E126])" office:value-type="string" office:string-value="43E0" calcext:value-type="string">
            <text:p>43E0</text:p>
          </table:table-cell>
          <table:table-cell table:formula="of:=DEC2HEX([.F126])" office:value-type="string" office:string-value="507C" calcext:value-type="string">
            <text:p>507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125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6]+8" office:value-type="float" office:value="17384" calcext:value-type="float">
            <text:p>17384</text:p>
          </table:table-cell>
          <table:table-cell table:formula="of:=[.F126]+1" office:value-type="float" office:value="20605" calcext:value-type="float">
            <text:p>20605</text:p>
          </table:table-cell>
          <table:table-cell/>
          <table:table-cell table:formula="of:=DEC2HEX([.E127])" office:value-type="string" office:string-value="43E8" calcext:value-type="string">
            <text:p>43E8</text:p>
          </table:table-cell>
          <table:table-cell table:formula="of:=DEC2HEX([.F127])" office:value-type="string" office:string-value="507D" calcext:value-type="string">
            <text:p>507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126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7]+8" office:value-type="float" office:value="17392" calcext:value-type="float">
            <text:p>17392</text:p>
          </table:table-cell>
          <table:table-cell table:formula="of:=[.F127]+1" office:value-type="float" office:value="20606" calcext:value-type="float">
            <text:p>20606</text:p>
          </table:table-cell>
          <table:table-cell/>
          <table:table-cell table:formula="of:=DEC2HEX([.E128])" office:value-type="string" office:string-value="43F0" calcext:value-type="string">
            <text:p>43F0</text:p>
          </table:table-cell>
          <table:table-cell table:formula="of:=DEC2HEX([.F128])" office:value-type="string" office:string-value="507E" calcext:value-type="string">
            <text:p>507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12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8]+8" office:value-type="float" office:value="17400" calcext:value-type="float">
            <text:p>17400</text:p>
          </table:table-cell>
          <table:table-cell table:formula="of:=[.F128]+1" office:value-type="float" office:value="20607" calcext:value-type="float">
            <text:p>20607</text:p>
          </table:table-cell>
          <table:table-cell/>
          <table:table-cell table:formula="of:=DEC2HEX([.E129])" office:value-type="string" office:string-value="43F8" calcext:value-type="string">
            <text:p>43F8</text:p>
          </table:table-cell>
          <table:table-cell table:formula="of:=DEC2HEX([.F129])" office:value-type="string" office:string-value="507F" calcext:value-type="string">
            <text:p>507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12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29]+8" office:value-type="float" office:value="17408" calcext:value-type="float">
            <text:p>17408</text:p>
          </table:table-cell>
          <table:table-cell table:formula="of:=[.F129]+1" office:value-type="float" office:value="20608" calcext:value-type="float">
            <text:p>20608</text:p>
          </table:table-cell>
          <table:table-cell/>
          <table:table-cell table:formula="of:=DEC2HEX([.E130])" office:value-type="string" office:string-value="4400" calcext:value-type="string">
            <text:p>4400</text:p>
          </table:table-cell>
          <table:table-cell table:formula="of:=DEC2HEX([.F130])" office:value-type="string" office:string-value="5080" calcext:value-type="string">
            <text:p>508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129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0]+8" office:value-type="float" office:value="17416" calcext:value-type="float">
            <text:p>17416</text:p>
          </table:table-cell>
          <table:table-cell table:formula="of:=[.F130]+1" office:value-type="float" office:value="20609" calcext:value-type="float">
            <text:p>20609</text:p>
          </table:table-cell>
          <table:table-cell/>
          <table:table-cell table:formula="of:=DEC2HEX([.E131])" office:value-type="string" office:string-value="4408" calcext:value-type="string">
            <text:p>4408</text:p>
          </table:table-cell>
          <table:table-cell table:formula="of:=DEC2HEX([.F131])" office:value-type="string" office:string-value="5081" calcext:value-type="string">
            <text:p>50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13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1]+8" office:value-type="float" office:value="17424" calcext:value-type="float">
            <text:p>17424</text:p>
          </table:table-cell>
          <table:table-cell table:formula="of:=[.F131]+1" office:value-type="float" office:value="20610" calcext:value-type="float">
            <text:p>20610</text:p>
          </table:table-cell>
          <table:table-cell/>
          <table:table-cell table:formula="of:=DEC2HEX([.E132])" office:value-type="string" office:string-value="4410" calcext:value-type="string">
            <text:p>4410</text:p>
          </table:table-cell>
          <table:table-cell table:formula="of:=DEC2HEX([.F132])" office:value-type="string" office:string-value="5082" calcext:value-type="string">
            <text:p>50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13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2]+8" office:value-type="float" office:value="17432" calcext:value-type="float">
            <text:p>17432</text:p>
          </table:table-cell>
          <table:table-cell table:formula="of:=[.F132]+1" office:value-type="float" office:value="20611" calcext:value-type="float">
            <text:p>20611</text:p>
          </table:table-cell>
          <table:table-cell/>
          <table:table-cell table:formula="of:=DEC2HEX([.E133])" office:value-type="string" office:string-value="4418" calcext:value-type="string">
            <text:p>4418</text:p>
          </table:table-cell>
          <table:table-cell table:formula="of:=DEC2HEX([.F133])" office:value-type="string" office:string-value="5083" calcext:value-type="string">
            <text:p>50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13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3]+8" office:value-type="float" office:value="17440" calcext:value-type="float">
            <text:p>17440</text:p>
          </table:table-cell>
          <table:table-cell table:formula="of:=[.F133]+1" office:value-type="float" office:value="20612" calcext:value-type="float">
            <text:p>20612</text:p>
          </table:table-cell>
          <table:table-cell/>
          <table:table-cell table:formula="of:=DEC2HEX([.E134])" office:value-type="string" office:string-value="4420" calcext:value-type="string">
            <text:p>4420</text:p>
          </table:table-cell>
          <table:table-cell table:formula="of:=DEC2HEX([.F134])" office:value-type="string" office:string-value="5084" calcext:value-type="string">
            <text:p>50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13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4]+8" office:value-type="float" office:value="17448" calcext:value-type="float">
            <text:p>17448</text:p>
          </table:table-cell>
          <table:table-cell table:formula="of:=[.F134]+1" office:value-type="float" office:value="20613" calcext:value-type="float">
            <text:p>20613</text:p>
          </table:table-cell>
          <table:table-cell/>
          <table:table-cell table:formula="of:=DEC2HEX([.E135])" office:value-type="string" office:string-value="4428" calcext:value-type="string">
            <text:p>4428</text:p>
          </table:table-cell>
          <table:table-cell table:formula="of:=DEC2HEX([.F135])" office:value-type="string" office:string-value="5085" calcext:value-type="string">
            <text:p>50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13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5]+8" office:value-type="float" office:value="17456" calcext:value-type="float">
            <text:p>17456</text:p>
          </table:table-cell>
          <table:table-cell table:formula="of:=[.F135]+1" office:value-type="float" office:value="20614" calcext:value-type="float">
            <text:p>20614</text:p>
          </table:table-cell>
          <table:table-cell/>
          <table:table-cell table:formula="of:=DEC2HEX([.E136])" office:value-type="string" office:string-value="4430" calcext:value-type="string">
            <text:p>4430</text:p>
          </table:table-cell>
          <table:table-cell table:formula="of:=DEC2HEX([.F136])" office:value-type="string" office:string-value="5086" calcext:value-type="string">
            <text:p>50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13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6]+8" office:value-type="float" office:value="17464" calcext:value-type="float">
            <text:p>17464</text:p>
          </table:table-cell>
          <table:table-cell table:formula="of:=[.F136]+1" office:value-type="float" office:value="20615" calcext:value-type="float">
            <text:p>20615</text:p>
          </table:table-cell>
          <table:table-cell/>
          <table:table-cell table:formula="of:=DEC2HEX([.E137])" office:value-type="string" office:string-value="4438" calcext:value-type="string">
            <text:p>4438</text:p>
          </table:table-cell>
          <table:table-cell table:formula="of:=DEC2HEX([.F137])" office:value-type="string" office:string-value="5087" calcext:value-type="string">
            <text:p>50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7]+8" office:value-type="float" office:value="17472" calcext:value-type="float">
            <text:p>17472</text:p>
          </table:table-cell>
          <table:table-cell table:formula="of:=[.F137]+1" office:value-type="float" office:value="20616" calcext:value-type="float">
            <text:p>20616</text:p>
          </table:table-cell>
          <table:table-cell/>
          <table:table-cell table:formula="of:=DEC2HEX([.E138])" office:value-type="string" office:string-value="4440" calcext:value-type="string">
            <text:p>4440</text:p>
          </table:table-cell>
          <table:table-cell table:formula="of:=DEC2HEX([.F138])" office:value-type="string" office:string-value="5088" calcext:value-type="string">
            <text:p>508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13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8]+8" office:value-type="float" office:value="17480" calcext:value-type="float">
            <text:p>17480</text:p>
          </table:table-cell>
          <table:table-cell table:formula="of:=[.F138]+1" office:value-type="float" office:value="20617" calcext:value-type="float">
            <text:p>20617</text:p>
          </table:table-cell>
          <table:table-cell/>
          <table:table-cell table:formula="of:=DEC2HEX([.E139])" office:value-type="string" office:string-value="4448" calcext:value-type="string">
            <text:p>4448</text:p>
          </table:table-cell>
          <table:table-cell table:formula="of:=DEC2HEX([.F139])" office:value-type="string" office:string-value="5089" calcext:value-type="string">
            <text:p>508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13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39]+8" office:value-type="float" office:value="17488" calcext:value-type="float">
            <text:p>17488</text:p>
          </table:table-cell>
          <table:table-cell table:formula="of:=[.F139]+1" office:value-type="float" office:value="20618" calcext:value-type="float">
            <text:p>20618</text:p>
          </table:table-cell>
          <table:table-cell/>
          <table:table-cell table:formula="of:=DEC2HEX([.E140])" office:value-type="string" office:string-value="4450" calcext:value-type="string">
            <text:p>4450</text:p>
          </table:table-cell>
          <table:table-cell table:formula="of:=DEC2HEX([.F140])" office:value-type="string" office:string-value="508A" calcext:value-type="string">
            <text:p>508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13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0]+8" office:value-type="float" office:value="17496" calcext:value-type="float">
            <text:p>17496</text:p>
          </table:table-cell>
          <table:table-cell table:formula="of:=[.F140]+1" office:value-type="float" office:value="20619" calcext:value-type="float">
            <text:p>20619</text:p>
          </table:table-cell>
          <table:table-cell/>
          <table:table-cell table:formula="of:=DEC2HEX([.E141])" office:value-type="string" office:string-value="4458" calcext:value-type="string">
            <text:p>4458</text:p>
          </table:table-cell>
          <table:table-cell table:formula="of:=DEC2HEX([.F141])" office:value-type="string" office:string-value="508B" calcext:value-type="string">
            <text:p>508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14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1]+8" office:value-type="float" office:value="17504" calcext:value-type="float">
            <text:p>17504</text:p>
          </table:table-cell>
          <table:table-cell table:formula="of:=[.F141]+1" office:value-type="float" office:value="20620" calcext:value-type="float">
            <text:p>20620</text:p>
          </table:table-cell>
          <table:table-cell/>
          <table:table-cell table:formula="of:=DEC2HEX([.E142])" office:value-type="string" office:string-value="4460" calcext:value-type="string">
            <text:p>4460</text:p>
          </table:table-cell>
          <table:table-cell table:formula="of:=DEC2HEX([.F142])" office:value-type="string" office:string-value="508C" calcext:value-type="string">
            <text:p>508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14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2]+8" office:value-type="float" office:value="17512" calcext:value-type="float">
            <text:p>17512</text:p>
          </table:table-cell>
          <table:table-cell table:formula="of:=[.F142]+1" office:value-type="float" office:value="20621" calcext:value-type="float">
            <text:p>20621</text:p>
          </table:table-cell>
          <table:table-cell/>
          <table:table-cell table:formula="of:=DEC2HEX([.E143])" office:value-type="string" office:string-value="4468" calcext:value-type="string">
            <text:p>4468</text:p>
          </table:table-cell>
          <table:table-cell table:formula="of:=DEC2HEX([.F143])" office:value-type="string" office:string-value="508D" calcext:value-type="string">
            <text:p>508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14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3]+8" office:value-type="float" office:value="17520" calcext:value-type="float">
            <text:p>17520</text:p>
          </table:table-cell>
          <table:table-cell table:formula="of:=[.F143]+1" office:value-type="float" office:value="20622" calcext:value-type="float">
            <text:p>20622</text:p>
          </table:table-cell>
          <table:table-cell/>
          <table:table-cell table:formula="of:=DEC2HEX([.E144])" office:value-type="string" office:string-value="4470" calcext:value-type="string">
            <text:p>4470</text:p>
          </table:table-cell>
          <table:table-cell table:formula="of:=DEC2HEX([.F144])" office:value-type="string" office:string-value="508E" calcext:value-type="string">
            <text:p>508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14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4]+8" office:value-type="float" office:value="17528" calcext:value-type="float">
            <text:p>17528</text:p>
          </table:table-cell>
          <table:table-cell table:formula="of:=[.F144]+1" office:value-type="float" office:value="20623" calcext:value-type="float">
            <text:p>20623</text:p>
          </table:table-cell>
          <table:table-cell/>
          <table:table-cell table:formula="of:=DEC2HEX([.E145])" office:value-type="string" office:string-value="4478" calcext:value-type="string">
            <text:p>4478</text:p>
          </table:table-cell>
          <table:table-cell table:formula="of:=DEC2HEX([.F145])" office:value-type="string" office:string-value="508F" calcext:value-type="string">
            <text:p>508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14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5]+8" office:value-type="float" office:value="17536" calcext:value-type="float">
            <text:p>17536</text:p>
          </table:table-cell>
          <table:table-cell table:formula="of:=[.F145]+1" office:value-type="float" office:value="20624" calcext:value-type="float">
            <text:p>20624</text:p>
          </table:table-cell>
          <table:table-cell/>
          <table:table-cell table:formula="of:=DEC2HEX([.E146])" office:value-type="string" office:string-value="4480" calcext:value-type="string">
            <text:p>4480</text:p>
          </table:table-cell>
          <table:table-cell table:formula="of:=DEC2HEX([.F146])" office:value-type="string" office:string-value="5090" calcext:value-type="string">
            <text:p>509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14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6]+8" office:value-type="float" office:value="17544" calcext:value-type="float">
            <text:p>17544</text:p>
          </table:table-cell>
          <table:table-cell table:formula="of:=[.F146]+1" office:value-type="float" office:value="20625" calcext:value-type="float">
            <text:p>20625</text:p>
          </table:table-cell>
          <table:table-cell/>
          <table:table-cell table:formula="of:=DEC2HEX([.E147])" office:value-type="string" office:string-value="4488" calcext:value-type="string">
            <text:p>4488</text:p>
          </table:table-cell>
          <table:table-cell table:formula="of:=DEC2HEX([.F147])" office:value-type="string" office:string-value="5091" calcext:value-type="string">
            <text:p>509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14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7]+8" office:value-type="float" office:value="17552" calcext:value-type="float">
            <text:p>17552</text:p>
          </table:table-cell>
          <table:table-cell table:formula="of:=[.F147]+1" office:value-type="float" office:value="20626" calcext:value-type="float">
            <text:p>20626</text:p>
          </table:table-cell>
          <table:table-cell/>
          <table:table-cell table:formula="of:=DEC2HEX([.E148])" office:value-type="string" office:string-value="4490" calcext:value-type="string">
            <text:p>4490</text:p>
          </table:table-cell>
          <table:table-cell table:formula="of:=DEC2HEX([.F148])" office:value-type="string" office:string-value="5092" calcext:value-type="string">
            <text:p>509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14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8]+8" office:value-type="float" office:value="17560" calcext:value-type="float">
            <text:p>17560</text:p>
          </table:table-cell>
          <table:table-cell table:formula="of:=[.F148]+1" office:value-type="float" office:value="20627" calcext:value-type="float">
            <text:p>20627</text:p>
          </table:table-cell>
          <table:table-cell/>
          <table:table-cell table:formula="of:=DEC2HEX([.E149])" office:value-type="string" office:string-value="4498" calcext:value-type="string">
            <text:p>4498</text:p>
          </table:table-cell>
          <table:table-cell table:formula="of:=DEC2HEX([.F149])" office:value-type="string" office:string-value="5093" calcext:value-type="string">
            <text:p>509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14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49]+8" office:value-type="float" office:value="17568" calcext:value-type="float">
            <text:p>17568</text:p>
          </table:table-cell>
          <table:table-cell table:formula="of:=[.F149]+1" office:value-type="float" office:value="20628" calcext:value-type="float">
            <text:p>20628</text:p>
          </table:table-cell>
          <table:table-cell/>
          <table:table-cell table:formula="of:=DEC2HEX([.E150])" office:value-type="string" office:string-value="44A0" calcext:value-type="string">
            <text:p>44A0</text:p>
          </table:table-cell>
          <table:table-cell table:formula="of:=DEC2HEX([.F150])" office:value-type="string" office:string-value="5094" calcext:value-type="string">
            <text:p>50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14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0]+8" office:value-type="float" office:value="17576" calcext:value-type="float">
            <text:p>17576</text:p>
          </table:table-cell>
          <table:table-cell table:formula="of:=[.F150]+1" office:value-type="float" office:value="20629" calcext:value-type="float">
            <text:p>20629</text:p>
          </table:table-cell>
          <table:table-cell/>
          <table:table-cell table:formula="of:=DEC2HEX([.E151])" office:value-type="string" office:string-value="44A8" calcext:value-type="string">
            <text:p>44A8</text:p>
          </table:table-cell>
          <table:table-cell table:formula="of:=DEC2HEX([.F151])" office:value-type="string" office:string-value="5095" calcext:value-type="string">
            <text:p>50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15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1]+8" office:value-type="float" office:value="17584" calcext:value-type="float">
            <text:p>17584</text:p>
          </table:table-cell>
          <table:table-cell table:formula="of:=[.F151]+1" office:value-type="float" office:value="20630" calcext:value-type="float">
            <text:p>20630</text:p>
          </table:table-cell>
          <table:table-cell/>
          <table:table-cell table:formula="of:=DEC2HEX([.E152])" office:value-type="string" office:string-value="44B0" calcext:value-type="string">
            <text:p>44B0</text:p>
          </table:table-cell>
          <table:table-cell table:formula="of:=DEC2HEX([.F152])" office:value-type="string" office:string-value="5096" calcext:value-type="string">
            <text:p>50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15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2]+8" office:value-type="float" office:value="17592" calcext:value-type="float">
            <text:p>17592</text:p>
          </table:table-cell>
          <table:table-cell table:formula="of:=[.F152]+1" office:value-type="float" office:value="20631" calcext:value-type="float">
            <text:p>20631</text:p>
          </table:table-cell>
          <table:table-cell/>
          <table:table-cell table:formula="of:=DEC2HEX([.E153])" office:value-type="string" office:string-value="44B8" calcext:value-type="string">
            <text:p>44B8</text:p>
          </table:table-cell>
          <table:table-cell table:formula="of:=DEC2HEX([.F153])" office:value-type="string" office:string-value="5097" calcext:value-type="string">
            <text:p>50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15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3]+8" office:value-type="float" office:value="17600" calcext:value-type="float">
            <text:p>17600</text:p>
          </table:table-cell>
          <table:table-cell table:formula="of:=[.F153]+1" office:value-type="float" office:value="20632" calcext:value-type="float">
            <text:p>20632</text:p>
          </table:table-cell>
          <table:table-cell/>
          <table:table-cell table:formula="of:=DEC2HEX([.E154])" office:value-type="string" office:string-value="44C0" calcext:value-type="string">
            <text:p>44C0</text:p>
          </table:table-cell>
          <table:table-cell table:formula="of:=DEC2HEX([.F154])" office:value-type="string" office:string-value="5098" calcext:value-type="string">
            <text:p>50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15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4]+8" office:value-type="float" office:value="17608" calcext:value-type="float">
            <text:p>17608</text:p>
          </table:table-cell>
          <table:table-cell table:formula="of:=[.F154]+1" office:value-type="float" office:value="20633" calcext:value-type="float">
            <text:p>20633</text:p>
          </table:table-cell>
          <table:table-cell/>
          <table:table-cell table:formula="of:=DEC2HEX([.E155])" office:value-type="string" office:string-value="44C8" calcext:value-type="string">
            <text:p>44C8</text:p>
          </table:table-cell>
          <table:table-cell table:formula="of:=DEC2HEX([.F155])" office:value-type="string" office:string-value="5099" calcext:value-type="string">
            <text:p>50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15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5]+8" office:value-type="float" office:value="17616" calcext:value-type="float">
            <text:p>17616</text:p>
          </table:table-cell>
          <table:table-cell table:formula="of:=[.F155]+1" office:value-type="float" office:value="20634" calcext:value-type="float">
            <text:p>20634</text:p>
          </table:table-cell>
          <table:table-cell/>
          <table:table-cell table:formula="of:=DEC2HEX([.E156])" office:value-type="string" office:string-value="44D0" calcext:value-type="string">
            <text:p>44D0</text:p>
          </table:table-cell>
          <table:table-cell table:formula="of:=DEC2HEX([.F156])" office:value-type="string" office:string-value="509A" calcext:value-type="string">
            <text:p>509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15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6]+8" office:value-type="float" office:value="17624" calcext:value-type="float">
            <text:p>17624</text:p>
          </table:table-cell>
          <table:table-cell table:formula="of:=[.F156]+1" office:value-type="float" office:value="20635" calcext:value-type="float">
            <text:p>20635</text:p>
          </table:table-cell>
          <table:table-cell/>
          <table:table-cell table:formula="of:=DEC2HEX([.E157])" office:value-type="string" office:string-value="44D8" calcext:value-type="string">
            <text:p>44D8</text:p>
          </table:table-cell>
          <table:table-cell table:formula="of:=DEC2HEX([.F157])" office:value-type="string" office:string-value="509B" calcext:value-type="string">
            <text:p>509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15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7]+8" office:value-type="float" office:value="17632" calcext:value-type="float">
            <text:p>17632</text:p>
          </table:table-cell>
          <table:table-cell table:formula="of:=[.F157]+1" office:value-type="float" office:value="20636" calcext:value-type="float">
            <text:p>20636</text:p>
          </table:table-cell>
          <table:table-cell/>
          <table:table-cell table:formula="of:=DEC2HEX([.E158])" office:value-type="string" office:string-value="44E0" calcext:value-type="string">
            <text:p>44E0</text:p>
          </table:table-cell>
          <table:table-cell table:formula="of:=DEC2HEX([.F158])" office:value-type="string" office:string-value="509C" calcext:value-type="string">
            <text:p>509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15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8]+8" office:value-type="float" office:value="17640" calcext:value-type="float">
            <text:p>17640</text:p>
          </table:table-cell>
          <table:table-cell table:formula="of:=[.F158]+1" office:value-type="float" office:value="20637" calcext:value-type="float">
            <text:p>20637</text:p>
          </table:table-cell>
          <table:table-cell/>
          <table:table-cell table:formula="of:=DEC2HEX([.E159])" office:value-type="string" office:string-value="44E8" calcext:value-type="string">
            <text:p>44E8</text:p>
          </table:table-cell>
          <table:table-cell table:formula="of:=DEC2HEX([.F159])" office:value-type="string" office:string-value="509D" calcext:value-type="string">
            <text:p>509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15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59]+8" office:value-type="float" office:value="17648" calcext:value-type="float">
            <text:p>17648</text:p>
          </table:table-cell>
          <table:table-cell table:formula="of:=[.F159]+1" office:value-type="float" office:value="20638" calcext:value-type="float">
            <text:p>20638</text:p>
          </table:table-cell>
          <table:table-cell/>
          <table:table-cell table:formula="of:=DEC2HEX([.E160])" office:value-type="string" office:string-value="44F0" calcext:value-type="string">
            <text:p>44F0</text:p>
          </table:table-cell>
          <table:table-cell table:formula="of:=DEC2HEX([.F160])" office:value-type="string" office:string-value="509E" calcext:value-type="string">
            <text:p>509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15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0]+8" office:value-type="float" office:value="17656" calcext:value-type="float">
            <text:p>17656</text:p>
          </table:table-cell>
          <table:table-cell table:formula="of:=[.F160]+1" office:value-type="float" office:value="20639" calcext:value-type="float">
            <text:p>20639</text:p>
          </table:table-cell>
          <table:table-cell/>
          <table:table-cell table:formula="of:=DEC2HEX([.E161])" office:value-type="string" office:string-value="44F8" calcext:value-type="string">
            <text:p>44F8</text:p>
          </table:table-cell>
          <table:table-cell table:formula="of:=DEC2HEX([.F161])" office:value-type="string" office:string-value="509F" calcext:value-type="string">
            <text:p>509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16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1]+8" office:value-type="float" office:value="17664" calcext:value-type="float">
            <text:p>17664</text:p>
          </table:table-cell>
          <table:table-cell table:formula="of:=[.F161]+1" office:value-type="float" office:value="20640" calcext:value-type="float">
            <text:p>20640</text:p>
          </table:table-cell>
          <table:table-cell/>
          <table:table-cell table:formula="of:=DEC2HEX([.E162])" office:value-type="string" office:string-value="4500" calcext:value-type="string">
            <text:p>4500</text:p>
          </table:table-cell>
          <table:table-cell table:formula="of:=DEC2HEX([.F162])" office:value-type="string" office:string-value="50A0" calcext:value-type="string">
            <text:p>50A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16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2]+8" office:value-type="float" office:value="17672" calcext:value-type="float">
            <text:p>17672</text:p>
          </table:table-cell>
          <table:table-cell table:formula="of:=[.F162]+1" office:value-type="float" office:value="20641" calcext:value-type="float">
            <text:p>20641</text:p>
          </table:table-cell>
          <table:table-cell/>
          <table:table-cell table:formula="of:=DEC2HEX([.E163])" office:value-type="string" office:string-value="4508" calcext:value-type="string">
            <text:p>4508</text:p>
          </table:table-cell>
          <table:table-cell table:formula="of:=DEC2HEX([.F163])" office:value-type="string" office:string-value="50A1" calcext:value-type="string">
            <text:p>50A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16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3]+8" office:value-type="float" office:value="17680" calcext:value-type="float">
            <text:p>17680</text:p>
          </table:table-cell>
          <table:table-cell table:formula="of:=[.F163]+1" office:value-type="float" office:value="20642" calcext:value-type="float">
            <text:p>20642</text:p>
          </table:table-cell>
          <table:table-cell/>
          <table:table-cell table:formula="of:=DEC2HEX([.E164])" office:value-type="string" office:string-value="4510" calcext:value-type="string">
            <text:p>4510</text:p>
          </table:table-cell>
          <table:table-cell table:formula="of:=DEC2HEX([.F164])" office:value-type="string" office:string-value="50A2" calcext:value-type="string">
            <text:p>50A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16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4]+8" office:value-type="float" office:value="17688" calcext:value-type="float">
            <text:p>17688</text:p>
          </table:table-cell>
          <table:table-cell table:formula="of:=[.F164]+1" office:value-type="float" office:value="20643" calcext:value-type="float">
            <text:p>20643</text:p>
          </table:table-cell>
          <table:table-cell/>
          <table:table-cell table:formula="of:=DEC2HEX([.E165])" office:value-type="string" office:string-value="4518" calcext:value-type="string">
            <text:p>4518</text:p>
          </table:table-cell>
          <table:table-cell table:formula="of:=DEC2HEX([.F165])" office:value-type="string" office:string-value="50A3" calcext:value-type="string">
            <text:p>50A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16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5]+8" office:value-type="float" office:value="17696" calcext:value-type="float">
            <text:p>17696</text:p>
          </table:table-cell>
          <table:table-cell table:formula="of:=[.F165]+1" office:value-type="float" office:value="20644" calcext:value-type="float">
            <text:p>20644</text:p>
          </table:table-cell>
          <table:table-cell/>
          <table:table-cell table:formula="of:=DEC2HEX([.E166])" office:value-type="string" office:string-value="4520" calcext:value-type="string">
            <text:p>4520</text:p>
          </table:table-cell>
          <table:table-cell table:formula="of:=DEC2HEX([.F166])" office:value-type="string" office:string-value="50A4" calcext:value-type="string">
            <text:p>50A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16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6]+8" office:value-type="float" office:value="17704" calcext:value-type="float">
            <text:p>17704</text:p>
          </table:table-cell>
          <table:table-cell table:formula="of:=[.F166]+1" office:value-type="float" office:value="20645" calcext:value-type="float">
            <text:p>20645</text:p>
          </table:table-cell>
          <table:table-cell/>
          <table:table-cell table:formula="of:=DEC2HEX([.E167])" office:value-type="string" office:string-value="4528" calcext:value-type="string">
            <text:p>4528</text:p>
          </table:table-cell>
          <table:table-cell table:formula="of:=DEC2HEX([.F167])" office:value-type="string" office:string-value="50A5" calcext:value-type="string">
            <text:p>50A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16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7]+8" office:value-type="float" office:value="17712" calcext:value-type="float">
            <text:p>17712</text:p>
          </table:table-cell>
          <table:table-cell table:formula="of:=[.F167]+1" office:value-type="float" office:value="20646" calcext:value-type="float">
            <text:p>20646</text:p>
          </table:table-cell>
          <table:table-cell/>
          <table:table-cell table:formula="of:=DEC2HEX([.E168])" office:value-type="string" office:string-value="4530" calcext:value-type="string">
            <text:p>4530</text:p>
          </table:table-cell>
          <table:table-cell table:formula="of:=DEC2HEX([.F168])" office:value-type="string" office:string-value="50A6" calcext:value-type="string">
            <text:p>50A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16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8]+8" office:value-type="float" office:value="17720" calcext:value-type="float">
            <text:p>17720</text:p>
          </table:table-cell>
          <table:table-cell table:formula="of:=[.F168]+1" office:value-type="float" office:value="20647" calcext:value-type="float">
            <text:p>20647</text:p>
          </table:table-cell>
          <table:table-cell/>
          <table:table-cell table:formula="of:=DEC2HEX([.E169])" office:value-type="string" office:string-value="4538" calcext:value-type="string">
            <text:p>4538</text:p>
          </table:table-cell>
          <table:table-cell table:formula="of:=DEC2HEX([.F169])" office:value-type="string" office:string-value="50A7" calcext:value-type="string">
            <text:p>50A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69]+8" office:value-type="float" office:value="17728" calcext:value-type="float">
            <text:p>17728</text:p>
          </table:table-cell>
          <table:table-cell table:formula="of:=[.F169]+1" office:value-type="float" office:value="20648" calcext:value-type="float">
            <text:p>20648</text:p>
          </table:table-cell>
          <table:table-cell/>
          <table:table-cell table:formula="of:=DEC2HEX([.E170])" office:value-type="string" office:string-value="4540" calcext:value-type="string">
            <text:p>4540</text:p>
          </table:table-cell>
          <table:table-cell table:formula="of:=DEC2HEX([.F170])" office:value-type="string" office:string-value="50A8" calcext:value-type="string">
            <text:p>50A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16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0]+8" office:value-type="float" office:value="17736" calcext:value-type="float">
            <text:p>17736</text:p>
          </table:table-cell>
          <table:table-cell table:formula="of:=[.F170]+1" office:value-type="float" office:value="20649" calcext:value-type="float">
            <text:p>20649</text:p>
          </table:table-cell>
          <table:table-cell/>
          <table:table-cell table:formula="of:=DEC2HEX([.E171])" office:value-type="string" office:string-value="4548" calcext:value-type="string">
            <text:p>4548</text:p>
          </table:table-cell>
          <table:table-cell table:formula="of:=DEC2HEX([.F171])" office:value-type="string" office:string-value="50A9" calcext:value-type="string">
            <text:p>50A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17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1]+8" office:value-type="float" office:value="17744" calcext:value-type="float">
            <text:p>17744</text:p>
          </table:table-cell>
          <table:table-cell table:formula="of:=[.F171]+1" office:value-type="float" office:value="20650" calcext:value-type="float">
            <text:p>20650</text:p>
          </table:table-cell>
          <table:table-cell/>
          <table:table-cell table:formula="of:=DEC2HEX([.E172])" office:value-type="string" office:string-value="4550" calcext:value-type="string">
            <text:p>4550</text:p>
          </table:table-cell>
          <table:table-cell table:formula="of:=DEC2HEX([.F172])" office:value-type="string" office:string-value="50AA" calcext:value-type="string">
            <text:p>50A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17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2]+8" office:value-type="float" office:value="17752" calcext:value-type="float">
            <text:p>17752</text:p>
          </table:table-cell>
          <table:table-cell table:formula="of:=[.F172]+1" office:value-type="float" office:value="20651" calcext:value-type="float">
            <text:p>20651</text:p>
          </table:table-cell>
          <table:table-cell/>
          <table:table-cell table:formula="of:=DEC2HEX([.E173])" office:value-type="string" office:string-value="4558" calcext:value-type="string">
            <text:p>4558</text:p>
          </table:table-cell>
          <table:table-cell table:formula="of:=DEC2HEX([.F173])" office:value-type="string" office:string-value="50AB" calcext:value-type="string">
            <text:p>50A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17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3]+8" office:value-type="float" office:value="17760" calcext:value-type="float">
            <text:p>17760</text:p>
          </table:table-cell>
          <table:table-cell table:formula="of:=[.F173]+1" office:value-type="float" office:value="20652" calcext:value-type="float">
            <text:p>20652</text:p>
          </table:table-cell>
          <table:table-cell/>
          <table:table-cell table:formula="of:=DEC2HEX([.E174])" office:value-type="string" office:string-value="4560" calcext:value-type="string">
            <text:p>4560</text:p>
          </table:table-cell>
          <table:table-cell table:formula="of:=DEC2HEX([.F174])" office:value-type="string" office:string-value="50AC" calcext:value-type="string">
            <text:p>50A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17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4]+8" office:value-type="float" office:value="17768" calcext:value-type="float">
            <text:p>17768</text:p>
          </table:table-cell>
          <table:table-cell table:formula="of:=[.F174]+1" office:value-type="float" office:value="20653" calcext:value-type="float">
            <text:p>20653</text:p>
          </table:table-cell>
          <table:table-cell/>
          <table:table-cell table:formula="of:=DEC2HEX([.E175])" office:value-type="string" office:string-value="4568" calcext:value-type="string">
            <text:p>4568</text:p>
          </table:table-cell>
          <table:table-cell table:formula="of:=DEC2HEX([.F175])" office:value-type="string" office:string-value="50AD" calcext:value-type="string">
            <text:p>50A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17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5]+8" office:value-type="float" office:value="17776" calcext:value-type="float">
            <text:p>17776</text:p>
          </table:table-cell>
          <table:table-cell table:formula="of:=[.F175]+1" office:value-type="float" office:value="20654" calcext:value-type="float">
            <text:p>20654</text:p>
          </table:table-cell>
          <table:table-cell/>
          <table:table-cell table:formula="of:=DEC2HEX([.E176])" office:value-type="string" office:string-value="4570" calcext:value-type="string">
            <text:p>4570</text:p>
          </table:table-cell>
          <table:table-cell table:formula="of:=DEC2HEX([.F176])" office:value-type="string" office:string-value="50AE" calcext:value-type="string">
            <text:p>50A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17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6]+8" office:value-type="float" office:value="17784" calcext:value-type="float">
            <text:p>17784</text:p>
          </table:table-cell>
          <table:table-cell table:formula="of:=[.F176]+1" office:value-type="float" office:value="20655" calcext:value-type="float">
            <text:p>20655</text:p>
          </table:table-cell>
          <table:table-cell/>
          <table:table-cell table:formula="of:=DEC2HEX([.E177])" office:value-type="string" office:string-value="4578" calcext:value-type="string">
            <text:p>4578</text:p>
          </table:table-cell>
          <table:table-cell table:formula="of:=DEC2HEX([.F177])" office:value-type="string" office:string-value="50AF" calcext:value-type="string">
            <text:p>50A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17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7]+8" office:value-type="float" office:value="17792" calcext:value-type="float">
            <text:p>17792</text:p>
          </table:table-cell>
          <table:table-cell table:formula="of:=[.F177]+1" office:value-type="float" office:value="20656" calcext:value-type="float">
            <text:p>20656</text:p>
          </table:table-cell>
          <table:table-cell/>
          <table:table-cell table:formula="of:=DEC2HEX([.E178])" office:value-type="string" office:string-value="4580" calcext:value-type="string">
            <text:p>4580</text:p>
          </table:table-cell>
          <table:table-cell table:formula="of:=DEC2HEX([.F178])" office:value-type="string" office:string-value="50B0" calcext:value-type="string">
            <text:p>50B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17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8]+8" office:value-type="float" office:value="17800" calcext:value-type="float">
            <text:p>17800</text:p>
          </table:table-cell>
          <table:table-cell table:formula="of:=[.F178]+1" office:value-type="float" office:value="20657" calcext:value-type="float">
            <text:p>20657</text:p>
          </table:table-cell>
          <table:table-cell/>
          <table:table-cell table:formula="of:=DEC2HEX([.E179])" office:value-type="string" office:string-value="4588" calcext:value-type="string">
            <text:p>4588</text:p>
          </table:table-cell>
          <table:table-cell table:formula="of:=DEC2HEX([.F179])" office:value-type="string" office:string-value="50B1" calcext:value-type="string">
            <text:p>50B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17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9]+8" office:value-type="float" office:value="17808" calcext:value-type="float">
            <text:p>17808</text:p>
          </table:table-cell>
          <table:table-cell table:formula="of:=[.F179]+1" office:value-type="float" office:value="20658" calcext:value-type="float">
            <text:p>20658</text:p>
          </table:table-cell>
          <table:table-cell/>
          <table:table-cell table:formula="of:=DEC2HEX([.E180])" office:value-type="string" office:string-value="4590" calcext:value-type="string">
            <text:p>4590</text:p>
          </table:table-cell>
          <table:table-cell table:formula="of:=DEC2HEX([.F180])" office:value-type="string" office:string-value="50B2" calcext:value-type="string">
            <text:p>50B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17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0]+8" office:value-type="float" office:value="17816" calcext:value-type="float">
            <text:p>17816</text:p>
          </table:table-cell>
          <table:table-cell table:formula="of:=[.F180]+1" office:value-type="float" office:value="20659" calcext:value-type="float">
            <text:p>20659</text:p>
          </table:table-cell>
          <table:table-cell/>
          <table:table-cell table:formula="of:=DEC2HEX([.E181])" office:value-type="string" office:string-value="4598" calcext:value-type="string">
            <text:p>4598</text:p>
          </table:table-cell>
          <table:table-cell table:formula="of:=DEC2HEX([.F181])" office:value-type="string" office:string-value="50B3" calcext:value-type="string">
            <text:p>50B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18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1]+8" office:value-type="float" office:value="17824" calcext:value-type="float">
            <text:p>17824</text:p>
          </table:table-cell>
          <table:table-cell table:formula="of:=[.F181]+1" office:value-type="float" office:value="20660" calcext:value-type="float">
            <text:p>20660</text:p>
          </table:table-cell>
          <table:table-cell/>
          <table:table-cell table:formula="of:=DEC2HEX([.E182])" office:value-type="string" office:string-value="45A0" calcext:value-type="string">
            <text:p>45A0</text:p>
          </table:table-cell>
          <table:table-cell table:formula="of:=DEC2HEX([.F182])" office:value-type="string" office:string-value="50B4" calcext:value-type="string">
            <text:p>50B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18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2]+8" office:value-type="float" office:value="17832" calcext:value-type="float">
            <text:p>17832</text:p>
          </table:table-cell>
          <table:table-cell table:formula="of:=[.F182]+1" office:value-type="float" office:value="20661" calcext:value-type="float">
            <text:p>20661</text:p>
          </table:table-cell>
          <table:table-cell/>
          <table:table-cell table:formula="of:=DEC2HEX([.E183])" office:value-type="string" office:string-value="45A8" calcext:value-type="string">
            <text:p>45A8</text:p>
          </table:table-cell>
          <table:table-cell table:formula="of:=DEC2HEX([.F183])" office:value-type="string" office:string-value="50B5" calcext:value-type="string">
            <text:p>50B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18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3]+8" office:value-type="float" office:value="17840" calcext:value-type="float">
            <text:p>17840</text:p>
          </table:table-cell>
          <table:table-cell table:formula="of:=[.F183]+1" office:value-type="float" office:value="20662" calcext:value-type="float">
            <text:p>20662</text:p>
          </table:table-cell>
          <table:table-cell/>
          <table:table-cell table:formula="of:=DEC2HEX([.E184])" office:value-type="string" office:string-value="45B0" calcext:value-type="string">
            <text:p>45B0</text:p>
          </table:table-cell>
          <table:table-cell table:formula="of:=DEC2HEX([.F184])" office:value-type="string" office:string-value="50B6" calcext:value-type="string">
            <text:p>50B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18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4]+8" office:value-type="float" office:value="17848" calcext:value-type="float">
            <text:p>17848</text:p>
          </table:table-cell>
          <table:table-cell table:formula="of:=[.F184]+1" office:value-type="float" office:value="20663" calcext:value-type="float">
            <text:p>20663</text:p>
          </table:table-cell>
          <table:table-cell/>
          <table:table-cell table:formula="of:=DEC2HEX([.E185])" office:value-type="string" office:string-value="45B8" calcext:value-type="string">
            <text:p>45B8</text:p>
          </table:table-cell>
          <table:table-cell table:formula="of:=DEC2HEX([.F185])" office:value-type="string" office:string-value="50B7" calcext:value-type="string">
            <text:p>50B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18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5]+8" office:value-type="float" office:value="17856" calcext:value-type="float">
            <text:p>17856</text:p>
          </table:table-cell>
          <table:table-cell table:formula="of:=[.F185]+1" office:value-type="float" office:value="20664" calcext:value-type="float">
            <text:p>20664</text:p>
          </table:table-cell>
          <table:table-cell/>
          <table:table-cell table:formula="of:=DEC2HEX([.E186])" office:value-type="string" office:string-value="45C0" calcext:value-type="string">
            <text:p>45C0</text:p>
          </table:table-cell>
          <table:table-cell table:formula="of:=DEC2HEX([.F186])" office:value-type="string" office:string-value="50B8" calcext:value-type="string">
            <text:p>50B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18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6]+8" office:value-type="float" office:value="17864" calcext:value-type="float">
            <text:p>17864</text:p>
          </table:table-cell>
          <table:table-cell table:formula="of:=[.F186]+1" office:value-type="float" office:value="20665" calcext:value-type="float">
            <text:p>20665</text:p>
          </table:table-cell>
          <table:table-cell/>
          <table:table-cell table:formula="of:=DEC2HEX([.E187])" office:value-type="string" office:string-value="45C8" calcext:value-type="string">
            <text:p>45C8</text:p>
          </table:table-cell>
          <table:table-cell table:formula="of:=DEC2HEX([.F187])" office:value-type="string" office:string-value="50B9" calcext:value-type="string">
            <text:p>50B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18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7]+8" office:value-type="float" office:value="17872" calcext:value-type="float">
            <text:p>17872</text:p>
          </table:table-cell>
          <table:table-cell table:formula="of:=[.F187]+1" office:value-type="float" office:value="20666" calcext:value-type="float">
            <text:p>20666</text:p>
          </table:table-cell>
          <table:table-cell/>
          <table:table-cell table:formula="of:=DEC2HEX([.E188])" office:value-type="string" office:string-value="45D0" calcext:value-type="string">
            <text:p>45D0</text:p>
          </table:table-cell>
          <table:table-cell table:formula="of:=DEC2HEX([.F188])" office:value-type="string" office:string-value="50BA" calcext:value-type="string">
            <text:p>50B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18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8]+8" office:value-type="float" office:value="17880" calcext:value-type="float">
            <text:p>17880</text:p>
          </table:table-cell>
          <table:table-cell table:formula="of:=[.F188]+1" office:value-type="float" office:value="20667" calcext:value-type="float">
            <text:p>20667</text:p>
          </table:table-cell>
          <table:table-cell/>
          <table:table-cell table:formula="of:=DEC2HEX([.E189])" office:value-type="string" office:string-value="45D8" calcext:value-type="string">
            <text:p>45D8</text:p>
          </table:table-cell>
          <table:table-cell table:formula="of:=DEC2HEX([.F189])" office:value-type="string" office:string-value="50BB" calcext:value-type="string">
            <text:p>50B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18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89]+8" office:value-type="float" office:value="17888" calcext:value-type="float">
            <text:p>17888</text:p>
          </table:table-cell>
          <table:table-cell table:formula="of:=[.F189]+1" office:value-type="float" office:value="20668" calcext:value-type="float">
            <text:p>20668</text:p>
          </table:table-cell>
          <table:table-cell/>
          <table:table-cell table:formula="of:=DEC2HEX([.E190])" office:value-type="string" office:string-value="45E0" calcext:value-type="string">
            <text:p>45E0</text:p>
          </table:table-cell>
          <table:table-cell table:formula="of:=DEC2HEX([.F190])" office:value-type="string" office:string-value="50BC" calcext:value-type="string">
            <text:p>50B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18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0]+8" office:value-type="float" office:value="17896" calcext:value-type="float">
            <text:p>17896</text:p>
          </table:table-cell>
          <table:table-cell table:formula="of:=[.F190]+1" office:value-type="float" office:value="20669" calcext:value-type="float">
            <text:p>20669</text:p>
          </table:table-cell>
          <table:table-cell/>
          <table:table-cell table:formula="of:=DEC2HEX([.E191])" office:value-type="string" office:string-value="45E8" calcext:value-type="string">
            <text:p>45E8</text:p>
          </table:table-cell>
          <table:table-cell table:formula="of:=DEC2HEX([.F191])" office:value-type="string" office:string-value="50BD" calcext:value-type="string">
            <text:p>50B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19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1]+8" office:value-type="float" office:value="17904" calcext:value-type="float">
            <text:p>17904</text:p>
          </table:table-cell>
          <table:table-cell table:formula="of:=[.F191]+1" office:value-type="float" office:value="20670" calcext:value-type="float">
            <text:p>20670</text:p>
          </table:table-cell>
          <table:table-cell/>
          <table:table-cell table:formula="of:=DEC2HEX([.E192])" office:value-type="string" office:string-value="45F0" calcext:value-type="string">
            <text:p>45F0</text:p>
          </table:table-cell>
          <table:table-cell table:formula="of:=DEC2HEX([.F192])" office:value-type="string" office:string-value="50BE" calcext:value-type="string">
            <text:p>50B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19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2]+8" office:value-type="float" office:value="17912" calcext:value-type="float">
            <text:p>17912</text:p>
          </table:table-cell>
          <table:table-cell table:formula="of:=[.F192]+1" office:value-type="float" office:value="20671" calcext:value-type="float">
            <text:p>20671</text:p>
          </table:table-cell>
          <table:table-cell/>
          <table:table-cell table:formula="of:=DEC2HEX([.E193])" office:value-type="string" office:string-value="45F8" calcext:value-type="string">
            <text:p>45F8</text:p>
          </table:table-cell>
          <table:table-cell table:formula="of:=DEC2HEX([.F193])" office:value-type="string" office:string-value="50BF" calcext:value-type="string">
            <text:p>50B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19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3]+8" office:value-type="float" office:value="17920" calcext:value-type="float">
            <text:p>17920</text:p>
          </table:table-cell>
          <table:table-cell table:formula="of:=[.F193]+1" office:value-type="float" office:value="20672" calcext:value-type="float">
            <text:p>20672</text:p>
          </table:table-cell>
          <table:table-cell/>
          <table:table-cell table:formula="of:=DEC2HEX([.E194])" office:value-type="string" office:string-value="4600" calcext:value-type="string">
            <text:p>4600</text:p>
          </table:table-cell>
          <table:table-cell table:formula="of:=DEC2HEX([.F194])" office:value-type="string" office:string-value="50C0" calcext:value-type="string">
            <text:p>50C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193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4]+8" office:value-type="float" office:value="17928" calcext:value-type="float">
            <text:p>17928</text:p>
          </table:table-cell>
          <table:table-cell table:formula="of:=[.F194]+1" office:value-type="float" office:value="20673" calcext:value-type="float">
            <text:p>20673</text:p>
          </table:table-cell>
          <table:table-cell/>
          <table:table-cell table:formula="of:=DEC2HEX([.E195])" office:value-type="string" office:string-value="4608" calcext:value-type="string">
            <text:p>4608</text:p>
          </table:table-cell>
          <table:table-cell table:formula="of:=DEC2HEX([.F195])" office:value-type="string" office:string-value="50C1" calcext:value-type="string">
            <text:p>50C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19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5]+8" office:value-type="float" office:value="17936" calcext:value-type="float">
            <text:p>17936</text:p>
          </table:table-cell>
          <table:table-cell table:formula="of:=[.F195]+1" office:value-type="float" office:value="20674" calcext:value-type="float">
            <text:p>20674</text:p>
          </table:table-cell>
          <table:table-cell/>
          <table:table-cell table:formula="of:=DEC2HEX([.E196])" office:value-type="string" office:string-value="4610" calcext:value-type="string">
            <text:p>4610</text:p>
          </table:table-cell>
          <table:table-cell table:formula="of:=DEC2HEX([.F196])" office:value-type="string" office:string-value="50C2" calcext:value-type="string">
            <text:p>50C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19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6]+8" office:value-type="float" office:value="17944" calcext:value-type="float">
            <text:p>17944</text:p>
          </table:table-cell>
          <table:table-cell table:formula="of:=[.F196]+1" office:value-type="float" office:value="20675" calcext:value-type="float">
            <text:p>20675</text:p>
          </table:table-cell>
          <table:table-cell/>
          <table:table-cell table:formula="of:=DEC2HEX([.E197])" office:value-type="string" office:string-value="4618" calcext:value-type="string">
            <text:p>4618</text:p>
          </table:table-cell>
          <table:table-cell table:formula="of:=DEC2HEX([.F197])" office:value-type="string" office:string-value="50C3" calcext:value-type="string">
            <text:p>50C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19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7]+8" office:value-type="float" office:value="17952" calcext:value-type="float">
            <text:p>17952</text:p>
          </table:table-cell>
          <table:table-cell table:formula="of:=[.F197]+1" office:value-type="float" office:value="20676" calcext:value-type="float">
            <text:p>20676</text:p>
          </table:table-cell>
          <table:table-cell/>
          <table:table-cell table:formula="of:=DEC2HEX([.E198])" office:value-type="string" office:string-value="4620" calcext:value-type="string">
            <text:p>4620</text:p>
          </table:table-cell>
          <table:table-cell table:formula="of:=DEC2HEX([.F198])" office:value-type="string" office:string-value="50C4" calcext:value-type="string">
            <text:p>50C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19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8]+8" office:value-type="float" office:value="17960" calcext:value-type="float">
            <text:p>17960</text:p>
          </table:table-cell>
          <table:table-cell table:formula="of:=[.F198]+1" office:value-type="float" office:value="20677" calcext:value-type="float">
            <text:p>20677</text:p>
          </table:table-cell>
          <table:table-cell/>
          <table:table-cell table:formula="of:=DEC2HEX([.E199])" office:value-type="string" office:string-value="4628" calcext:value-type="string">
            <text:p>4628</text:p>
          </table:table-cell>
          <table:table-cell table:formula="of:=DEC2HEX([.F199])" office:value-type="string" office:string-value="50C5" calcext:value-type="string">
            <text:p>50C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19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99]+8" office:value-type="float" office:value="17968" calcext:value-type="float">
            <text:p>17968</text:p>
          </table:table-cell>
          <table:table-cell table:formula="of:=[.F199]+1" office:value-type="float" office:value="20678" calcext:value-type="float">
            <text:p>20678</text:p>
          </table:table-cell>
          <table:table-cell/>
          <table:table-cell table:formula="of:=DEC2HEX([.E200])" office:value-type="string" office:string-value="4630" calcext:value-type="string">
            <text:p>4630</text:p>
          </table:table-cell>
          <table:table-cell table:formula="of:=DEC2HEX([.F200])" office:value-type="string" office:string-value="50C6" calcext:value-type="string">
            <text:p>50C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19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0]+8" office:value-type="float" office:value="17976" calcext:value-type="float">
            <text:p>17976</text:p>
          </table:table-cell>
          <table:table-cell table:formula="of:=[.F200]+1" office:value-type="float" office:value="20679" calcext:value-type="float">
            <text:p>20679</text:p>
          </table:table-cell>
          <table:table-cell/>
          <table:table-cell table:formula="of:=DEC2HEX([.E201])" office:value-type="string" office:string-value="4638" calcext:value-type="string">
            <text:p>4638</text:p>
          </table:table-cell>
          <table:table-cell table:formula="of:=DEC2HEX([.F201])" office:value-type="string" office:string-value="50C7" calcext:value-type="string">
            <text:p>50C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0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1]+8" office:value-type="float" office:value="17984" calcext:value-type="float">
            <text:p>17984</text:p>
          </table:table-cell>
          <table:table-cell table:formula="of:=[.F201]+1" office:value-type="float" office:value="20680" calcext:value-type="float">
            <text:p>20680</text:p>
          </table:table-cell>
          <table:table-cell/>
          <table:table-cell table:formula="of:=DEC2HEX([.E202])" office:value-type="string" office:string-value="4640" calcext:value-type="string">
            <text:p>4640</text:p>
          </table:table-cell>
          <table:table-cell table:formula="of:=DEC2HEX([.F202])" office:value-type="string" office:string-value="50C8" calcext:value-type="string">
            <text:p>50C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20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2]+8" office:value-type="float" office:value="17992" calcext:value-type="float">
            <text:p>17992</text:p>
          </table:table-cell>
          <table:table-cell table:formula="of:=[.F202]+1" office:value-type="float" office:value="20681" calcext:value-type="float">
            <text:p>20681</text:p>
          </table:table-cell>
          <table:table-cell/>
          <table:table-cell table:formula="of:=DEC2HEX([.E203])" office:value-type="string" office:string-value="4648" calcext:value-type="string">
            <text:p>4648</text:p>
          </table:table-cell>
          <table:table-cell table:formula="of:=DEC2HEX([.F203])" office:value-type="string" office:string-value="50C9" calcext:value-type="string">
            <text:p>50C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20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3]+8" office:value-type="float" office:value="18000" calcext:value-type="float">
            <text:p>18000</text:p>
          </table:table-cell>
          <table:table-cell table:formula="of:=[.F203]+1" office:value-type="float" office:value="20682" calcext:value-type="float">
            <text:p>20682</text:p>
          </table:table-cell>
          <table:table-cell/>
          <table:table-cell table:formula="of:=DEC2HEX([.E204])" office:value-type="string" office:string-value="4650" calcext:value-type="string">
            <text:p>4650</text:p>
          </table:table-cell>
          <table:table-cell table:formula="of:=DEC2HEX([.F204])" office:value-type="string" office:string-value="50CA" calcext:value-type="string">
            <text:p>50C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20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4]+8" office:value-type="float" office:value="18008" calcext:value-type="float">
            <text:p>18008</text:p>
          </table:table-cell>
          <table:table-cell table:formula="of:=[.F204]+1" office:value-type="float" office:value="20683" calcext:value-type="float">
            <text:p>20683</text:p>
          </table:table-cell>
          <table:table-cell/>
          <table:table-cell table:formula="of:=DEC2HEX([.E205])" office:value-type="string" office:string-value="4658" calcext:value-type="string">
            <text:p>4658</text:p>
          </table:table-cell>
          <table:table-cell table:formula="of:=DEC2HEX([.F205])" office:value-type="string" office:string-value="50CB" calcext:value-type="string">
            <text:p>50C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20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5]+8" office:value-type="float" office:value="18016" calcext:value-type="float">
            <text:p>18016</text:p>
          </table:table-cell>
          <table:table-cell table:formula="of:=[.F205]+1" office:value-type="float" office:value="20684" calcext:value-type="float">
            <text:p>20684</text:p>
          </table:table-cell>
          <table:table-cell/>
          <table:table-cell table:formula="of:=DEC2HEX([.E206])" office:value-type="string" office:string-value="4660" calcext:value-type="string">
            <text:p>4660</text:p>
          </table:table-cell>
          <table:table-cell table:formula="of:=DEC2HEX([.F206])" office:value-type="string" office:string-value="50CC" calcext:value-type="string">
            <text:p>50C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20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6]+8" office:value-type="float" office:value="18024" calcext:value-type="float">
            <text:p>18024</text:p>
          </table:table-cell>
          <table:table-cell table:formula="of:=[.F206]+1" office:value-type="float" office:value="20685" calcext:value-type="float">
            <text:p>20685</text:p>
          </table:table-cell>
          <table:table-cell/>
          <table:table-cell table:formula="of:=DEC2HEX([.E207])" office:value-type="string" office:string-value="4668" calcext:value-type="string">
            <text:p>4668</text:p>
          </table:table-cell>
          <table:table-cell table:formula="of:=DEC2HEX([.F207])" office:value-type="string" office:string-value="50CD" calcext:value-type="string">
            <text:p>50C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20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7]+8" office:value-type="float" office:value="18032" calcext:value-type="float">
            <text:p>18032</text:p>
          </table:table-cell>
          <table:table-cell table:formula="of:=[.F207]+1" office:value-type="float" office:value="20686" calcext:value-type="float">
            <text:p>20686</text:p>
          </table:table-cell>
          <table:table-cell/>
          <table:table-cell table:formula="of:=DEC2HEX([.E208])" office:value-type="string" office:string-value="4670" calcext:value-type="string">
            <text:p>4670</text:p>
          </table:table-cell>
          <table:table-cell table:formula="of:=DEC2HEX([.F208])" office:value-type="string" office:string-value="50CE" calcext:value-type="string">
            <text:p>50C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20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8]+8" office:value-type="float" office:value="18040" calcext:value-type="float">
            <text:p>18040</text:p>
          </table:table-cell>
          <table:table-cell table:formula="of:=[.F208]+1" office:value-type="float" office:value="20687" calcext:value-type="float">
            <text:p>20687</text:p>
          </table:table-cell>
          <table:table-cell/>
          <table:table-cell table:formula="of:=DEC2HEX([.E209])" office:value-type="string" office:string-value="4678" calcext:value-type="string">
            <text:p>4678</text:p>
          </table:table-cell>
          <table:table-cell table:formula="of:=DEC2HEX([.F209])" office:value-type="string" office:string-value="50CF" calcext:value-type="string">
            <text:p>50C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20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09]+8" office:value-type="float" office:value="18048" calcext:value-type="float">
            <text:p>18048</text:p>
          </table:table-cell>
          <table:table-cell table:formula="of:=[.F209]+1" office:value-type="float" office:value="20688" calcext:value-type="float">
            <text:p>20688</text:p>
          </table:table-cell>
          <table:table-cell/>
          <table:table-cell table:formula="of:=DEC2HEX([.E210])" office:value-type="string" office:string-value="4680" calcext:value-type="string">
            <text:p>4680</text:p>
          </table:table-cell>
          <table:table-cell table:formula="of:=DEC2HEX([.F210])" office:value-type="string" office:string-value="50D0" calcext:value-type="string">
            <text:p>50D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20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0]+8" office:value-type="float" office:value="18056" calcext:value-type="float">
            <text:p>18056</text:p>
          </table:table-cell>
          <table:table-cell table:formula="of:=[.F210]+1" office:value-type="float" office:value="20689" calcext:value-type="float">
            <text:p>20689</text:p>
          </table:table-cell>
          <table:table-cell/>
          <table:table-cell table:formula="of:=DEC2HEX([.E211])" office:value-type="string" office:string-value="4688" calcext:value-type="string">
            <text:p>4688</text:p>
          </table:table-cell>
          <table:table-cell table:formula="of:=DEC2HEX([.F211])" office:value-type="string" office:string-value="50D1" calcext:value-type="string">
            <text:p>50D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21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1]+8" office:value-type="float" office:value="18064" calcext:value-type="float">
            <text:p>18064</text:p>
          </table:table-cell>
          <table:table-cell table:formula="of:=[.F211]+1" office:value-type="float" office:value="20690" calcext:value-type="float">
            <text:p>20690</text:p>
          </table:table-cell>
          <table:table-cell/>
          <table:table-cell table:formula="of:=DEC2HEX([.E212])" office:value-type="string" office:string-value="4690" calcext:value-type="string">
            <text:p>4690</text:p>
          </table:table-cell>
          <table:table-cell table:formula="of:=DEC2HEX([.F212])" office:value-type="string" office:string-value="50D2" calcext:value-type="string">
            <text:p>50D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2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2]+8" office:value-type="float" office:value="18072" calcext:value-type="float">
            <text:p>18072</text:p>
          </table:table-cell>
          <table:table-cell table:formula="of:=[.F212]+1" office:value-type="float" office:value="20691" calcext:value-type="float">
            <text:p>20691</text:p>
          </table:table-cell>
          <table:table-cell/>
          <table:table-cell table:formula="of:=DEC2HEX([.E213])" office:value-type="string" office:string-value="4698" calcext:value-type="string">
            <text:p>4698</text:p>
          </table:table-cell>
          <table:table-cell table:formula="of:=DEC2HEX([.F213])" office:value-type="string" office:string-value="50D3" calcext:value-type="string">
            <text:p>50D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21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3]+8" office:value-type="float" office:value="18080" calcext:value-type="float">
            <text:p>18080</text:p>
          </table:table-cell>
          <table:table-cell table:formula="of:=[.F213]+1" office:value-type="float" office:value="20692" calcext:value-type="float">
            <text:p>20692</text:p>
          </table:table-cell>
          <table:table-cell/>
          <table:table-cell table:formula="of:=DEC2HEX([.E214])" office:value-type="string" office:string-value="46A0" calcext:value-type="string">
            <text:p>46A0</text:p>
          </table:table-cell>
          <table:table-cell table:formula="of:=DEC2HEX([.F214])" office:value-type="string" office:string-value="50D4" calcext:value-type="string">
            <text:p>50D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2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4]+8" office:value-type="float" office:value="18088" calcext:value-type="float">
            <text:p>18088</text:p>
          </table:table-cell>
          <table:table-cell table:formula="of:=[.F214]+1" office:value-type="float" office:value="20693" calcext:value-type="float">
            <text:p>20693</text:p>
          </table:table-cell>
          <table:table-cell/>
          <table:table-cell table:formula="of:=DEC2HEX([.E215])" office:value-type="string" office:string-value="46A8" calcext:value-type="string">
            <text:p>46A8</text:p>
          </table:table-cell>
          <table:table-cell table:formula="of:=DEC2HEX([.F215])" office:value-type="string" office:string-value="50D5" calcext:value-type="string">
            <text:p>50D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21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5]+8" office:value-type="float" office:value="18096" calcext:value-type="float">
            <text:p>18096</text:p>
          </table:table-cell>
          <table:table-cell table:formula="of:=[.F215]+1" office:value-type="float" office:value="20694" calcext:value-type="float">
            <text:p>20694</text:p>
          </table:table-cell>
          <table:table-cell/>
          <table:table-cell table:formula="of:=DEC2HEX([.E216])" office:value-type="string" office:string-value="46B0" calcext:value-type="string">
            <text:p>46B0</text:p>
          </table:table-cell>
          <table:table-cell table:formula="of:=DEC2HEX([.F216])" office:value-type="string" office:string-value="50D6" calcext:value-type="string">
            <text:p>50D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21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6]+8" office:value-type="float" office:value="18104" calcext:value-type="float">
            <text:p>18104</text:p>
          </table:table-cell>
          <table:table-cell table:formula="of:=[.F216]+1" office:value-type="float" office:value="20695" calcext:value-type="float">
            <text:p>20695</text:p>
          </table:table-cell>
          <table:table-cell/>
          <table:table-cell table:formula="of:=DEC2HEX([.E217])" office:value-type="string" office:string-value="46B8" calcext:value-type="string">
            <text:p>46B8</text:p>
          </table:table-cell>
          <table:table-cell table:formula="of:=DEC2HEX([.F217])" office:value-type="string" office:string-value="50D7" calcext:value-type="string">
            <text:p>50D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21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7]+8" office:value-type="float" office:value="18112" calcext:value-type="float">
            <text:p>18112</text:p>
          </table:table-cell>
          <table:table-cell table:formula="of:=[.F217]+1" office:value-type="float" office:value="20696" calcext:value-type="float">
            <text:p>20696</text:p>
          </table:table-cell>
          <table:table-cell/>
          <table:table-cell table:formula="of:=DEC2HEX([.E218])" office:value-type="string" office:string-value="46C0" calcext:value-type="string">
            <text:p>46C0</text:p>
          </table:table-cell>
          <table:table-cell table:formula="of:=DEC2HEX([.F218])" office:value-type="string" office:string-value="50D8" calcext:value-type="string">
            <text:p>50D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21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8]+8" office:value-type="float" office:value="18120" calcext:value-type="float">
            <text:p>18120</text:p>
          </table:table-cell>
          <table:table-cell table:formula="of:=[.F218]+1" office:value-type="float" office:value="20697" calcext:value-type="float">
            <text:p>20697</text:p>
          </table:table-cell>
          <table:table-cell/>
          <table:table-cell table:formula="of:=DEC2HEX([.E219])" office:value-type="string" office:string-value="46C8" calcext:value-type="string">
            <text:p>46C8</text:p>
          </table:table-cell>
          <table:table-cell table:formula="of:=DEC2HEX([.F219])" office:value-type="string" office:string-value="50D9" calcext:value-type="string">
            <text:p>50D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21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19]+8" office:value-type="float" office:value="18128" calcext:value-type="float">
            <text:p>18128</text:p>
          </table:table-cell>
          <table:table-cell table:formula="of:=[.F219]+1" office:value-type="float" office:value="20698" calcext:value-type="float">
            <text:p>20698</text:p>
          </table:table-cell>
          <table:table-cell/>
          <table:table-cell table:formula="of:=DEC2HEX([.E220])" office:value-type="string" office:string-value="46D0" calcext:value-type="string">
            <text:p>46D0</text:p>
          </table:table-cell>
          <table:table-cell table:formula="of:=DEC2HEX([.F220])" office:value-type="string" office:string-value="50DA" calcext:value-type="string">
            <text:p>50D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21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0]+8" office:value-type="float" office:value="18136" calcext:value-type="float">
            <text:p>18136</text:p>
          </table:table-cell>
          <table:table-cell table:formula="of:=[.F220]+1" office:value-type="float" office:value="20699" calcext:value-type="float">
            <text:p>20699</text:p>
          </table:table-cell>
          <table:table-cell/>
          <table:table-cell table:formula="of:=DEC2HEX([.E221])" office:value-type="string" office:string-value="46D8" calcext:value-type="string">
            <text:p>46D8</text:p>
          </table:table-cell>
          <table:table-cell table:formula="of:=DEC2HEX([.F221])" office:value-type="string" office:string-value="50DB" calcext:value-type="string">
            <text:p>50D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22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1]+8" office:value-type="float" office:value="18144" calcext:value-type="float">
            <text:p>18144</text:p>
          </table:table-cell>
          <table:table-cell table:formula="of:=[.F221]+1" office:value-type="float" office:value="20700" calcext:value-type="float">
            <text:p>20700</text:p>
          </table:table-cell>
          <table:table-cell/>
          <table:table-cell table:formula="of:=DEC2HEX([.E222])" office:value-type="string" office:string-value="46E0" calcext:value-type="string">
            <text:p>46E0</text:p>
          </table:table-cell>
          <table:table-cell table:formula="of:=DEC2HEX([.F222])" office:value-type="string" office:string-value="50DC" calcext:value-type="string">
            <text:p>50D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22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2]+8" office:value-type="float" office:value="18152" calcext:value-type="float">
            <text:p>18152</text:p>
          </table:table-cell>
          <table:table-cell table:formula="of:=[.F222]+1" office:value-type="float" office:value="20701" calcext:value-type="float">
            <text:p>20701</text:p>
          </table:table-cell>
          <table:table-cell/>
          <table:table-cell table:formula="of:=DEC2HEX([.E223])" office:value-type="string" office:string-value="46E8" calcext:value-type="string">
            <text:p>46E8</text:p>
          </table:table-cell>
          <table:table-cell table:formula="of:=DEC2HEX([.F223])" office:value-type="string" office:string-value="50DD" calcext:value-type="string">
            <text:p>50D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22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3]+8" office:value-type="float" office:value="18160" calcext:value-type="float">
            <text:p>18160</text:p>
          </table:table-cell>
          <table:table-cell table:formula="of:=[.F223]+1" office:value-type="float" office:value="20702" calcext:value-type="float">
            <text:p>20702</text:p>
          </table:table-cell>
          <table:table-cell/>
          <table:table-cell table:formula="of:=DEC2HEX([.E224])" office:value-type="string" office:string-value="46F0" calcext:value-type="string">
            <text:p>46F0</text:p>
          </table:table-cell>
          <table:table-cell table:formula="of:=DEC2HEX([.F224])" office:value-type="string" office:string-value="50DE" calcext:value-type="string">
            <text:p>50D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22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4]+8" office:value-type="float" office:value="18168" calcext:value-type="float">
            <text:p>18168</text:p>
          </table:table-cell>
          <table:table-cell table:formula="of:=[.F224]+1" office:value-type="float" office:value="20703" calcext:value-type="float">
            <text:p>20703</text:p>
          </table:table-cell>
          <table:table-cell/>
          <table:table-cell table:formula="of:=DEC2HEX([.E225])" office:value-type="string" office:string-value="46F8" calcext:value-type="string">
            <text:p>46F8</text:p>
          </table:table-cell>
          <table:table-cell table:formula="of:=DEC2HEX([.F225])" office:value-type="string" office:string-value="50DF" calcext:value-type="string">
            <text:p>50D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22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5]+8" office:value-type="float" office:value="18176" calcext:value-type="float">
            <text:p>18176</text:p>
          </table:table-cell>
          <table:table-cell table:formula="of:=[.F225]+1" office:value-type="float" office:value="20704" calcext:value-type="float">
            <text:p>20704</text:p>
          </table:table-cell>
          <table:table-cell/>
          <table:table-cell table:formula="of:=DEC2HEX([.E226])" office:value-type="string" office:string-value="4700" calcext:value-type="string">
            <text:p>4700</text:p>
          </table:table-cell>
          <table:table-cell table:formula="of:=DEC2HEX([.F226])" office:value-type="string" office:string-value="50E0" calcext:value-type="string">
            <text:p>50E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22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6]+8" office:value-type="float" office:value="18184" calcext:value-type="float">
            <text:p>18184</text:p>
          </table:table-cell>
          <table:table-cell table:formula="of:=[.F226]+1" office:value-type="float" office:value="20705" calcext:value-type="float">
            <text:p>20705</text:p>
          </table:table-cell>
          <table:table-cell/>
          <table:table-cell table:formula="of:=DEC2HEX([.E227])" office:value-type="string" office:string-value="4708" calcext:value-type="string">
            <text:p>4708</text:p>
          </table:table-cell>
          <table:table-cell table:formula="of:=DEC2HEX([.F227])" office:value-type="string" office:string-value="50E1" calcext:value-type="string">
            <text:p>50E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22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7]+8" office:value-type="float" office:value="18192" calcext:value-type="float">
            <text:p>18192</text:p>
          </table:table-cell>
          <table:table-cell table:formula="of:=[.F227]+1" office:value-type="float" office:value="20706" calcext:value-type="float">
            <text:p>20706</text:p>
          </table:table-cell>
          <table:table-cell/>
          <table:table-cell table:formula="of:=DEC2HEX([.E228])" office:value-type="string" office:string-value="4710" calcext:value-type="string">
            <text:p>4710</text:p>
          </table:table-cell>
          <table:table-cell table:formula="of:=DEC2HEX([.F228])" office:value-type="string" office:string-value="50E2" calcext:value-type="string">
            <text:p>50E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22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8]+8" office:value-type="float" office:value="18200" calcext:value-type="float">
            <text:p>18200</text:p>
          </table:table-cell>
          <table:table-cell table:formula="of:=[.F228]+1" office:value-type="float" office:value="20707" calcext:value-type="float">
            <text:p>20707</text:p>
          </table:table-cell>
          <table:table-cell/>
          <table:table-cell table:formula="of:=DEC2HEX([.E229])" office:value-type="string" office:string-value="4718" calcext:value-type="string">
            <text:p>4718</text:p>
          </table:table-cell>
          <table:table-cell table:formula="of:=DEC2HEX([.F229])" office:value-type="string" office:string-value="50E3" calcext:value-type="string">
            <text:p>50E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22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29]+8" office:value-type="float" office:value="18208" calcext:value-type="float">
            <text:p>18208</text:p>
          </table:table-cell>
          <table:table-cell table:formula="of:=[.F229]+1" office:value-type="float" office:value="20708" calcext:value-type="float">
            <text:p>20708</text:p>
          </table:table-cell>
          <table:table-cell/>
          <table:table-cell table:formula="of:=DEC2HEX([.E230])" office:value-type="string" office:string-value="4720" calcext:value-type="string">
            <text:p>4720</text:p>
          </table:table-cell>
          <table:table-cell table:formula="of:=DEC2HEX([.F230])" office:value-type="string" office:string-value="50E4" calcext:value-type="string">
            <text:p>50E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22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0]+8" office:value-type="float" office:value="18216" calcext:value-type="float">
            <text:p>18216</text:p>
          </table:table-cell>
          <table:table-cell table:formula="of:=[.F230]+1" office:value-type="float" office:value="20709" calcext:value-type="float">
            <text:p>20709</text:p>
          </table:table-cell>
          <table:table-cell/>
          <table:table-cell table:formula="of:=DEC2HEX([.E231])" office:value-type="string" office:string-value="4728" calcext:value-type="string">
            <text:p>4728</text:p>
          </table:table-cell>
          <table:table-cell table:formula="of:=DEC2HEX([.F231])" office:value-type="string" office:string-value="50E5" calcext:value-type="string">
            <text:p>50E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23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1]+8" office:value-type="float" office:value="18224" calcext:value-type="float">
            <text:p>18224</text:p>
          </table:table-cell>
          <table:table-cell table:formula="of:=[.F231]+1" office:value-type="float" office:value="20710" calcext:value-type="float">
            <text:p>20710</text:p>
          </table:table-cell>
          <table:table-cell/>
          <table:table-cell table:formula="of:=DEC2HEX([.E232])" office:value-type="string" office:string-value="4730" calcext:value-type="string">
            <text:p>4730</text:p>
          </table:table-cell>
          <table:table-cell table:formula="of:=DEC2HEX([.F232])" office:value-type="string" office:string-value="50E6" calcext:value-type="string">
            <text:p>50E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23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2]+8" office:value-type="float" office:value="18232" calcext:value-type="float">
            <text:p>18232</text:p>
          </table:table-cell>
          <table:table-cell table:formula="of:=[.F232]+1" office:value-type="float" office:value="20711" calcext:value-type="float">
            <text:p>20711</text:p>
          </table:table-cell>
          <table:table-cell/>
          <table:table-cell table:formula="of:=DEC2HEX([.E233])" office:value-type="string" office:string-value="4738" calcext:value-type="string">
            <text:p>4738</text:p>
          </table:table-cell>
          <table:table-cell table:formula="of:=DEC2HEX([.F233])" office:value-type="string" office:string-value="50E7" calcext:value-type="string">
            <text:p>50E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3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3]+8" office:value-type="float" office:value="18240" calcext:value-type="float">
            <text:p>18240</text:p>
          </table:table-cell>
          <table:table-cell table:formula="of:=[.F233]+1" office:value-type="float" office:value="20712" calcext:value-type="float">
            <text:p>20712</text:p>
          </table:table-cell>
          <table:table-cell/>
          <table:table-cell table:formula="of:=DEC2HEX([.E234])" office:value-type="string" office:string-value="4740" calcext:value-type="string">
            <text:p>4740</text:p>
          </table:table-cell>
          <table:table-cell table:formula="of:=DEC2HEX([.F234])" office:value-type="string" office:string-value="50E8" calcext:value-type="string">
            <text:p>50E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23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4]+8" office:value-type="float" office:value="18248" calcext:value-type="float">
            <text:p>18248</text:p>
          </table:table-cell>
          <table:table-cell table:formula="of:=[.F234]+1" office:value-type="float" office:value="20713" calcext:value-type="float">
            <text:p>20713</text:p>
          </table:table-cell>
          <table:table-cell/>
          <table:table-cell table:formula="of:=DEC2HEX([.E235])" office:value-type="string" office:string-value="4748" calcext:value-type="string">
            <text:p>4748</text:p>
          </table:table-cell>
          <table:table-cell table:formula="of:=DEC2HEX([.F235])" office:value-type="string" office:string-value="50E9" calcext:value-type="string">
            <text:p>50E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23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5]+8" office:value-type="float" office:value="18256" calcext:value-type="float">
            <text:p>18256</text:p>
          </table:table-cell>
          <table:table-cell table:formula="of:=[.F235]+1" office:value-type="float" office:value="20714" calcext:value-type="float">
            <text:p>20714</text:p>
          </table:table-cell>
          <table:table-cell/>
          <table:table-cell table:formula="of:=DEC2HEX([.E236])" office:value-type="string" office:string-value="4750" calcext:value-type="string">
            <text:p>4750</text:p>
          </table:table-cell>
          <table:table-cell table:formula="of:=DEC2HEX([.F236])" office:value-type="string" office:string-value="50EA" calcext:value-type="string">
            <text:p>50E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23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6]+8" office:value-type="float" office:value="18264" calcext:value-type="float">
            <text:p>18264</text:p>
          </table:table-cell>
          <table:table-cell table:formula="of:=[.F236]+1" office:value-type="float" office:value="20715" calcext:value-type="float">
            <text:p>20715</text:p>
          </table:table-cell>
          <table:table-cell/>
          <table:table-cell table:formula="of:=DEC2HEX([.E237])" office:value-type="string" office:string-value="4758" calcext:value-type="string">
            <text:p>4758</text:p>
          </table:table-cell>
          <table:table-cell table:formula="of:=DEC2HEX([.F237])" office:value-type="string" office:string-value="50EB" calcext:value-type="string">
            <text:p>50E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23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7]+8" office:value-type="float" office:value="18272" calcext:value-type="float">
            <text:p>18272</text:p>
          </table:table-cell>
          <table:table-cell table:formula="of:=[.F237]+1" office:value-type="float" office:value="20716" calcext:value-type="float">
            <text:p>20716</text:p>
          </table:table-cell>
          <table:table-cell/>
          <table:table-cell table:formula="of:=DEC2HEX([.E238])" office:value-type="string" office:string-value="4760" calcext:value-type="string">
            <text:p>4760</text:p>
          </table:table-cell>
          <table:table-cell table:formula="of:=DEC2HEX([.F238])" office:value-type="string" office:string-value="50EC" calcext:value-type="string">
            <text:p>50E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23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8]+8" office:value-type="float" office:value="18280" calcext:value-type="float">
            <text:p>18280</text:p>
          </table:table-cell>
          <table:table-cell table:formula="of:=[.F238]+1" office:value-type="float" office:value="20717" calcext:value-type="float">
            <text:p>20717</text:p>
          </table:table-cell>
          <table:table-cell/>
          <table:table-cell table:formula="of:=DEC2HEX([.E239])" office:value-type="string" office:string-value="4768" calcext:value-type="string">
            <text:p>4768</text:p>
          </table:table-cell>
          <table:table-cell table:formula="of:=DEC2HEX([.F239])" office:value-type="string" office:string-value="50ED" calcext:value-type="string">
            <text:p>50E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23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39]+8" office:value-type="float" office:value="18288" calcext:value-type="float">
            <text:p>18288</text:p>
          </table:table-cell>
          <table:table-cell table:formula="of:=[.F239]+1" office:value-type="float" office:value="20718" calcext:value-type="float">
            <text:p>20718</text:p>
          </table:table-cell>
          <table:table-cell/>
          <table:table-cell table:formula="of:=DEC2HEX([.E240])" office:value-type="string" office:string-value="4770" calcext:value-type="string">
            <text:p>4770</text:p>
          </table:table-cell>
          <table:table-cell table:formula="of:=DEC2HEX([.F240])" office:value-type="string" office:string-value="50EE" calcext:value-type="string">
            <text:p>50E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23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0]+8" office:value-type="float" office:value="18296" calcext:value-type="float">
            <text:p>18296</text:p>
          </table:table-cell>
          <table:table-cell table:formula="of:=[.F240]+1" office:value-type="float" office:value="20719" calcext:value-type="float">
            <text:p>20719</text:p>
          </table:table-cell>
          <table:table-cell/>
          <table:table-cell table:formula="of:=DEC2HEX([.E241])" office:value-type="string" office:string-value="4778" calcext:value-type="string">
            <text:p>4778</text:p>
          </table:table-cell>
          <table:table-cell table:formula="of:=DEC2HEX([.F241])" office:value-type="string" office:string-value="50EF" calcext:value-type="string">
            <text:p>50E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24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1]+8" office:value-type="float" office:value="18304" calcext:value-type="float">
            <text:p>18304</text:p>
          </table:table-cell>
          <table:table-cell table:formula="of:=[.F241]+1" office:value-type="float" office:value="20720" calcext:value-type="float">
            <text:p>20720</text:p>
          </table:table-cell>
          <table:table-cell/>
          <table:table-cell table:formula="of:=DEC2HEX([.E242])" office:value-type="string" office:string-value="4780" calcext:value-type="string">
            <text:p>4780</text:p>
          </table:table-cell>
          <table:table-cell table:formula="of:=DEC2HEX([.F242])" office:value-type="string" office:string-value="50F0" calcext:value-type="string">
            <text:p>50F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24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2]+8" office:value-type="float" office:value="18312" calcext:value-type="float">
            <text:p>18312</text:p>
          </table:table-cell>
          <table:table-cell table:formula="of:=[.F242]+1" office:value-type="float" office:value="20721" calcext:value-type="float">
            <text:p>20721</text:p>
          </table:table-cell>
          <table:table-cell/>
          <table:table-cell table:formula="of:=DEC2HEX([.E243])" office:value-type="string" office:string-value="4788" calcext:value-type="string">
            <text:p>4788</text:p>
          </table:table-cell>
          <table:table-cell table:formula="of:=DEC2HEX([.F243])" office:value-type="string" office:string-value="50F1" calcext:value-type="string">
            <text:p>50F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24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3]+8" office:value-type="float" office:value="18320" calcext:value-type="float">
            <text:p>18320</text:p>
          </table:table-cell>
          <table:table-cell table:formula="of:=[.F243]+1" office:value-type="float" office:value="20722" calcext:value-type="float">
            <text:p>20722</text:p>
          </table:table-cell>
          <table:table-cell/>
          <table:table-cell table:formula="of:=DEC2HEX([.E244])" office:value-type="string" office:string-value="4790" calcext:value-type="string">
            <text:p>4790</text:p>
          </table:table-cell>
          <table:table-cell table:formula="of:=DEC2HEX([.F244])" office:value-type="string" office:string-value="50F2" calcext:value-type="string">
            <text:p>50F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24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4]+8" office:value-type="float" office:value="18328" calcext:value-type="float">
            <text:p>18328</text:p>
          </table:table-cell>
          <table:table-cell table:formula="of:=[.F244]+1" office:value-type="float" office:value="20723" calcext:value-type="float">
            <text:p>20723</text:p>
          </table:table-cell>
          <table:table-cell/>
          <table:table-cell table:formula="of:=DEC2HEX([.E245])" office:value-type="string" office:string-value="4798" calcext:value-type="string">
            <text:p>4798</text:p>
          </table:table-cell>
          <table:table-cell table:formula="of:=DEC2HEX([.F245])" office:value-type="string" office:string-value="50F3" calcext:value-type="string">
            <text:p>50F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24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5]+8" office:value-type="float" office:value="18336" calcext:value-type="float">
            <text:p>18336</text:p>
          </table:table-cell>
          <table:table-cell table:formula="of:=[.F245]+1" office:value-type="float" office:value="20724" calcext:value-type="float">
            <text:p>20724</text:p>
          </table:table-cell>
          <table:table-cell/>
          <table:table-cell table:formula="of:=DEC2HEX([.E246])" office:value-type="string" office:string-value="47A0" calcext:value-type="string">
            <text:p>47A0</text:p>
          </table:table-cell>
          <table:table-cell table:formula="of:=DEC2HEX([.F246])" office:value-type="string" office:string-value="50F4" calcext:value-type="string">
            <text:p>50F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24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6]+8" office:value-type="float" office:value="18344" calcext:value-type="float">
            <text:p>18344</text:p>
          </table:table-cell>
          <table:table-cell table:formula="of:=[.F246]+1" office:value-type="float" office:value="20725" calcext:value-type="float">
            <text:p>20725</text:p>
          </table:table-cell>
          <table:table-cell/>
          <table:table-cell table:formula="of:=DEC2HEX([.E247])" office:value-type="string" office:string-value="47A8" calcext:value-type="string">
            <text:p>47A8</text:p>
          </table:table-cell>
          <table:table-cell table:formula="of:=DEC2HEX([.F247])" office:value-type="string" office:string-value="50F5" calcext:value-type="string">
            <text:p>50F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24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7]+8" office:value-type="float" office:value="18352" calcext:value-type="float">
            <text:p>18352</text:p>
          </table:table-cell>
          <table:table-cell table:formula="of:=[.F247]+1" office:value-type="float" office:value="20726" calcext:value-type="float">
            <text:p>20726</text:p>
          </table:table-cell>
          <table:table-cell/>
          <table:table-cell table:formula="of:=DEC2HEX([.E248])" office:value-type="string" office:string-value="47B0" calcext:value-type="string">
            <text:p>47B0</text:p>
          </table:table-cell>
          <table:table-cell table:formula="of:=DEC2HEX([.F248])" office:value-type="string" office:string-value="50F6" calcext:value-type="string">
            <text:p>50F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24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8]+8" office:value-type="float" office:value="18360" calcext:value-type="float">
            <text:p>18360</text:p>
          </table:table-cell>
          <table:table-cell table:formula="of:=[.F248]+1" office:value-type="float" office:value="20727" calcext:value-type="float">
            <text:p>20727</text:p>
          </table:table-cell>
          <table:table-cell/>
          <table:table-cell table:formula="of:=DEC2HEX([.E249])" office:value-type="string" office:string-value="47B8" calcext:value-type="string">
            <text:p>47B8</text:p>
          </table:table-cell>
          <table:table-cell table:formula="of:=DEC2HEX([.F249])" office:value-type="string" office:string-value="50F7" calcext:value-type="string">
            <text:p>50F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24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49]+8" office:value-type="float" office:value="18368" calcext:value-type="float">
            <text:p>18368</text:p>
          </table:table-cell>
          <table:table-cell table:formula="of:=[.F249]+1" office:value-type="float" office:value="20728" calcext:value-type="float">
            <text:p>20728</text:p>
          </table:table-cell>
          <table:table-cell/>
          <table:table-cell table:formula="of:=DEC2HEX([.E250])" office:value-type="string" office:string-value="47C0" calcext:value-type="string">
            <text:p>47C0</text:p>
          </table:table-cell>
          <table:table-cell table:formula="of:=DEC2HEX([.F250])" office:value-type="string" office:string-value="50F8" calcext:value-type="string">
            <text:p>50F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24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0]+8" office:value-type="float" office:value="18376" calcext:value-type="float">
            <text:p>18376</text:p>
          </table:table-cell>
          <table:table-cell table:formula="of:=[.F250]+1" office:value-type="float" office:value="20729" calcext:value-type="float">
            <text:p>20729</text:p>
          </table:table-cell>
          <table:table-cell/>
          <table:table-cell table:formula="of:=DEC2HEX([.E251])" office:value-type="string" office:string-value="47C8" calcext:value-type="string">
            <text:p>47C8</text:p>
          </table:table-cell>
          <table:table-cell table:formula="of:=DEC2HEX([.F251])" office:value-type="string" office:string-value="50F9" calcext:value-type="string">
            <text:p>50F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25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1]+8" office:value-type="float" office:value="18384" calcext:value-type="float">
            <text:p>18384</text:p>
          </table:table-cell>
          <table:table-cell table:formula="of:=[.F251]+1" office:value-type="float" office:value="20730" calcext:value-type="float">
            <text:p>20730</text:p>
          </table:table-cell>
          <table:table-cell/>
          <table:table-cell table:formula="of:=DEC2HEX([.E252])" office:value-type="string" office:string-value="47D0" calcext:value-type="string">
            <text:p>47D0</text:p>
          </table:table-cell>
          <table:table-cell table:formula="of:=DEC2HEX([.F252])" office:value-type="string" office:string-value="50FA" calcext:value-type="string">
            <text:p>50F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25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2]+8" office:value-type="float" office:value="18392" calcext:value-type="float">
            <text:p>18392</text:p>
          </table:table-cell>
          <table:table-cell table:formula="of:=[.F252]+1" office:value-type="float" office:value="20731" calcext:value-type="float">
            <text:p>20731</text:p>
          </table:table-cell>
          <table:table-cell/>
          <table:table-cell table:formula="of:=DEC2HEX([.E253])" office:value-type="string" office:string-value="47D8" calcext:value-type="string">
            <text:p>47D8</text:p>
          </table:table-cell>
          <table:table-cell table:formula="of:=DEC2HEX([.F253])" office:value-type="string" office:string-value="50FB" calcext:value-type="string">
            <text:p>50F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25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3]+8" office:value-type="float" office:value="18400" calcext:value-type="float">
            <text:p>18400</text:p>
          </table:table-cell>
          <table:table-cell table:formula="of:=[.F253]+1" office:value-type="float" office:value="20732" calcext:value-type="float">
            <text:p>20732</text:p>
          </table:table-cell>
          <table:table-cell/>
          <table:table-cell table:formula="of:=DEC2HEX([.E254])" office:value-type="string" office:string-value="47E0" calcext:value-type="string">
            <text:p>47E0</text:p>
          </table:table-cell>
          <table:table-cell table:formula="of:=DEC2HEX([.F254])" office:value-type="string" office:string-value="50FC" calcext:value-type="string">
            <text:p>50F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25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4]+8" office:value-type="float" office:value="18408" calcext:value-type="float">
            <text:p>18408</text:p>
          </table:table-cell>
          <table:table-cell table:formula="of:=[.F254]+1" office:value-type="float" office:value="20733" calcext:value-type="float">
            <text:p>20733</text:p>
          </table:table-cell>
          <table:table-cell/>
          <table:table-cell table:formula="of:=DEC2HEX([.E255])" office:value-type="string" office:string-value="47E8" calcext:value-type="string">
            <text:p>47E8</text:p>
          </table:table-cell>
          <table:table-cell table:formula="of:=DEC2HEX([.F255])" office:value-type="string" office:string-value="50FD" calcext:value-type="string">
            <text:p>50F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25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5]+8" office:value-type="float" office:value="18416" calcext:value-type="float">
            <text:p>18416</text:p>
          </table:table-cell>
          <table:table-cell table:formula="of:=[.F255]+1" office:value-type="float" office:value="20734" calcext:value-type="float">
            <text:p>20734</text:p>
          </table:table-cell>
          <table:table-cell/>
          <table:table-cell table:formula="of:=DEC2HEX([.E256])" office:value-type="string" office:string-value="47F0" calcext:value-type="string">
            <text:p>47F0</text:p>
          </table:table-cell>
          <table:table-cell table:formula="of:=DEC2HEX([.F256])" office:value-type="string" office:string-value="50FE" calcext:value-type="string">
            <text:p>50F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25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6]+8" office:value-type="float" office:value="18424" calcext:value-type="float">
            <text:p>18424</text:p>
          </table:table-cell>
          <table:table-cell table:formula="of:=[.F256]+1" office:value-type="float" office:value="20735" calcext:value-type="float">
            <text:p>20735</text:p>
          </table:table-cell>
          <table:table-cell/>
          <table:table-cell table:formula="of:=DEC2HEX([.E257])" office:value-type="string" office:string-value="47F8" calcext:value-type="string">
            <text:p>47F8</text:p>
          </table:table-cell>
          <table:table-cell table:formula="of:=DEC2HEX([.F257])" office:value-type="string" office:string-value="50FF" calcext:value-type="string">
            <text:p>50F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25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7]+8" office:value-type="float" office:value="18432" calcext:value-type="float">
            <text:p>18432</text:p>
          </table:table-cell>
          <table:table-cell table:formula="of:=[.F257]+1" office:value-type="float" office:value="20736" calcext:value-type="float">
            <text:p>20736</text:p>
          </table:table-cell>
          <table:table-cell/>
          <table:table-cell table:formula="of:=DEC2HEX([.E258])" office:value-type="string" office:string-value="4800" calcext:value-type="string">
            <text:p>4800</text:p>
          </table:table-cell>
          <table:table-cell table:formula="of:=DEC2HEX([.F258])" office:value-type="string" office:string-value="5100" calcext:value-type="string">
            <text:p>51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257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8]+8" office:value-type="float" office:value="18440" calcext:value-type="float">
            <text:p>18440</text:p>
          </table:table-cell>
          <table:table-cell table:formula="of:=[.F258]+1" office:value-type="float" office:value="20737" calcext:value-type="float">
            <text:p>20737</text:p>
          </table:table-cell>
          <table:table-cell/>
          <table:table-cell table:formula="of:=DEC2HEX([.E259])" office:value-type="string" office:string-value="4808" calcext:value-type="string">
            <text:p>4808</text:p>
          </table:table-cell>
          <table:table-cell table:formula="of:=DEC2HEX([.F259])" office:value-type="string" office:string-value="5101" calcext:value-type="string">
            <text:p>51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25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59]+8" office:value-type="float" office:value="18448" calcext:value-type="float">
            <text:p>18448</text:p>
          </table:table-cell>
          <table:table-cell table:formula="of:=[.F259]+1" office:value-type="float" office:value="20738" calcext:value-type="float">
            <text:p>20738</text:p>
          </table:table-cell>
          <table:table-cell/>
          <table:table-cell table:formula="of:=DEC2HEX([.E260])" office:value-type="string" office:string-value="4810" calcext:value-type="string">
            <text:p>4810</text:p>
          </table:table-cell>
          <table:table-cell table:formula="of:=DEC2HEX([.F260])" office:value-type="string" office:string-value="5102" calcext:value-type="string">
            <text:p>51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25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0]+8" office:value-type="float" office:value="18456" calcext:value-type="float">
            <text:p>18456</text:p>
          </table:table-cell>
          <table:table-cell table:formula="of:=[.F260]+1" office:value-type="float" office:value="20739" calcext:value-type="float">
            <text:p>20739</text:p>
          </table:table-cell>
          <table:table-cell/>
          <table:table-cell table:formula="of:=DEC2HEX([.E261])" office:value-type="string" office:string-value="4818" calcext:value-type="string">
            <text:p>4818</text:p>
          </table:table-cell>
          <table:table-cell table:formula="of:=DEC2HEX([.F261])" office:value-type="string" office:string-value="5103" calcext:value-type="string">
            <text:p>51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26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1]+8" office:value-type="float" office:value="18464" calcext:value-type="float">
            <text:p>18464</text:p>
          </table:table-cell>
          <table:table-cell table:formula="of:=[.F261]+1" office:value-type="float" office:value="20740" calcext:value-type="float">
            <text:p>20740</text:p>
          </table:table-cell>
          <table:table-cell/>
          <table:table-cell table:formula="of:=DEC2HEX([.E262])" office:value-type="string" office:string-value="4820" calcext:value-type="string">
            <text:p>4820</text:p>
          </table:table-cell>
          <table:table-cell table:formula="of:=DEC2HEX([.F262])" office:value-type="string" office:string-value="5104" calcext:value-type="string">
            <text:p>51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26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2]+8" office:value-type="float" office:value="18472" calcext:value-type="float">
            <text:p>18472</text:p>
          </table:table-cell>
          <table:table-cell table:formula="of:=[.F262]+1" office:value-type="float" office:value="20741" calcext:value-type="float">
            <text:p>20741</text:p>
          </table:table-cell>
          <table:table-cell/>
          <table:table-cell table:formula="of:=DEC2HEX([.E263])" office:value-type="string" office:string-value="4828" calcext:value-type="string">
            <text:p>4828</text:p>
          </table:table-cell>
          <table:table-cell table:formula="of:=DEC2HEX([.F263])" office:value-type="string" office:string-value="5105" calcext:value-type="string">
            <text:p>51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26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3]+8" office:value-type="float" office:value="18480" calcext:value-type="float">
            <text:p>18480</text:p>
          </table:table-cell>
          <table:table-cell table:formula="of:=[.F263]+1" office:value-type="float" office:value="20742" calcext:value-type="float">
            <text:p>20742</text:p>
          </table:table-cell>
          <table:table-cell/>
          <table:table-cell table:formula="of:=DEC2HEX([.E264])" office:value-type="string" office:string-value="4830" calcext:value-type="string">
            <text:p>4830</text:p>
          </table:table-cell>
          <table:table-cell table:formula="of:=DEC2HEX([.F264])" office:value-type="string" office:string-value="5106" calcext:value-type="string">
            <text:p>51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26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4]+8" office:value-type="float" office:value="18488" calcext:value-type="float">
            <text:p>18488</text:p>
          </table:table-cell>
          <table:table-cell table:formula="of:=[.F264]+1" office:value-type="float" office:value="20743" calcext:value-type="float">
            <text:p>20743</text:p>
          </table:table-cell>
          <table:table-cell/>
          <table:table-cell table:formula="of:=DEC2HEX([.E265])" office:value-type="string" office:string-value="4838" calcext:value-type="string">
            <text:p>4838</text:p>
          </table:table-cell>
          <table:table-cell table:formula="of:=DEC2HEX([.F265])" office:value-type="string" office:string-value="5107" calcext:value-type="string">
            <text:p>51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6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5]+8" office:value-type="float" office:value="18496" calcext:value-type="float">
            <text:p>18496</text:p>
          </table:table-cell>
          <table:table-cell table:formula="of:=[.F265]+1" office:value-type="float" office:value="20744" calcext:value-type="float">
            <text:p>20744</text:p>
          </table:table-cell>
          <table:table-cell/>
          <table:table-cell table:formula="of:=DEC2HEX([.E266])" office:value-type="string" office:string-value="4840" calcext:value-type="string">
            <text:p>4840</text:p>
          </table:table-cell>
          <table:table-cell table:formula="of:=DEC2HEX([.F266])" office:value-type="string" office:string-value="5108" calcext:value-type="string">
            <text:p>510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26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6]+8" office:value-type="float" office:value="18504" calcext:value-type="float">
            <text:p>18504</text:p>
          </table:table-cell>
          <table:table-cell table:formula="of:=[.F266]+1" office:value-type="float" office:value="20745" calcext:value-type="float">
            <text:p>20745</text:p>
          </table:table-cell>
          <table:table-cell/>
          <table:table-cell table:formula="of:=DEC2HEX([.E267])" office:value-type="string" office:string-value="4848" calcext:value-type="string">
            <text:p>4848</text:p>
          </table:table-cell>
          <table:table-cell table:formula="of:=DEC2HEX([.F267])" office:value-type="string" office:string-value="5109" calcext:value-type="string">
            <text:p>510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26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7]+8" office:value-type="float" office:value="18512" calcext:value-type="float">
            <text:p>18512</text:p>
          </table:table-cell>
          <table:table-cell table:formula="of:=[.F267]+1" office:value-type="float" office:value="20746" calcext:value-type="float">
            <text:p>20746</text:p>
          </table:table-cell>
          <table:table-cell/>
          <table:table-cell table:formula="of:=DEC2HEX([.E268])" office:value-type="string" office:string-value="4850" calcext:value-type="string">
            <text:p>4850</text:p>
          </table:table-cell>
          <table:table-cell table:formula="of:=DEC2HEX([.F268])" office:value-type="string" office:string-value="510A" calcext:value-type="string">
            <text:p>510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26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8]+8" office:value-type="float" office:value="18520" calcext:value-type="float">
            <text:p>18520</text:p>
          </table:table-cell>
          <table:table-cell table:formula="of:=[.F268]+1" office:value-type="float" office:value="20747" calcext:value-type="float">
            <text:p>20747</text:p>
          </table:table-cell>
          <table:table-cell/>
          <table:table-cell table:formula="of:=DEC2HEX([.E269])" office:value-type="string" office:string-value="4858" calcext:value-type="string">
            <text:p>4858</text:p>
          </table:table-cell>
          <table:table-cell table:formula="of:=DEC2HEX([.F269])" office:value-type="string" office:string-value="510B" calcext:value-type="string">
            <text:p>510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26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69]+8" office:value-type="float" office:value="18528" calcext:value-type="float">
            <text:p>18528</text:p>
          </table:table-cell>
          <table:table-cell table:formula="of:=[.F269]+1" office:value-type="float" office:value="20748" calcext:value-type="float">
            <text:p>20748</text:p>
          </table:table-cell>
          <table:table-cell/>
          <table:table-cell table:formula="of:=DEC2HEX([.E270])" office:value-type="string" office:string-value="4860" calcext:value-type="string">
            <text:p>4860</text:p>
          </table:table-cell>
          <table:table-cell table:formula="of:=DEC2HEX([.F270])" office:value-type="string" office:string-value="510C" calcext:value-type="string">
            <text:p>510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26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0]+8" office:value-type="float" office:value="18536" calcext:value-type="float">
            <text:p>18536</text:p>
          </table:table-cell>
          <table:table-cell table:formula="of:=[.F270]+1" office:value-type="float" office:value="20749" calcext:value-type="float">
            <text:p>20749</text:p>
          </table:table-cell>
          <table:table-cell/>
          <table:table-cell table:formula="of:=DEC2HEX([.E271])" office:value-type="string" office:string-value="4868" calcext:value-type="string">
            <text:p>4868</text:p>
          </table:table-cell>
          <table:table-cell table:formula="of:=DEC2HEX([.F271])" office:value-type="string" office:string-value="510D" calcext:value-type="string">
            <text:p>510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27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1]+8" office:value-type="float" office:value="18544" calcext:value-type="float">
            <text:p>18544</text:p>
          </table:table-cell>
          <table:table-cell table:formula="of:=[.F271]+1" office:value-type="float" office:value="20750" calcext:value-type="float">
            <text:p>20750</text:p>
          </table:table-cell>
          <table:table-cell/>
          <table:table-cell table:formula="of:=DEC2HEX([.E272])" office:value-type="string" office:string-value="4870" calcext:value-type="string">
            <text:p>4870</text:p>
          </table:table-cell>
          <table:table-cell table:formula="of:=DEC2HEX([.F272])" office:value-type="string" office:string-value="510E" calcext:value-type="string">
            <text:p>510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27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2]+8" office:value-type="float" office:value="18552" calcext:value-type="float">
            <text:p>18552</text:p>
          </table:table-cell>
          <table:table-cell table:formula="of:=[.F272]+1" office:value-type="float" office:value="20751" calcext:value-type="float">
            <text:p>20751</text:p>
          </table:table-cell>
          <table:table-cell/>
          <table:table-cell table:formula="of:=DEC2HEX([.E273])" office:value-type="string" office:string-value="4878" calcext:value-type="string">
            <text:p>4878</text:p>
          </table:table-cell>
          <table:table-cell table:formula="of:=DEC2HEX([.F273])" office:value-type="string" office:string-value="510F" calcext:value-type="string">
            <text:p>510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27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3]+8" office:value-type="float" office:value="18560" calcext:value-type="float">
            <text:p>18560</text:p>
          </table:table-cell>
          <table:table-cell table:formula="of:=[.F273]+1" office:value-type="float" office:value="20752" calcext:value-type="float">
            <text:p>20752</text:p>
          </table:table-cell>
          <table:table-cell/>
          <table:table-cell table:formula="of:=DEC2HEX([.E274])" office:value-type="string" office:string-value="4880" calcext:value-type="string">
            <text:p>4880</text:p>
          </table:table-cell>
          <table:table-cell table:formula="of:=DEC2HEX([.F274])" office:value-type="string" office:string-value="5110" calcext:value-type="string">
            <text:p>511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27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4]+8" office:value-type="float" office:value="18568" calcext:value-type="float">
            <text:p>18568</text:p>
          </table:table-cell>
          <table:table-cell table:formula="of:=[.F274]+1" office:value-type="float" office:value="20753" calcext:value-type="float">
            <text:p>20753</text:p>
          </table:table-cell>
          <table:table-cell/>
          <table:table-cell table:formula="of:=DEC2HEX([.E275])" office:value-type="string" office:string-value="4888" calcext:value-type="string">
            <text:p>4888</text:p>
          </table:table-cell>
          <table:table-cell table:formula="of:=DEC2HEX([.F275])" office:value-type="string" office:string-value="5111" calcext:value-type="string">
            <text:p>511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27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5]+8" office:value-type="float" office:value="18576" calcext:value-type="float">
            <text:p>18576</text:p>
          </table:table-cell>
          <table:table-cell table:formula="of:=[.F275]+1" office:value-type="float" office:value="20754" calcext:value-type="float">
            <text:p>20754</text:p>
          </table:table-cell>
          <table:table-cell/>
          <table:table-cell table:formula="of:=DEC2HEX([.E276])" office:value-type="string" office:string-value="4890" calcext:value-type="string">
            <text:p>4890</text:p>
          </table:table-cell>
          <table:table-cell table:formula="of:=DEC2HEX([.F276])" office:value-type="string" office:string-value="5112" calcext:value-type="string">
            <text:p>511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27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6]+8" office:value-type="float" office:value="18584" calcext:value-type="float">
            <text:p>18584</text:p>
          </table:table-cell>
          <table:table-cell table:formula="of:=[.F276]+1" office:value-type="float" office:value="20755" calcext:value-type="float">
            <text:p>20755</text:p>
          </table:table-cell>
          <table:table-cell/>
          <table:table-cell table:formula="of:=DEC2HEX([.E277])" office:value-type="string" office:string-value="4898" calcext:value-type="string">
            <text:p>4898</text:p>
          </table:table-cell>
          <table:table-cell table:formula="of:=DEC2HEX([.F277])" office:value-type="string" office:string-value="5113" calcext:value-type="string">
            <text:p>511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27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7]+8" office:value-type="float" office:value="18592" calcext:value-type="float">
            <text:p>18592</text:p>
          </table:table-cell>
          <table:table-cell table:formula="of:=[.F277]+1" office:value-type="float" office:value="20756" calcext:value-type="float">
            <text:p>20756</text:p>
          </table:table-cell>
          <table:table-cell/>
          <table:table-cell table:formula="of:=DEC2HEX([.E278])" office:value-type="string" office:string-value="48A0" calcext:value-type="string">
            <text:p>48A0</text:p>
          </table:table-cell>
          <table:table-cell table:formula="of:=DEC2HEX([.F278])" office:value-type="string" office:string-value="5114" calcext:value-type="string">
            <text:p>51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27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8]+8" office:value-type="float" office:value="18600" calcext:value-type="float">
            <text:p>18600</text:p>
          </table:table-cell>
          <table:table-cell table:formula="of:=[.F278]+1" office:value-type="float" office:value="20757" calcext:value-type="float">
            <text:p>20757</text:p>
          </table:table-cell>
          <table:table-cell/>
          <table:table-cell table:formula="of:=DEC2HEX([.E279])" office:value-type="string" office:string-value="48A8" calcext:value-type="string">
            <text:p>48A8</text:p>
          </table:table-cell>
          <table:table-cell table:formula="of:=DEC2HEX([.F279])" office:value-type="string" office:string-value="5115" calcext:value-type="string">
            <text:p>51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27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79]+8" office:value-type="float" office:value="18608" calcext:value-type="float">
            <text:p>18608</text:p>
          </table:table-cell>
          <table:table-cell table:formula="of:=[.F279]+1" office:value-type="float" office:value="20758" calcext:value-type="float">
            <text:p>20758</text:p>
          </table:table-cell>
          <table:table-cell/>
          <table:table-cell table:formula="of:=DEC2HEX([.E280])" office:value-type="string" office:string-value="48B0" calcext:value-type="string">
            <text:p>48B0</text:p>
          </table:table-cell>
          <table:table-cell table:formula="of:=DEC2HEX([.F280])" office:value-type="string" office:string-value="5116" calcext:value-type="string">
            <text:p>51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27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0]+8" office:value-type="float" office:value="18616" calcext:value-type="float">
            <text:p>18616</text:p>
          </table:table-cell>
          <table:table-cell table:formula="of:=[.F280]+1" office:value-type="float" office:value="20759" calcext:value-type="float">
            <text:p>20759</text:p>
          </table:table-cell>
          <table:table-cell/>
          <table:table-cell table:formula="of:=DEC2HEX([.E281])" office:value-type="string" office:string-value="48B8" calcext:value-type="string">
            <text:p>48B8</text:p>
          </table:table-cell>
          <table:table-cell table:formula="of:=DEC2HEX([.F281])" office:value-type="string" office:string-value="5117" calcext:value-type="string">
            <text:p>51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28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1]+8" office:value-type="float" office:value="18624" calcext:value-type="float">
            <text:p>18624</text:p>
          </table:table-cell>
          <table:table-cell table:formula="of:=[.F281]+1" office:value-type="float" office:value="20760" calcext:value-type="float">
            <text:p>20760</text:p>
          </table:table-cell>
          <table:table-cell/>
          <table:table-cell table:formula="of:=DEC2HEX([.E282])" office:value-type="string" office:string-value="48C0" calcext:value-type="string">
            <text:p>48C0</text:p>
          </table:table-cell>
          <table:table-cell table:formula="of:=DEC2HEX([.F282])" office:value-type="string" office:string-value="5118" calcext:value-type="string">
            <text:p>51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28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2]+8" office:value-type="float" office:value="18632" calcext:value-type="float">
            <text:p>18632</text:p>
          </table:table-cell>
          <table:table-cell table:formula="of:=[.F282]+1" office:value-type="float" office:value="20761" calcext:value-type="float">
            <text:p>20761</text:p>
          </table:table-cell>
          <table:table-cell/>
          <table:table-cell table:formula="of:=DEC2HEX([.E283])" office:value-type="string" office:string-value="48C8" calcext:value-type="string">
            <text:p>48C8</text:p>
          </table:table-cell>
          <table:table-cell table:formula="of:=DEC2HEX([.F283])" office:value-type="string" office:string-value="5119" calcext:value-type="string">
            <text:p>51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28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3]+8" office:value-type="float" office:value="18640" calcext:value-type="float">
            <text:p>18640</text:p>
          </table:table-cell>
          <table:table-cell table:formula="of:=[.F283]+1" office:value-type="float" office:value="20762" calcext:value-type="float">
            <text:p>20762</text:p>
          </table:table-cell>
          <table:table-cell/>
          <table:table-cell table:formula="of:=DEC2HEX([.E284])" office:value-type="string" office:string-value="48D0" calcext:value-type="string">
            <text:p>48D0</text:p>
          </table:table-cell>
          <table:table-cell table:formula="of:=DEC2HEX([.F284])" office:value-type="string" office:string-value="511A" calcext:value-type="string">
            <text:p>511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28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4]+8" office:value-type="float" office:value="18648" calcext:value-type="float">
            <text:p>18648</text:p>
          </table:table-cell>
          <table:table-cell table:formula="of:=[.F284]+1" office:value-type="float" office:value="20763" calcext:value-type="float">
            <text:p>20763</text:p>
          </table:table-cell>
          <table:table-cell/>
          <table:table-cell table:formula="of:=DEC2HEX([.E285])" office:value-type="string" office:string-value="48D8" calcext:value-type="string">
            <text:p>48D8</text:p>
          </table:table-cell>
          <table:table-cell table:formula="of:=DEC2HEX([.F285])" office:value-type="string" office:string-value="511B" calcext:value-type="string">
            <text:p>511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28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5]+8" office:value-type="float" office:value="18656" calcext:value-type="float">
            <text:p>18656</text:p>
          </table:table-cell>
          <table:table-cell table:formula="of:=[.F285]+1" office:value-type="float" office:value="20764" calcext:value-type="float">
            <text:p>20764</text:p>
          </table:table-cell>
          <table:table-cell/>
          <table:table-cell table:formula="of:=DEC2HEX([.E286])" office:value-type="string" office:string-value="48E0" calcext:value-type="string">
            <text:p>48E0</text:p>
          </table:table-cell>
          <table:table-cell table:formula="of:=DEC2HEX([.F286])" office:value-type="string" office:string-value="511C" calcext:value-type="string">
            <text:p>511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28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6]+8" office:value-type="float" office:value="18664" calcext:value-type="float">
            <text:p>18664</text:p>
          </table:table-cell>
          <table:table-cell table:formula="of:=[.F286]+1" office:value-type="float" office:value="20765" calcext:value-type="float">
            <text:p>20765</text:p>
          </table:table-cell>
          <table:table-cell/>
          <table:table-cell table:formula="of:=DEC2HEX([.E287])" office:value-type="string" office:string-value="48E8" calcext:value-type="string">
            <text:p>48E8</text:p>
          </table:table-cell>
          <table:table-cell table:formula="of:=DEC2HEX([.F287])" office:value-type="string" office:string-value="511D" calcext:value-type="string">
            <text:p>511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28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7]+8" office:value-type="float" office:value="18672" calcext:value-type="float">
            <text:p>18672</text:p>
          </table:table-cell>
          <table:table-cell table:formula="of:=[.F287]+1" office:value-type="float" office:value="20766" calcext:value-type="float">
            <text:p>20766</text:p>
          </table:table-cell>
          <table:table-cell/>
          <table:table-cell table:formula="of:=DEC2HEX([.E288])" office:value-type="string" office:string-value="48F0" calcext:value-type="string">
            <text:p>48F0</text:p>
          </table:table-cell>
          <table:table-cell table:formula="of:=DEC2HEX([.F288])" office:value-type="string" office:string-value="511E" calcext:value-type="string">
            <text:p>511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28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8]+8" office:value-type="float" office:value="18680" calcext:value-type="float">
            <text:p>18680</text:p>
          </table:table-cell>
          <table:table-cell table:formula="of:=[.F288]+1" office:value-type="float" office:value="20767" calcext:value-type="float">
            <text:p>20767</text:p>
          </table:table-cell>
          <table:table-cell/>
          <table:table-cell table:formula="of:=DEC2HEX([.E289])" office:value-type="string" office:string-value="48F8" calcext:value-type="string">
            <text:p>48F8</text:p>
          </table:table-cell>
          <table:table-cell table:formula="of:=DEC2HEX([.F289])" office:value-type="string" office:string-value="511F" calcext:value-type="string">
            <text:p>511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28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89]+8" office:value-type="float" office:value="18688" calcext:value-type="float">
            <text:p>18688</text:p>
          </table:table-cell>
          <table:table-cell table:formula="of:=[.F289]+1" office:value-type="float" office:value="20768" calcext:value-type="float">
            <text:p>20768</text:p>
          </table:table-cell>
          <table:table-cell/>
          <table:table-cell table:formula="of:=DEC2HEX([.E290])" office:value-type="string" office:string-value="4900" calcext:value-type="string">
            <text:p>4900</text:p>
          </table:table-cell>
          <table:table-cell table:formula="of:=DEC2HEX([.F290])" office:value-type="string" office:string-value="5120" calcext:value-type="string">
            <text:p>51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28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0]+8" office:value-type="float" office:value="18696" calcext:value-type="float">
            <text:p>18696</text:p>
          </table:table-cell>
          <table:table-cell table:formula="of:=[.F290]+1" office:value-type="float" office:value="20769" calcext:value-type="float">
            <text:p>20769</text:p>
          </table:table-cell>
          <table:table-cell/>
          <table:table-cell table:formula="of:=DEC2HEX([.E291])" office:value-type="string" office:string-value="4908" calcext:value-type="string">
            <text:p>4908</text:p>
          </table:table-cell>
          <table:table-cell table:formula="of:=DEC2HEX([.F291])" office:value-type="string" office:string-value="5121" calcext:value-type="string">
            <text:p>51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29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1]+8" office:value-type="float" office:value="18704" calcext:value-type="float">
            <text:p>18704</text:p>
          </table:table-cell>
          <table:table-cell table:formula="of:=[.F291]+1" office:value-type="float" office:value="20770" calcext:value-type="float">
            <text:p>20770</text:p>
          </table:table-cell>
          <table:table-cell/>
          <table:table-cell table:formula="of:=DEC2HEX([.E292])" office:value-type="string" office:string-value="4910" calcext:value-type="string">
            <text:p>4910</text:p>
          </table:table-cell>
          <table:table-cell table:formula="of:=DEC2HEX([.F292])" office:value-type="string" office:string-value="5122" calcext:value-type="string">
            <text:p>51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29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2]+8" office:value-type="float" office:value="18712" calcext:value-type="float">
            <text:p>18712</text:p>
          </table:table-cell>
          <table:table-cell table:formula="of:=[.F292]+1" office:value-type="float" office:value="20771" calcext:value-type="float">
            <text:p>20771</text:p>
          </table:table-cell>
          <table:table-cell/>
          <table:table-cell table:formula="of:=DEC2HEX([.E293])" office:value-type="string" office:string-value="4918" calcext:value-type="string">
            <text:p>4918</text:p>
          </table:table-cell>
          <table:table-cell table:formula="of:=DEC2HEX([.F293])" office:value-type="string" office:string-value="5123" calcext:value-type="string">
            <text:p>51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29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3]+8" office:value-type="float" office:value="18720" calcext:value-type="float">
            <text:p>18720</text:p>
          </table:table-cell>
          <table:table-cell table:formula="of:=[.F293]+1" office:value-type="float" office:value="20772" calcext:value-type="float">
            <text:p>20772</text:p>
          </table:table-cell>
          <table:table-cell/>
          <table:table-cell table:formula="of:=DEC2HEX([.E294])" office:value-type="string" office:string-value="4920" calcext:value-type="string">
            <text:p>4920</text:p>
          </table:table-cell>
          <table:table-cell table:formula="of:=DEC2HEX([.F294])" office:value-type="string" office:string-value="5124" calcext:value-type="string">
            <text:p>51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29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4]+8" office:value-type="float" office:value="18728" calcext:value-type="float">
            <text:p>18728</text:p>
          </table:table-cell>
          <table:table-cell table:formula="of:=[.F294]+1" office:value-type="float" office:value="20773" calcext:value-type="float">
            <text:p>20773</text:p>
          </table:table-cell>
          <table:table-cell/>
          <table:table-cell table:formula="of:=DEC2HEX([.E295])" office:value-type="string" office:string-value="4928" calcext:value-type="string">
            <text:p>4928</text:p>
          </table:table-cell>
          <table:table-cell table:formula="of:=DEC2HEX([.F295])" office:value-type="string" office:string-value="5125" calcext:value-type="string">
            <text:p>51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29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5]+8" office:value-type="float" office:value="18736" calcext:value-type="float">
            <text:p>18736</text:p>
          </table:table-cell>
          <table:table-cell table:formula="of:=[.F295]+1" office:value-type="float" office:value="20774" calcext:value-type="float">
            <text:p>20774</text:p>
          </table:table-cell>
          <table:table-cell/>
          <table:table-cell table:formula="of:=DEC2HEX([.E296])" office:value-type="string" office:string-value="4930" calcext:value-type="string">
            <text:p>4930</text:p>
          </table:table-cell>
          <table:table-cell table:formula="of:=DEC2HEX([.F296])" office:value-type="string" office:string-value="5126" calcext:value-type="string">
            <text:p>51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29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6]+8" office:value-type="float" office:value="18744" calcext:value-type="float">
            <text:p>18744</text:p>
          </table:table-cell>
          <table:table-cell table:formula="of:=[.F296]+1" office:value-type="float" office:value="20775" calcext:value-type="float">
            <text:p>20775</text:p>
          </table:table-cell>
          <table:table-cell/>
          <table:table-cell table:formula="of:=DEC2HEX([.E297])" office:value-type="string" office:string-value="4938" calcext:value-type="string">
            <text:p>4938</text:p>
          </table:table-cell>
          <table:table-cell table:formula="of:=DEC2HEX([.F297])" office:value-type="string" office:string-value="5127" calcext:value-type="string">
            <text:p>51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9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7]+8" office:value-type="float" office:value="18752" calcext:value-type="float">
            <text:p>18752</text:p>
          </table:table-cell>
          <table:table-cell table:formula="of:=[.F297]+1" office:value-type="float" office:value="20776" calcext:value-type="float">
            <text:p>20776</text:p>
          </table:table-cell>
          <table:table-cell/>
          <table:table-cell table:formula="of:=DEC2HEX([.E298])" office:value-type="string" office:string-value="4940" calcext:value-type="string">
            <text:p>4940</text:p>
          </table:table-cell>
          <table:table-cell table:formula="of:=DEC2HEX([.F298])" office:value-type="string" office:string-value="5128" calcext:value-type="string">
            <text:p>512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29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8]+8" office:value-type="float" office:value="18760" calcext:value-type="float">
            <text:p>18760</text:p>
          </table:table-cell>
          <table:table-cell table:formula="of:=[.F298]+1" office:value-type="float" office:value="20777" calcext:value-type="float">
            <text:p>20777</text:p>
          </table:table-cell>
          <table:table-cell/>
          <table:table-cell table:formula="of:=DEC2HEX([.E299])" office:value-type="string" office:string-value="4948" calcext:value-type="string">
            <text:p>4948</text:p>
          </table:table-cell>
          <table:table-cell table:formula="of:=DEC2HEX([.F299])" office:value-type="string" office:string-value="5129" calcext:value-type="string">
            <text:p>512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29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99]+8" office:value-type="float" office:value="18768" calcext:value-type="float">
            <text:p>18768</text:p>
          </table:table-cell>
          <table:table-cell table:formula="of:=[.F299]+1" office:value-type="float" office:value="20778" calcext:value-type="float">
            <text:p>20778</text:p>
          </table:table-cell>
          <table:table-cell/>
          <table:table-cell table:formula="of:=DEC2HEX([.E300])" office:value-type="string" office:string-value="4950" calcext:value-type="string">
            <text:p>4950</text:p>
          </table:table-cell>
          <table:table-cell table:formula="of:=DEC2HEX([.F300])" office:value-type="string" office:string-value="512A" calcext:value-type="string">
            <text:p>512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29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0]+8" office:value-type="float" office:value="18776" calcext:value-type="float">
            <text:p>18776</text:p>
          </table:table-cell>
          <table:table-cell table:formula="of:=[.F300]+1" office:value-type="float" office:value="20779" calcext:value-type="float">
            <text:p>20779</text:p>
          </table:table-cell>
          <table:table-cell/>
          <table:table-cell table:formula="of:=DEC2HEX([.E301])" office:value-type="string" office:string-value="4958" calcext:value-type="string">
            <text:p>4958</text:p>
          </table:table-cell>
          <table:table-cell table:formula="of:=DEC2HEX([.F301])" office:value-type="string" office:string-value="512B" calcext:value-type="string">
            <text:p>512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30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1]+8" office:value-type="float" office:value="18784" calcext:value-type="float">
            <text:p>18784</text:p>
          </table:table-cell>
          <table:table-cell table:formula="of:=[.F301]+1" office:value-type="float" office:value="20780" calcext:value-type="float">
            <text:p>20780</text:p>
          </table:table-cell>
          <table:table-cell/>
          <table:table-cell table:formula="of:=DEC2HEX([.E302])" office:value-type="string" office:string-value="4960" calcext:value-type="string">
            <text:p>4960</text:p>
          </table:table-cell>
          <table:table-cell table:formula="of:=DEC2HEX([.F302])" office:value-type="string" office:string-value="512C" calcext:value-type="string">
            <text:p>512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30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2]+8" office:value-type="float" office:value="18792" calcext:value-type="float">
            <text:p>18792</text:p>
          </table:table-cell>
          <table:table-cell table:formula="of:=[.F302]+1" office:value-type="float" office:value="20781" calcext:value-type="float">
            <text:p>20781</text:p>
          </table:table-cell>
          <table:table-cell/>
          <table:table-cell table:formula="of:=DEC2HEX([.E303])" office:value-type="string" office:string-value="4968" calcext:value-type="string">
            <text:p>4968</text:p>
          </table:table-cell>
          <table:table-cell table:formula="of:=DEC2HEX([.F303])" office:value-type="string" office:string-value="512D" calcext:value-type="string">
            <text:p>512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30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3]+8" office:value-type="float" office:value="18800" calcext:value-type="float">
            <text:p>18800</text:p>
          </table:table-cell>
          <table:table-cell table:formula="of:=[.F303]+1" office:value-type="float" office:value="20782" calcext:value-type="float">
            <text:p>20782</text:p>
          </table:table-cell>
          <table:table-cell/>
          <table:table-cell table:formula="of:=DEC2HEX([.E304])" office:value-type="string" office:string-value="4970" calcext:value-type="string">
            <text:p>4970</text:p>
          </table:table-cell>
          <table:table-cell table:formula="of:=DEC2HEX([.F304])" office:value-type="string" office:string-value="512E" calcext:value-type="string">
            <text:p>512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30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4]+8" office:value-type="float" office:value="18808" calcext:value-type="float">
            <text:p>18808</text:p>
          </table:table-cell>
          <table:table-cell table:formula="of:=[.F304]+1" office:value-type="float" office:value="20783" calcext:value-type="float">
            <text:p>20783</text:p>
          </table:table-cell>
          <table:table-cell/>
          <table:table-cell table:formula="of:=DEC2HEX([.E305])" office:value-type="string" office:string-value="4978" calcext:value-type="string">
            <text:p>4978</text:p>
          </table:table-cell>
          <table:table-cell table:formula="of:=DEC2HEX([.F305])" office:value-type="string" office:string-value="512F" calcext:value-type="string">
            <text:p>512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30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5]+8" office:value-type="float" office:value="18816" calcext:value-type="float">
            <text:p>18816</text:p>
          </table:table-cell>
          <table:table-cell table:formula="of:=[.F305]+1" office:value-type="float" office:value="20784" calcext:value-type="float">
            <text:p>20784</text:p>
          </table:table-cell>
          <table:table-cell/>
          <table:table-cell table:formula="of:=DEC2HEX([.E306])" office:value-type="string" office:string-value="4980" calcext:value-type="string">
            <text:p>4980</text:p>
          </table:table-cell>
          <table:table-cell table:formula="of:=DEC2HEX([.F306])" office:value-type="string" office:string-value="5130" calcext:value-type="string">
            <text:p>513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30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6]+8" office:value-type="float" office:value="18824" calcext:value-type="float">
            <text:p>18824</text:p>
          </table:table-cell>
          <table:table-cell table:formula="of:=[.F306]+1" office:value-type="float" office:value="20785" calcext:value-type="float">
            <text:p>20785</text:p>
          </table:table-cell>
          <table:table-cell/>
          <table:table-cell table:formula="of:=DEC2HEX([.E307])" office:value-type="string" office:string-value="4988" calcext:value-type="string">
            <text:p>4988</text:p>
          </table:table-cell>
          <table:table-cell table:formula="of:=DEC2HEX([.F307])" office:value-type="string" office:string-value="5131" calcext:value-type="string">
            <text:p>513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30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7]+8" office:value-type="float" office:value="18832" calcext:value-type="float">
            <text:p>18832</text:p>
          </table:table-cell>
          <table:table-cell table:formula="of:=[.F307]+1" office:value-type="float" office:value="20786" calcext:value-type="float">
            <text:p>20786</text:p>
          </table:table-cell>
          <table:table-cell/>
          <table:table-cell table:formula="of:=DEC2HEX([.E308])" office:value-type="string" office:string-value="4990" calcext:value-type="string">
            <text:p>4990</text:p>
          </table:table-cell>
          <table:table-cell table:formula="of:=DEC2HEX([.F308])" office:value-type="string" office:string-value="5132" calcext:value-type="string">
            <text:p>513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30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8]+8" office:value-type="float" office:value="18840" calcext:value-type="float">
            <text:p>18840</text:p>
          </table:table-cell>
          <table:table-cell table:formula="of:=[.F308]+1" office:value-type="float" office:value="20787" calcext:value-type="float">
            <text:p>20787</text:p>
          </table:table-cell>
          <table:table-cell/>
          <table:table-cell table:formula="of:=DEC2HEX([.E309])" office:value-type="string" office:string-value="4998" calcext:value-type="string">
            <text:p>4998</text:p>
          </table:table-cell>
          <table:table-cell table:formula="of:=DEC2HEX([.F309])" office:value-type="string" office:string-value="5133" calcext:value-type="string">
            <text:p>513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30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09]+8" office:value-type="float" office:value="18848" calcext:value-type="float">
            <text:p>18848</text:p>
          </table:table-cell>
          <table:table-cell table:formula="of:=[.F309]+1" office:value-type="float" office:value="20788" calcext:value-type="float">
            <text:p>20788</text:p>
          </table:table-cell>
          <table:table-cell/>
          <table:table-cell table:formula="of:=DEC2HEX([.E310])" office:value-type="string" office:string-value="49A0" calcext:value-type="string">
            <text:p>49A0</text:p>
          </table:table-cell>
          <table:table-cell table:formula="of:=DEC2HEX([.F310])" office:value-type="string" office:string-value="5134" calcext:value-type="string">
            <text:p>51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30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0]+8" office:value-type="float" office:value="18856" calcext:value-type="float">
            <text:p>18856</text:p>
          </table:table-cell>
          <table:table-cell table:formula="of:=[.F310]+1" office:value-type="float" office:value="20789" calcext:value-type="float">
            <text:p>20789</text:p>
          </table:table-cell>
          <table:table-cell/>
          <table:table-cell table:formula="of:=DEC2HEX([.E311])" office:value-type="string" office:string-value="49A8" calcext:value-type="string">
            <text:p>49A8</text:p>
          </table:table-cell>
          <table:table-cell table:formula="of:=DEC2HEX([.F311])" office:value-type="string" office:string-value="5135" calcext:value-type="string">
            <text:p>5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31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1]+8" office:value-type="float" office:value="18864" calcext:value-type="float">
            <text:p>18864</text:p>
          </table:table-cell>
          <table:table-cell table:formula="of:=[.F311]+1" office:value-type="float" office:value="20790" calcext:value-type="float">
            <text:p>20790</text:p>
          </table:table-cell>
          <table:table-cell/>
          <table:table-cell table:formula="of:=DEC2HEX([.E312])" office:value-type="string" office:string-value="49B0" calcext:value-type="string">
            <text:p>49B0</text:p>
          </table:table-cell>
          <table:table-cell table:formula="of:=DEC2HEX([.F312])" office:value-type="string" office:string-value="5136" calcext:value-type="string">
            <text:p>5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31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2]+8" office:value-type="float" office:value="18872" calcext:value-type="float">
            <text:p>18872</text:p>
          </table:table-cell>
          <table:table-cell table:formula="of:=[.F312]+1" office:value-type="float" office:value="20791" calcext:value-type="float">
            <text:p>20791</text:p>
          </table:table-cell>
          <table:table-cell/>
          <table:table-cell table:formula="of:=DEC2HEX([.E313])" office:value-type="string" office:string-value="49B8" calcext:value-type="string">
            <text:p>49B8</text:p>
          </table:table-cell>
          <table:table-cell table:formula="of:=DEC2HEX([.F313])" office:value-type="string" office:string-value="5137" calcext:value-type="string">
            <text:p>51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31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3]+8" office:value-type="float" office:value="18880" calcext:value-type="float">
            <text:p>18880</text:p>
          </table:table-cell>
          <table:table-cell table:formula="of:=[.F313]+1" office:value-type="float" office:value="20792" calcext:value-type="float">
            <text:p>20792</text:p>
          </table:table-cell>
          <table:table-cell/>
          <table:table-cell table:formula="of:=DEC2HEX([.E314])" office:value-type="string" office:string-value="49C0" calcext:value-type="string">
            <text:p>49C0</text:p>
          </table:table-cell>
          <table:table-cell table:formula="of:=DEC2HEX([.F314])" office:value-type="string" office:string-value="5138" calcext:value-type="string">
            <text:p>51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31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4]+8" office:value-type="float" office:value="18888" calcext:value-type="float">
            <text:p>18888</text:p>
          </table:table-cell>
          <table:table-cell table:formula="of:=[.F314]+1" office:value-type="float" office:value="20793" calcext:value-type="float">
            <text:p>20793</text:p>
          </table:table-cell>
          <table:table-cell/>
          <table:table-cell table:formula="of:=DEC2HEX([.E315])" office:value-type="string" office:string-value="49C8" calcext:value-type="string">
            <text:p>49C8</text:p>
          </table:table-cell>
          <table:table-cell table:formula="of:=DEC2HEX([.F315])" office:value-type="string" office:string-value="5139" calcext:value-type="string">
            <text:p>51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31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5]+8" office:value-type="float" office:value="18896" calcext:value-type="float">
            <text:p>18896</text:p>
          </table:table-cell>
          <table:table-cell table:formula="of:=[.F315]+1" office:value-type="float" office:value="20794" calcext:value-type="float">
            <text:p>20794</text:p>
          </table:table-cell>
          <table:table-cell/>
          <table:table-cell table:formula="of:=DEC2HEX([.E316])" office:value-type="string" office:string-value="49D0" calcext:value-type="string">
            <text:p>49D0</text:p>
          </table:table-cell>
          <table:table-cell table:formula="of:=DEC2HEX([.F316])" office:value-type="string" office:string-value="513A" calcext:value-type="string">
            <text:p>513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31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6]+8" office:value-type="float" office:value="18904" calcext:value-type="float">
            <text:p>18904</text:p>
          </table:table-cell>
          <table:table-cell table:formula="of:=[.F316]+1" office:value-type="float" office:value="20795" calcext:value-type="float">
            <text:p>20795</text:p>
          </table:table-cell>
          <table:table-cell/>
          <table:table-cell table:formula="of:=DEC2HEX([.E317])" office:value-type="string" office:string-value="49D8" calcext:value-type="string">
            <text:p>49D8</text:p>
          </table:table-cell>
          <table:table-cell table:formula="of:=DEC2HEX([.F317])" office:value-type="string" office:string-value="513B" calcext:value-type="string">
            <text:p>513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31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7]+8" office:value-type="float" office:value="18912" calcext:value-type="float">
            <text:p>18912</text:p>
          </table:table-cell>
          <table:table-cell table:formula="of:=[.F317]+1" office:value-type="float" office:value="20796" calcext:value-type="float">
            <text:p>20796</text:p>
          </table:table-cell>
          <table:table-cell/>
          <table:table-cell table:formula="of:=DEC2HEX([.E318])" office:value-type="string" office:string-value="49E0" calcext:value-type="string">
            <text:p>49E0</text:p>
          </table:table-cell>
          <table:table-cell table:formula="of:=DEC2HEX([.F318])" office:value-type="string" office:string-value="513C" calcext:value-type="string">
            <text:p>513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31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8]+8" office:value-type="float" office:value="18920" calcext:value-type="float">
            <text:p>18920</text:p>
          </table:table-cell>
          <table:table-cell table:formula="of:=[.F318]+1" office:value-type="float" office:value="20797" calcext:value-type="float">
            <text:p>20797</text:p>
          </table:table-cell>
          <table:table-cell/>
          <table:table-cell table:formula="of:=DEC2HEX([.E319])" office:value-type="string" office:string-value="49E8" calcext:value-type="string">
            <text:p>49E8</text:p>
          </table:table-cell>
          <table:table-cell table:formula="of:=DEC2HEX([.F319])" office:value-type="string" office:string-value="513D" calcext:value-type="string">
            <text:p>513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31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19]+8" office:value-type="float" office:value="18928" calcext:value-type="float">
            <text:p>18928</text:p>
          </table:table-cell>
          <table:table-cell table:formula="of:=[.F319]+1" office:value-type="float" office:value="20798" calcext:value-type="float">
            <text:p>20798</text:p>
          </table:table-cell>
          <table:table-cell/>
          <table:table-cell table:formula="of:=DEC2HEX([.E320])" office:value-type="string" office:string-value="49F0" calcext:value-type="string">
            <text:p>49F0</text:p>
          </table:table-cell>
          <table:table-cell table:formula="of:=DEC2HEX([.F320])" office:value-type="string" office:string-value="513E" calcext:value-type="string">
            <text:p>513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31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0]+8" office:value-type="float" office:value="18936" calcext:value-type="float">
            <text:p>18936</text:p>
          </table:table-cell>
          <table:table-cell table:formula="of:=[.F320]+1" office:value-type="float" office:value="20799" calcext:value-type="float">
            <text:p>20799</text:p>
          </table:table-cell>
          <table:table-cell/>
          <table:table-cell table:formula="of:=DEC2HEX([.E321])" office:value-type="string" office:string-value="49F8" calcext:value-type="string">
            <text:p>49F8</text:p>
          </table:table-cell>
          <table:table-cell table:formula="of:=DEC2HEX([.F321])" office:value-type="string" office:string-value="513F" calcext:value-type="string">
            <text:p>513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32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1]+8" office:value-type="float" office:value="18944" calcext:value-type="float">
            <text:p>18944</text:p>
          </table:table-cell>
          <table:table-cell table:formula="of:=[.F321]+1" office:value-type="float" office:value="20800" calcext:value-type="float">
            <text:p>20800</text:p>
          </table:table-cell>
          <table:table-cell/>
          <table:table-cell table:formula="of:=DEC2HEX([.E322])" office:value-type="string" office:string-value="4A00" calcext:value-type="string">
            <text:p>4A00</text:p>
          </table:table-cell>
          <table:table-cell table:formula="of:=DEC2HEX([.F322])" office:value-type="string" office:string-value="5140" calcext:value-type="string">
            <text:p>51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321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2]+8" office:value-type="float" office:value="18952" calcext:value-type="float">
            <text:p>18952</text:p>
          </table:table-cell>
          <table:table-cell table:formula="of:=[.F322]+1" office:value-type="float" office:value="20801" calcext:value-type="float">
            <text:p>20801</text:p>
          </table:table-cell>
          <table:table-cell/>
          <table:table-cell table:formula="of:=DEC2HEX([.E323])" office:value-type="string" office:string-value="4A08" calcext:value-type="string">
            <text:p>4A08</text:p>
          </table:table-cell>
          <table:table-cell table:formula="of:=DEC2HEX([.F323])" office:value-type="string" office:string-value="5141" calcext:value-type="string">
            <text:p>51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32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3]+8" office:value-type="float" office:value="18960" calcext:value-type="float">
            <text:p>18960</text:p>
          </table:table-cell>
          <table:table-cell table:formula="of:=[.F323]+1" office:value-type="float" office:value="20802" calcext:value-type="float">
            <text:p>20802</text:p>
          </table:table-cell>
          <table:table-cell/>
          <table:table-cell table:formula="of:=DEC2HEX([.E324])" office:value-type="string" office:string-value="4A10" calcext:value-type="string">
            <text:p>4A10</text:p>
          </table:table-cell>
          <table:table-cell table:formula="of:=DEC2HEX([.F324])" office:value-type="string" office:string-value="5142" calcext:value-type="string">
            <text:p>51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32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4]+8" office:value-type="float" office:value="18968" calcext:value-type="float">
            <text:p>18968</text:p>
          </table:table-cell>
          <table:table-cell table:formula="of:=[.F324]+1" office:value-type="float" office:value="20803" calcext:value-type="float">
            <text:p>20803</text:p>
          </table:table-cell>
          <table:table-cell/>
          <table:table-cell table:formula="of:=DEC2HEX([.E325])" office:value-type="string" office:string-value="4A18" calcext:value-type="string">
            <text:p>4A18</text:p>
          </table:table-cell>
          <table:table-cell table:formula="of:=DEC2HEX([.F325])" office:value-type="string" office:string-value="5143" calcext:value-type="string">
            <text:p>51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32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5]+8" office:value-type="float" office:value="18976" calcext:value-type="float">
            <text:p>18976</text:p>
          </table:table-cell>
          <table:table-cell table:formula="of:=[.F325]+1" office:value-type="float" office:value="20804" calcext:value-type="float">
            <text:p>20804</text:p>
          </table:table-cell>
          <table:table-cell/>
          <table:table-cell table:formula="of:=DEC2HEX([.E326])" office:value-type="string" office:string-value="4A20" calcext:value-type="string">
            <text:p>4A20</text:p>
          </table:table-cell>
          <table:table-cell table:formula="of:=DEC2HEX([.F326])" office:value-type="string" office:string-value="5144" calcext:value-type="string">
            <text:p>51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32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6]+8" office:value-type="float" office:value="18984" calcext:value-type="float">
            <text:p>18984</text:p>
          </table:table-cell>
          <table:table-cell table:formula="of:=[.F326]+1" office:value-type="float" office:value="20805" calcext:value-type="float">
            <text:p>20805</text:p>
          </table:table-cell>
          <table:table-cell/>
          <table:table-cell table:formula="of:=DEC2HEX([.E327])" office:value-type="string" office:string-value="4A28" calcext:value-type="string">
            <text:p>4A28</text:p>
          </table:table-cell>
          <table:table-cell table:formula="of:=DEC2HEX([.F327])" office:value-type="string" office:string-value="5145" calcext:value-type="string">
            <text:p>51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3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7]+8" office:value-type="float" office:value="18992" calcext:value-type="float">
            <text:p>18992</text:p>
          </table:table-cell>
          <table:table-cell table:formula="of:=[.F327]+1" office:value-type="float" office:value="20806" calcext:value-type="float">
            <text:p>20806</text:p>
          </table:table-cell>
          <table:table-cell/>
          <table:table-cell table:formula="of:=DEC2HEX([.E328])" office:value-type="string" office:string-value="4A30" calcext:value-type="string">
            <text:p>4A30</text:p>
          </table:table-cell>
          <table:table-cell table:formula="of:=DEC2HEX([.F328])" office:value-type="string" office:string-value="5146" calcext:value-type="string">
            <text:p>51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32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8]+8" office:value-type="float" office:value="19000" calcext:value-type="float">
            <text:p>19000</text:p>
          </table:table-cell>
          <table:table-cell table:formula="of:=[.F328]+1" office:value-type="float" office:value="20807" calcext:value-type="float">
            <text:p>20807</text:p>
          </table:table-cell>
          <table:table-cell/>
          <table:table-cell table:formula="of:=DEC2HEX([.E329])" office:value-type="string" office:string-value="4A38" calcext:value-type="string">
            <text:p>4A38</text:p>
          </table:table-cell>
          <table:table-cell table:formula="of:=DEC2HEX([.F329])" office:value-type="string" office:string-value="5147" calcext:value-type="string">
            <text:p>51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2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29]+8" office:value-type="float" office:value="19008" calcext:value-type="float">
            <text:p>19008</text:p>
          </table:table-cell>
          <table:table-cell table:formula="of:=[.F329]+1" office:value-type="float" office:value="20808" calcext:value-type="float">
            <text:p>20808</text:p>
          </table:table-cell>
          <table:table-cell/>
          <table:table-cell table:formula="of:=DEC2HEX([.E330])" office:value-type="string" office:string-value="4A40" calcext:value-type="string">
            <text:p>4A40</text:p>
          </table:table-cell>
          <table:table-cell table:formula="of:=DEC2HEX([.F330])" office:value-type="string" office:string-value="5148" calcext:value-type="string">
            <text:p>514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32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0]+8" office:value-type="float" office:value="19016" calcext:value-type="float">
            <text:p>19016</text:p>
          </table:table-cell>
          <table:table-cell table:formula="of:=[.F330]+1" office:value-type="float" office:value="20809" calcext:value-type="float">
            <text:p>20809</text:p>
          </table:table-cell>
          <table:table-cell/>
          <table:table-cell table:formula="of:=DEC2HEX([.E331])" office:value-type="string" office:string-value="4A48" calcext:value-type="string">
            <text:p>4A48</text:p>
          </table:table-cell>
          <table:table-cell table:formula="of:=DEC2HEX([.F331])" office:value-type="string" office:string-value="5149" calcext:value-type="string">
            <text:p>514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33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1]+8" office:value-type="float" office:value="19024" calcext:value-type="float">
            <text:p>19024</text:p>
          </table:table-cell>
          <table:table-cell table:formula="of:=[.F331]+1" office:value-type="float" office:value="20810" calcext:value-type="float">
            <text:p>20810</text:p>
          </table:table-cell>
          <table:table-cell/>
          <table:table-cell table:formula="of:=DEC2HEX([.E332])" office:value-type="string" office:string-value="4A50" calcext:value-type="string">
            <text:p>4A50</text:p>
          </table:table-cell>
          <table:table-cell table:formula="of:=DEC2HEX([.F332])" office:value-type="string" office:string-value="514A" calcext:value-type="string">
            <text:p>514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33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2]+8" office:value-type="float" office:value="19032" calcext:value-type="float">
            <text:p>19032</text:p>
          </table:table-cell>
          <table:table-cell table:formula="of:=[.F332]+1" office:value-type="float" office:value="20811" calcext:value-type="float">
            <text:p>20811</text:p>
          </table:table-cell>
          <table:table-cell/>
          <table:table-cell table:formula="of:=DEC2HEX([.E333])" office:value-type="string" office:string-value="4A58" calcext:value-type="string">
            <text:p>4A58</text:p>
          </table:table-cell>
          <table:table-cell table:formula="of:=DEC2HEX([.F333])" office:value-type="string" office:string-value="514B" calcext:value-type="string">
            <text:p>514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33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3]+8" office:value-type="float" office:value="19040" calcext:value-type="float">
            <text:p>19040</text:p>
          </table:table-cell>
          <table:table-cell table:formula="of:=[.F333]+1" office:value-type="float" office:value="20812" calcext:value-type="float">
            <text:p>20812</text:p>
          </table:table-cell>
          <table:table-cell/>
          <table:table-cell table:formula="of:=DEC2HEX([.E334])" office:value-type="string" office:string-value="4A60" calcext:value-type="string">
            <text:p>4A60</text:p>
          </table:table-cell>
          <table:table-cell table:formula="of:=DEC2HEX([.F334])" office:value-type="string" office:string-value="514C" calcext:value-type="string">
            <text:p>514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33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4]+8" office:value-type="float" office:value="19048" calcext:value-type="float">
            <text:p>19048</text:p>
          </table:table-cell>
          <table:table-cell table:formula="of:=[.F334]+1" office:value-type="float" office:value="20813" calcext:value-type="float">
            <text:p>20813</text:p>
          </table:table-cell>
          <table:table-cell/>
          <table:table-cell table:formula="of:=DEC2HEX([.E335])" office:value-type="string" office:string-value="4A68" calcext:value-type="string">
            <text:p>4A68</text:p>
          </table:table-cell>
          <table:table-cell table:formula="of:=DEC2HEX([.F335])" office:value-type="string" office:string-value="514D" calcext:value-type="string">
            <text:p>514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33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5]+8" office:value-type="float" office:value="19056" calcext:value-type="float">
            <text:p>19056</text:p>
          </table:table-cell>
          <table:table-cell table:formula="of:=[.F335]+1" office:value-type="float" office:value="20814" calcext:value-type="float">
            <text:p>20814</text:p>
          </table:table-cell>
          <table:table-cell/>
          <table:table-cell table:formula="of:=DEC2HEX([.E336])" office:value-type="string" office:string-value="4A70" calcext:value-type="string">
            <text:p>4A70</text:p>
          </table:table-cell>
          <table:table-cell table:formula="of:=DEC2HEX([.F336])" office:value-type="string" office:string-value="514E" calcext:value-type="string">
            <text:p>514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33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6]+8" office:value-type="float" office:value="19064" calcext:value-type="float">
            <text:p>19064</text:p>
          </table:table-cell>
          <table:table-cell table:formula="of:=[.F336]+1" office:value-type="float" office:value="20815" calcext:value-type="float">
            <text:p>20815</text:p>
          </table:table-cell>
          <table:table-cell/>
          <table:table-cell table:formula="of:=DEC2HEX([.E337])" office:value-type="string" office:string-value="4A78" calcext:value-type="string">
            <text:p>4A78</text:p>
          </table:table-cell>
          <table:table-cell table:formula="of:=DEC2HEX([.F337])" office:value-type="string" office:string-value="514F" calcext:value-type="string">
            <text:p>514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33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7]+8" office:value-type="float" office:value="19072" calcext:value-type="float">
            <text:p>19072</text:p>
          </table:table-cell>
          <table:table-cell table:formula="of:=[.F337]+1" office:value-type="float" office:value="20816" calcext:value-type="float">
            <text:p>20816</text:p>
          </table:table-cell>
          <table:table-cell/>
          <table:table-cell table:formula="of:=DEC2HEX([.E338])" office:value-type="string" office:string-value="4A80" calcext:value-type="string">
            <text:p>4A80</text:p>
          </table:table-cell>
          <table:table-cell table:formula="of:=DEC2HEX([.F338])" office:value-type="string" office:string-value="5150" calcext:value-type="string">
            <text:p>515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33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8]+8" office:value-type="float" office:value="19080" calcext:value-type="float">
            <text:p>19080</text:p>
          </table:table-cell>
          <table:table-cell table:formula="of:=[.F338]+1" office:value-type="float" office:value="20817" calcext:value-type="float">
            <text:p>20817</text:p>
          </table:table-cell>
          <table:table-cell/>
          <table:table-cell table:formula="of:=DEC2HEX([.E339])" office:value-type="string" office:string-value="4A88" calcext:value-type="string">
            <text:p>4A88</text:p>
          </table:table-cell>
          <table:table-cell table:formula="of:=DEC2HEX([.F339])" office:value-type="string" office:string-value="5151" calcext:value-type="string">
            <text:p>5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33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39]+8" office:value-type="float" office:value="19088" calcext:value-type="float">
            <text:p>19088</text:p>
          </table:table-cell>
          <table:table-cell table:formula="of:=[.F339]+1" office:value-type="float" office:value="20818" calcext:value-type="float">
            <text:p>20818</text:p>
          </table:table-cell>
          <table:table-cell/>
          <table:table-cell table:formula="of:=DEC2HEX([.E340])" office:value-type="string" office:string-value="4A90" calcext:value-type="string">
            <text:p>4A90</text:p>
          </table:table-cell>
          <table:table-cell table:formula="of:=DEC2HEX([.F340])" office:value-type="string" office:string-value="5152" calcext:value-type="string">
            <text:p>515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33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0]+8" office:value-type="float" office:value="19096" calcext:value-type="float">
            <text:p>19096</text:p>
          </table:table-cell>
          <table:table-cell table:formula="of:=[.F340]+1" office:value-type="float" office:value="20819" calcext:value-type="float">
            <text:p>20819</text:p>
          </table:table-cell>
          <table:table-cell/>
          <table:table-cell table:formula="of:=DEC2HEX([.E341])" office:value-type="string" office:string-value="4A98" calcext:value-type="string">
            <text:p>4A98</text:p>
          </table:table-cell>
          <table:table-cell table:formula="of:=DEC2HEX([.F341])" office:value-type="string" office:string-value="5153" calcext:value-type="string">
            <text:p>515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34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1]+8" office:value-type="float" office:value="19104" calcext:value-type="float">
            <text:p>19104</text:p>
          </table:table-cell>
          <table:table-cell table:formula="of:=[.F341]+1" office:value-type="float" office:value="20820" calcext:value-type="float">
            <text:p>20820</text:p>
          </table:table-cell>
          <table:table-cell/>
          <table:table-cell table:formula="of:=DEC2HEX([.E342])" office:value-type="string" office:string-value="4AA0" calcext:value-type="string">
            <text:p>4AA0</text:p>
          </table:table-cell>
          <table:table-cell table:formula="of:=DEC2HEX([.F342])" office:value-type="string" office:string-value="5154" calcext:value-type="string">
            <text:p>51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34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2]+8" office:value-type="float" office:value="19112" calcext:value-type="float">
            <text:p>19112</text:p>
          </table:table-cell>
          <table:table-cell table:formula="of:=[.F342]+1" office:value-type="float" office:value="20821" calcext:value-type="float">
            <text:p>20821</text:p>
          </table:table-cell>
          <table:table-cell/>
          <table:table-cell table:formula="of:=DEC2HEX([.E343])" office:value-type="string" office:string-value="4AA8" calcext:value-type="string">
            <text:p>4AA8</text:p>
          </table:table-cell>
          <table:table-cell table:formula="of:=DEC2HEX([.F343])" office:value-type="string" office:string-value="5155" calcext:value-type="string">
            <text:p>51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34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3]+8" office:value-type="float" office:value="19120" calcext:value-type="float">
            <text:p>19120</text:p>
          </table:table-cell>
          <table:table-cell table:formula="of:=[.F343]+1" office:value-type="float" office:value="20822" calcext:value-type="float">
            <text:p>20822</text:p>
          </table:table-cell>
          <table:table-cell/>
          <table:table-cell table:formula="of:=DEC2HEX([.E344])" office:value-type="string" office:string-value="4AB0" calcext:value-type="string">
            <text:p>4AB0</text:p>
          </table:table-cell>
          <table:table-cell table:formula="of:=DEC2HEX([.F344])" office:value-type="string" office:string-value="5156" calcext:value-type="string">
            <text:p>51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34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4]+8" office:value-type="float" office:value="19128" calcext:value-type="float">
            <text:p>19128</text:p>
          </table:table-cell>
          <table:table-cell table:formula="of:=[.F344]+1" office:value-type="float" office:value="20823" calcext:value-type="float">
            <text:p>20823</text:p>
          </table:table-cell>
          <table:table-cell/>
          <table:table-cell table:formula="of:=DEC2HEX([.E345])" office:value-type="string" office:string-value="4AB8" calcext:value-type="string">
            <text:p>4AB8</text:p>
          </table:table-cell>
          <table:table-cell table:formula="of:=DEC2HEX([.F345])" office:value-type="string" office:string-value="5157" calcext:value-type="string">
            <text:p>51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34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5]+8" office:value-type="float" office:value="19136" calcext:value-type="float">
            <text:p>19136</text:p>
          </table:table-cell>
          <table:table-cell table:formula="of:=[.F345]+1" office:value-type="float" office:value="20824" calcext:value-type="float">
            <text:p>20824</text:p>
          </table:table-cell>
          <table:table-cell/>
          <table:table-cell table:formula="of:=DEC2HEX([.E346])" office:value-type="string" office:string-value="4AC0" calcext:value-type="string">
            <text:p>4AC0</text:p>
          </table:table-cell>
          <table:table-cell table:formula="of:=DEC2HEX([.F346])" office:value-type="string" office:string-value="5158" calcext:value-type="string">
            <text:p>51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34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6]+8" office:value-type="float" office:value="19144" calcext:value-type="float">
            <text:p>19144</text:p>
          </table:table-cell>
          <table:table-cell table:formula="of:=[.F346]+1" office:value-type="float" office:value="20825" calcext:value-type="float">
            <text:p>20825</text:p>
          </table:table-cell>
          <table:table-cell/>
          <table:table-cell table:formula="of:=DEC2HEX([.E347])" office:value-type="string" office:string-value="4AC8" calcext:value-type="string">
            <text:p>4AC8</text:p>
          </table:table-cell>
          <table:table-cell table:formula="of:=DEC2HEX([.F347])" office:value-type="string" office:string-value="5159" calcext:value-type="string">
            <text:p>51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34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7]+8" office:value-type="float" office:value="19152" calcext:value-type="float">
            <text:p>19152</text:p>
          </table:table-cell>
          <table:table-cell table:formula="of:=[.F347]+1" office:value-type="float" office:value="20826" calcext:value-type="float">
            <text:p>20826</text:p>
          </table:table-cell>
          <table:table-cell/>
          <table:table-cell table:formula="of:=DEC2HEX([.E348])" office:value-type="string" office:string-value="4AD0" calcext:value-type="string">
            <text:p>4AD0</text:p>
          </table:table-cell>
          <table:table-cell table:formula="of:=DEC2HEX([.F348])" office:value-type="string" office:string-value="515A" calcext:value-type="string">
            <text:p>515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34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8]+8" office:value-type="float" office:value="19160" calcext:value-type="float">
            <text:p>19160</text:p>
          </table:table-cell>
          <table:table-cell table:formula="of:=[.F348]+1" office:value-type="float" office:value="20827" calcext:value-type="float">
            <text:p>20827</text:p>
          </table:table-cell>
          <table:table-cell/>
          <table:table-cell table:formula="of:=DEC2HEX([.E349])" office:value-type="string" office:string-value="4AD8" calcext:value-type="string">
            <text:p>4AD8</text:p>
          </table:table-cell>
          <table:table-cell table:formula="of:=DEC2HEX([.F349])" office:value-type="string" office:string-value="515B" calcext:value-type="string">
            <text:p>515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34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49]+8" office:value-type="float" office:value="19168" calcext:value-type="float">
            <text:p>19168</text:p>
          </table:table-cell>
          <table:table-cell table:formula="of:=[.F349]+1" office:value-type="float" office:value="20828" calcext:value-type="float">
            <text:p>20828</text:p>
          </table:table-cell>
          <table:table-cell/>
          <table:table-cell table:formula="of:=DEC2HEX([.E350])" office:value-type="string" office:string-value="4AE0" calcext:value-type="string">
            <text:p>4AE0</text:p>
          </table:table-cell>
          <table:table-cell table:formula="of:=DEC2HEX([.F350])" office:value-type="string" office:string-value="515C" calcext:value-type="string">
            <text:p>515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34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0]+8" office:value-type="float" office:value="19176" calcext:value-type="float">
            <text:p>19176</text:p>
          </table:table-cell>
          <table:table-cell table:formula="of:=[.F350]+1" office:value-type="float" office:value="20829" calcext:value-type="float">
            <text:p>20829</text:p>
          </table:table-cell>
          <table:table-cell/>
          <table:table-cell table:formula="of:=DEC2HEX([.E351])" office:value-type="string" office:string-value="4AE8" calcext:value-type="string">
            <text:p>4AE8</text:p>
          </table:table-cell>
          <table:table-cell table:formula="of:=DEC2HEX([.F351])" office:value-type="string" office:string-value="515D" calcext:value-type="string">
            <text:p>515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35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1]+8" office:value-type="float" office:value="19184" calcext:value-type="float">
            <text:p>19184</text:p>
          </table:table-cell>
          <table:table-cell table:formula="of:=[.F351]+1" office:value-type="float" office:value="20830" calcext:value-type="float">
            <text:p>20830</text:p>
          </table:table-cell>
          <table:table-cell/>
          <table:table-cell table:formula="of:=DEC2HEX([.E352])" office:value-type="string" office:string-value="4AF0" calcext:value-type="string">
            <text:p>4AF0</text:p>
          </table:table-cell>
          <table:table-cell table:formula="of:=DEC2HEX([.F352])" office:value-type="string" office:string-value="515E" calcext:value-type="string">
            <text:p>515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35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2]+8" office:value-type="float" office:value="19192" calcext:value-type="float">
            <text:p>19192</text:p>
          </table:table-cell>
          <table:table-cell table:formula="of:=[.F352]+1" office:value-type="float" office:value="20831" calcext:value-type="float">
            <text:p>20831</text:p>
          </table:table-cell>
          <table:table-cell/>
          <table:table-cell table:formula="of:=DEC2HEX([.E353])" office:value-type="string" office:string-value="4AF8" calcext:value-type="string">
            <text:p>4AF8</text:p>
          </table:table-cell>
          <table:table-cell table:formula="of:=DEC2HEX([.F353])" office:value-type="string" office:string-value="515F" calcext:value-type="string">
            <text:p>515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35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3]+8" office:value-type="float" office:value="19200" calcext:value-type="float">
            <text:p>19200</text:p>
          </table:table-cell>
          <table:table-cell table:formula="of:=[.F353]+1" office:value-type="float" office:value="20832" calcext:value-type="float">
            <text:p>20832</text:p>
          </table:table-cell>
          <table:table-cell/>
          <table:table-cell table:formula="of:=DEC2HEX([.E354])" office:value-type="string" office:string-value="4B00" calcext:value-type="string">
            <text:p>4B00</text:p>
          </table:table-cell>
          <table:table-cell table:formula="of:=DEC2HEX([.F354])" office:value-type="string" office:string-value="5160" calcext:value-type="string">
            <text:p>516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35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4]+8" office:value-type="float" office:value="19208" calcext:value-type="float">
            <text:p>19208</text:p>
          </table:table-cell>
          <table:table-cell table:formula="of:=[.F354]+1" office:value-type="float" office:value="20833" calcext:value-type="float">
            <text:p>20833</text:p>
          </table:table-cell>
          <table:table-cell/>
          <table:table-cell table:formula="of:=DEC2HEX([.E355])" office:value-type="string" office:string-value="4B08" calcext:value-type="string">
            <text:p>4B08</text:p>
          </table:table-cell>
          <table:table-cell table:formula="of:=DEC2HEX([.F355])" office:value-type="string" office:string-value="5161" calcext:value-type="string">
            <text:p>51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3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5]+8" office:value-type="float" office:value="19216" calcext:value-type="float">
            <text:p>19216</text:p>
          </table:table-cell>
          <table:table-cell table:formula="of:=[.F355]+1" office:value-type="float" office:value="20834" calcext:value-type="float">
            <text:p>20834</text:p>
          </table:table-cell>
          <table:table-cell/>
          <table:table-cell table:formula="of:=DEC2HEX([.E356])" office:value-type="string" office:string-value="4B10" calcext:value-type="string">
            <text:p>4B10</text:p>
          </table:table-cell>
          <table:table-cell table:formula="of:=DEC2HEX([.F356])" office:value-type="string" office:string-value="5162" calcext:value-type="string">
            <text:p>51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3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6]+8" office:value-type="float" office:value="19224" calcext:value-type="float">
            <text:p>19224</text:p>
          </table:table-cell>
          <table:table-cell table:formula="of:=[.F356]+1" office:value-type="float" office:value="20835" calcext:value-type="float">
            <text:p>20835</text:p>
          </table:table-cell>
          <table:table-cell/>
          <table:table-cell table:formula="of:=DEC2HEX([.E357])" office:value-type="string" office:string-value="4B18" calcext:value-type="string">
            <text:p>4B18</text:p>
          </table:table-cell>
          <table:table-cell table:formula="of:=DEC2HEX([.F357])" office:value-type="string" office:string-value="5163" calcext:value-type="string">
            <text:p>51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35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7]+8" office:value-type="float" office:value="19232" calcext:value-type="float">
            <text:p>19232</text:p>
          </table:table-cell>
          <table:table-cell table:formula="of:=[.F357]+1" office:value-type="float" office:value="20836" calcext:value-type="float">
            <text:p>20836</text:p>
          </table:table-cell>
          <table:table-cell/>
          <table:table-cell table:formula="of:=DEC2HEX([.E358])" office:value-type="string" office:string-value="4B20" calcext:value-type="string">
            <text:p>4B20</text:p>
          </table:table-cell>
          <table:table-cell table:formula="of:=DEC2HEX([.F358])" office:value-type="string" office:string-value="5164" calcext:value-type="string">
            <text:p>51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3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8]+8" office:value-type="float" office:value="19240" calcext:value-type="float">
            <text:p>19240</text:p>
          </table:table-cell>
          <table:table-cell table:formula="of:=[.F358]+1" office:value-type="float" office:value="20837" calcext:value-type="float">
            <text:p>20837</text:p>
          </table:table-cell>
          <table:table-cell/>
          <table:table-cell table:formula="of:=DEC2HEX([.E359])" office:value-type="string" office:string-value="4B28" calcext:value-type="string">
            <text:p>4B28</text:p>
          </table:table-cell>
          <table:table-cell table:formula="of:=DEC2HEX([.F359])" office:value-type="string" office:string-value="5165" calcext:value-type="string">
            <text:p>51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3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9]+8" office:value-type="float" office:value="19248" calcext:value-type="float">
            <text:p>19248</text:p>
          </table:table-cell>
          <table:table-cell table:formula="of:=[.F359]+1" office:value-type="float" office:value="20838" calcext:value-type="float">
            <text:p>20838</text:p>
          </table:table-cell>
          <table:table-cell/>
          <table:table-cell table:formula="of:=DEC2HEX([.E360])" office:value-type="string" office:string-value="4B30" calcext:value-type="string">
            <text:p>4B30</text:p>
          </table:table-cell>
          <table:table-cell table:formula="of:=DEC2HEX([.F360])" office:value-type="string" office:string-value="5166" calcext:value-type="string">
            <text:p>51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3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0]+8" office:value-type="float" office:value="19256" calcext:value-type="float">
            <text:p>19256</text:p>
          </table:table-cell>
          <table:table-cell table:formula="of:=[.F360]+1" office:value-type="float" office:value="20839" calcext:value-type="float">
            <text:p>20839</text:p>
          </table:table-cell>
          <table:table-cell/>
          <table:table-cell table:formula="of:=DEC2HEX([.E361])" office:value-type="string" office:string-value="4B38" calcext:value-type="string">
            <text:p>4B38</text:p>
          </table:table-cell>
          <table:table-cell table:formula="of:=DEC2HEX([.F361])" office:value-type="string" office:string-value="5167" calcext:value-type="string">
            <text:p>51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1]+8" office:value-type="float" office:value="19264" calcext:value-type="float">
            <text:p>19264</text:p>
          </table:table-cell>
          <table:table-cell table:formula="of:=[.F361]+1" office:value-type="float" office:value="20840" calcext:value-type="float">
            <text:p>20840</text:p>
          </table:table-cell>
          <table:table-cell/>
          <table:table-cell table:formula="of:=DEC2HEX([.E362])" office:value-type="string" office:string-value="4B40" calcext:value-type="string">
            <text:p>4B40</text:p>
          </table:table-cell>
          <table:table-cell table:formula="of:=DEC2HEX([.F362])" office:value-type="string" office:string-value="5168" calcext:value-type="string">
            <text:p>516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36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2]+8" office:value-type="float" office:value="19272" calcext:value-type="float">
            <text:p>19272</text:p>
          </table:table-cell>
          <table:table-cell table:formula="of:=[.F362]+1" office:value-type="float" office:value="20841" calcext:value-type="float">
            <text:p>20841</text:p>
          </table:table-cell>
          <table:table-cell/>
          <table:table-cell table:formula="of:=DEC2HEX([.E363])" office:value-type="string" office:string-value="4B48" calcext:value-type="string">
            <text:p>4B48</text:p>
          </table:table-cell>
          <table:table-cell table:formula="of:=DEC2HEX([.F363])" office:value-type="string" office:string-value="5169" calcext:value-type="string">
            <text:p>516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36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3]+8" office:value-type="float" office:value="19280" calcext:value-type="float">
            <text:p>19280</text:p>
          </table:table-cell>
          <table:table-cell table:formula="of:=[.F363]+1" office:value-type="float" office:value="20842" calcext:value-type="float">
            <text:p>20842</text:p>
          </table:table-cell>
          <table:table-cell/>
          <table:table-cell table:formula="of:=DEC2HEX([.E364])" office:value-type="string" office:string-value="4B50" calcext:value-type="string">
            <text:p>4B50</text:p>
          </table:table-cell>
          <table:table-cell table:formula="of:=DEC2HEX([.F364])" office:value-type="string" office:string-value="516A" calcext:value-type="string">
            <text:p>516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36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4]+8" office:value-type="float" office:value="19288" calcext:value-type="float">
            <text:p>19288</text:p>
          </table:table-cell>
          <table:table-cell table:formula="of:=[.F364]+1" office:value-type="float" office:value="20843" calcext:value-type="float">
            <text:p>20843</text:p>
          </table:table-cell>
          <table:table-cell/>
          <table:table-cell table:formula="of:=DEC2HEX([.E365])" office:value-type="string" office:string-value="4B58" calcext:value-type="string">
            <text:p>4B58</text:p>
          </table:table-cell>
          <table:table-cell table:formula="of:=DEC2HEX([.F365])" office:value-type="string" office:string-value="516B" calcext:value-type="string">
            <text:p>516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36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5]+8" office:value-type="float" office:value="19296" calcext:value-type="float">
            <text:p>19296</text:p>
          </table:table-cell>
          <table:table-cell table:formula="of:=[.F365]+1" office:value-type="float" office:value="20844" calcext:value-type="float">
            <text:p>20844</text:p>
          </table:table-cell>
          <table:table-cell/>
          <table:table-cell table:formula="of:=DEC2HEX([.E366])" office:value-type="string" office:string-value="4B60" calcext:value-type="string">
            <text:p>4B60</text:p>
          </table:table-cell>
          <table:table-cell table:formula="of:=DEC2HEX([.F366])" office:value-type="string" office:string-value="516C" calcext:value-type="string">
            <text:p>516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36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6]+8" office:value-type="float" office:value="19304" calcext:value-type="float">
            <text:p>19304</text:p>
          </table:table-cell>
          <table:table-cell table:formula="of:=[.F366]+1" office:value-type="float" office:value="20845" calcext:value-type="float">
            <text:p>20845</text:p>
          </table:table-cell>
          <table:table-cell/>
          <table:table-cell table:formula="of:=DEC2HEX([.E367])" office:value-type="string" office:string-value="4B68" calcext:value-type="string">
            <text:p>4B68</text:p>
          </table:table-cell>
          <table:table-cell table:formula="of:=DEC2HEX([.F367])" office:value-type="string" office:string-value="516D" calcext:value-type="string">
            <text:p>516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36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7]+8" office:value-type="float" office:value="19312" calcext:value-type="float">
            <text:p>19312</text:p>
          </table:table-cell>
          <table:table-cell table:formula="of:=[.F367]+1" office:value-type="float" office:value="20846" calcext:value-type="float">
            <text:p>20846</text:p>
          </table:table-cell>
          <table:table-cell/>
          <table:table-cell table:formula="of:=DEC2HEX([.E368])" office:value-type="string" office:string-value="4B70" calcext:value-type="string">
            <text:p>4B70</text:p>
          </table:table-cell>
          <table:table-cell table:formula="of:=DEC2HEX([.F368])" office:value-type="string" office:string-value="516E" calcext:value-type="string">
            <text:p>516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36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8]+8" office:value-type="float" office:value="19320" calcext:value-type="float">
            <text:p>19320</text:p>
          </table:table-cell>
          <table:table-cell table:formula="of:=[.F368]+1" office:value-type="float" office:value="20847" calcext:value-type="float">
            <text:p>20847</text:p>
          </table:table-cell>
          <table:table-cell/>
          <table:table-cell table:formula="of:=DEC2HEX([.E369])" office:value-type="string" office:string-value="4B78" calcext:value-type="string">
            <text:p>4B78</text:p>
          </table:table-cell>
          <table:table-cell table:formula="of:=DEC2HEX([.F369])" office:value-type="string" office:string-value="516F" calcext:value-type="string">
            <text:p>516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36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69]+8" office:value-type="float" office:value="19328" calcext:value-type="float">
            <text:p>19328</text:p>
          </table:table-cell>
          <table:table-cell table:formula="of:=[.F369]+1" office:value-type="float" office:value="20848" calcext:value-type="float">
            <text:p>20848</text:p>
          </table:table-cell>
          <table:table-cell/>
          <table:table-cell table:formula="of:=DEC2HEX([.E370])" office:value-type="string" office:string-value="4B80" calcext:value-type="string">
            <text:p>4B80</text:p>
          </table:table-cell>
          <table:table-cell table:formula="of:=DEC2HEX([.F370])" office:value-type="string" office:string-value="5170" calcext:value-type="string">
            <text:p>517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36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0]+8" office:value-type="float" office:value="19336" calcext:value-type="float">
            <text:p>19336</text:p>
          </table:table-cell>
          <table:table-cell table:formula="of:=[.F370]+1" office:value-type="float" office:value="20849" calcext:value-type="float">
            <text:p>20849</text:p>
          </table:table-cell>
          <table:table-cell/>
          <table:table-cell table:formula="of:=DEC2HEX([.E371])" office:value-type="string" office:string-value="4B88" calcext:value-type="string">
            <text:p>4B88</text:p>
          </table:table-cell>
          <table:table-cell table:formula="of:=DEC2HEX([.F371])" office:value-type="string" office:string-value="5171" calcext:value-type="string">
            <text:p>517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37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1]+8" office:value-type="float" office:value="19344" calcext:value-type="float">
            <text:p>19344</text:p>
          </table:table-cell>
          <table:table-cell table:formula="of:=[.F371]+1" office:value-type="float" office:value="20850" calcext:value-type="float">
            <text:p>20850</text:p>
          </table:table-cell>
          <table:table-cell/>
          <table:table-cell table:formula="of:=DEC2HEX([.E372])" office:value-type="string" office:string-value="4B90" calcext:value-type="string">
            <text:p>4B90</text:p>
          </table:table-cell>
          <table:table-cell table:formula="of:=DEC2HEX([.F372])" office:value-type="string" office:string-value="5172" calcext:value-type="string">
            <text:p>517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37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2]+8" office:value-type="float" office:value="19352" calcext:value-type="float">
            <text:p>19352</text:p>
          </table:table-cell>
          <table:table-cell table:formula="of:=[.F372]+1" office:value-type="float" office:value="20851" calcext:value-type="float">
            <text:p>20851</text:p>
          </table:table-cell>
          <table:table-cell/>
          <table:table-cell table:formula="of:=DEC2HEX([.E373])" office:value-type="string" office:string-value="4B98" calcext:value-type="string">
            <text:p>4B98</text:p>
          </table:table-cell>
          <table:table-cell table:formula="of:=DEC2HEX([.F373])" office:value-type="string" office:string-value="5173" calcext:value-type="string">
            <text:p>517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37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3]+8" office:value-type="float" office:value="19360" calcext:value-type="float">
            <text:p>19360</text:p>
          </table:table-cell>
          <table:table-cell table:formula="of:=[.F373]+1" office:value-type="float" office:value="20852" calcext:value-type="float">
            <text:p>20852</text:p>
          </table:table-cell>
          <table:table-cell/>
          <table:table-cell table:formula="of:=DEC2HEX([.E374])" office:value-type="string" office:string-value="4BA0" calcext:value-type="string">
            <text:p>4BA0</text:p>
          </table:table-cell>
          <table:table-cell table:formula="of:=DEC2HEX([.F374])" office:value-type="string" office:string-value="5174" calcext:value-type="string">
            <text:p>51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37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4]+8" office:value-type="float" office:value="19368" calcext:value-type="float">
            <text:p>19368</text:p>
          </table:table-cell>
          <table:table-cell table:formula="of:=[.F374]+1" office:value-type="float" office:value="20853" calcext:value-type="float">
            <text:p>20853</text:p>
          </table:table-cell>
          <table:table-cell/>
          <table:table-cell table:formula="of:=DEC2HEX([.E375])" office:value-type="string" office:string-value="4BA8" calcext:value-type="string">
            <text:p>4BA8</text:p>
          </table:table-cell>
          <table:table-cell table:formula="of:=DEC2HEX([.F375])" office:value-type="string" office:string-value="5175" calcext:value-type="string">
            <text:p>51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37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5]+8" office:value-type="float" office:value="19376" calcext:value-type="float">
            <text:p>19376</text:p>
          </table:table-cell>
          <table:table-cell table:formula="of:=[.F375]+1" office:value-type="float" office:value="20854" calcext:value-type="float">
            <text:p>20854</text:p>
          </table:table-cell>
          <table:table-cell/>
          <table:table-cell table:formula="of:=DEC2HEX([.E376])" office:value-type="string" office:string-value="4BB0" calcext:value-type="string">
            <text:p>4BB0</text:p>
          </table:table-cell>
          <table:table-cell table:formula="of:=DEC2HEX([.F376])" office:value-type="string" office:string-value="5176" calcext:value-type="string">
            <text:p>51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37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6]+8" office:value-type="float" office:value="19384" calcext:value-type="float">
            <text:p>19384</text:p>
          </table:table-cell>
          <table:table-cell table:formula="of:=[.F376]+1" office:value-type="float" office:value="20855" calcext:value-type="float">
            <text:p>20855</text:p>
          </table:table-cell>
          <table:table-cell/>
          <table:table-cell table:formula="of:=DEC2HEX([.E377])" office:value-type="string" office:string-value="4BB8" calcext:value-type="string">
            <text:p>4BB8</text:p>
          </table:table-cell>
          <table:table-cell table:formula="of:=DEC2HEX([.F377])" office:value-type="string" office:string-value="5177" calcext:value-type="string">
            <text:p>5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37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7]+8" office:value-type="float" office:value="19392" calcext:value-type="float">
            <text:p>19392</text:p>
          </table:table-cell>
          <table:table-cell table:formula="of:=[.F377]+1" office:value-type="float" office:value="20856" calcext:value-type="float">
            <text:p>20856</text:p>
          </table:table-cell>
          <table:table-cell/>
          <table:table-cell table:formula="of:=DEC2HEX([.E378])" office:value-type="string" office:string-value="4BC0" calcext:value-type="string">
            <text:p>4BC0</text:p>
          </table:table-cell>
          <table:table-cell table:formula="of:=DEC2HEX([.F378])" office:value-type="string" office:string-value="5178" calcext:value-type="string">
            <text:p>51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37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8]+8" office:value-type="float" office:value="19400" calcext:value-type="float">
            <text:p>19400</text:p>
          </table:table-cell>
          <table:table-cell table:formula="of:=[.F378]+1" office:value-type="float" office:value="20857" calcext:value-type="float">
            <text:p>20857</text:p>
          </table:table-cell>
          <table:table-cell/>
          <table:table-cell table:formula="of:=DEC2HEX([.E379])" office:value-type="string" office:string-value="4BC8" calcext:value-type="string">
            <text:p>4BC8</text:p>
          </table:table-cell>
          <table:table-cell table:formula="of:=DEC2HEX([.F379])" office:value-type="string" office:string-value="5179" calcext:value-type="string">
            <text:p>51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37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79]+8" office:value-type="float" office:value="19408" calcext:value-type="float">
            <text:p>19408</text:p>
          </table:table-cell>
          <table:table-cell table:formula="of:=[.F379]+1" office:value-type="float" office:value="20858" calcext:value-type="float">
            <text:p>20858</text:p>
          </table:table-cell>
          <table:table-cell/>
          <table:table-cell table:formula="of:=DEC2HEX([.E380])" office:value-type="string" office:string-value="4BD0" calcext:value-type="string">
            <text:p>4BD0</text:p>
          </table:table-cell>
          <table:table-cell table:formula="of:=DEC2HEX([.F380])" office:value-type="string" office:string-value="517A" calcext:value-type="string">
            <text:p>517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37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0]+8" office:value-type="float" office:value="19416" calcext:value-type="float">
            <text:p>19416</text:p>
          </table:table-cell>
          <table:table-cell table:formula="of:=[.F380]+1" office:value-type="float" office:value="20859" calcext:value-type="float">
            <text:p>20859</text:p>
          </table:table-cell>
          <table:table-cell/>
          <table:table-cell table:formula="of:=DEC2HEX([.E381])" office:value-type="string" office:string-value="4BD8" calcext:value-type="string">
            <text:p>4BD8</text:p>
          </table:table-cell>
          <table:table-cell table:formula="of:=DEC2HEX([.F381])" office:value-type="string" office:string-value="517B" calcext:value-type="string">
            <text:p>517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38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1]+8" office:value-type="float" office:value="19424" calcext:value-type="float">
            <text:p>19424</text:p>
          </table:table-cell>
          <table:table-cell table:formula="of:=[.F381]+1" office:value-type="float" office:value="20860" calcext:value-type="float">
            <text:p>20860</text:p>
          </table:table-cell>
          <table:table-cell/>
          <table:table-cell table:formula="of:=DEC2HEX([.E382])" office:value-type="string" office:string-value="4BE0" calcext:value-type="string">
            <text:p>4BE0</text:p>
          </table:table-cell>
          <table:table-cell table:formula="of:=DEC2HEX([.F382])" office:value-type="string" office:string-value="517C" calcext:value-type="string">
            <text:p>517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38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2]+8" office:value-type="float" office:value="19432" calcext:value-type="float">
            <text:p>19432</text:p>
          </table:table-cell>
          <table:table-cell table:formula="of:=[.F382]+1" office:value-type="float" office:value="20861" calcext:value-type="float">
            <text:p>20861</text:p>
          </table:table-cell>
          <table:table-cell/>
          <table:table-cell table:formula="of:=DEC2HEX([.E383])" office:value-type="string" office:string-value="4BE8" calcext:value-type="string">
            <text:p>4BE8</text:p>
          </table:table-cell>
          <table:table-cell table:formula="of:=DEC2HEX([.F383])" office:value-type="string" office:string-value="517D" calcext:value-type="string">
            <text:p>517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38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3]+8" office:value-type="float" office:value="19440" calcext:value-type="float">
            <text:p>19440</text:p>
          </table:table-cell>
          <table:table-cell table:formula="of:=[.F383]+1" office:value-type="float" office:value="20862" calcext:value-type="float">
            <text:p>20862</text:p>
          </table:table-cell>
          <table:table-cell/>
          <table:table-cell table:formula="of:=DEC2HEX([.E384])" office:value-type="string" office:string-value="4BF0" calcext:value-type="string">
            <text:p>4BF0</text:p>
          </table:table-cell>
          <table:table-cell table:formula="of:=DEC2HEX([.F384])" office:value-type="string" office:string-value="517E" calcext:value-type="string">
            <text:p>517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38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4]+8" office:value-type="float" office:value="19448" calcext:value-type="float">
            <text:p>19448</text:p>
          </table:table-cell>
          <table:table-cell table:formula="of:=[.F384]+1" office:value-type="float" office:value="20863" calcext:value-type="float">
            <text:p>20863</text:p>
          </table:table-cell>
          <table:table-cell/>
          <table:table-cell table:formula="of:=DEC2HEX([.E385])" office:value-type="string" office:string-value="4BF8" calcext:value-type="string">
            <text:p>4BF8</text:p>
          </table:table-cell>
          <table:table-cell table:formula="of:=DEC2HEX([.F385])" office:value-type="string" office:string-value="517F" calcext:value-type="string">
            <text:p>517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38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5]+8" office:value-type="float" office:value="19456" calcext:value-type="float">
            <text:p>19456</text:p>
          </table:table-cell>
          <table:table-cell table:formula="of:=[.F385]+1" office:value-type="float" office:value="20864" calcext:value-type="float">
            <text:p>20864</text:p>
          </table:table-cell>
          <table:table-cell/>
          <table:table-cell table:formula="of:=DEC2HEX([.E386])" office:value-type="string" office:string-value="4C00" calcext:value-type="string">
            <text:p>4C00</text:p>
          </table:table-cell>
          <table:table-cell table:formula="of:=DEC2HEX([.F386])" office:value-type="string" office:string-value="5180" calcext:value-type="string">
            <text:p>518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385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6]+8" office:value-type="float" office:value="19464" calcext:value-type="float">
            <text:p>19464</text:p>
          </table:table-cell>
          <table:table-cell table:formula="of:=[.F386]+1" office:value-type="float" office:value="20865" calcext:value-type="float">
            <text:p>20865</text:p>
          </table:table-cell>
          <table:table-cell/>
          <table:table-cell table:formula="of:=DEC2HEX([.E387])" office:value-type="string" office:string-value="4C08" calcext:value-type="string">
            <text:p>4C08</text:p>
          </table:table-cell>
          <table:table-cell table:formula="of:=DEC2HEX([.F387])" office:value-type="string" office:string-value="5181" calcext:value-type="string">
            <text:p>51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38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7]+8" office:value-type="float" office:value="19472" calcext:value-type="float">
            <text:p>19472</text:p>
          </table:table-cell>
          <table:table-cell table:formula="of:=[.F387]+1" office:value-type="float" office:value="20866" calcext:value-type="float">
            <text:p>20866</text:p>
          </table:table-cell>
          <table:table-cell/>
          <table:table-cell table:formula="of:=DEC2HEX([.E388])" office:value-type="string" office:string-value="4C10" calcext:value-type="string">
            <text:p>4C10</text:p>
          </table:table-cell>
          <table:table-cell table:formula="of:=DEC2HEX([.F388])" office:value-type="string" office:string-value="5182" calcext:value-type="string">
            <text:p>51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38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8]+8" office:value-type="float" office:value="19480" calcext:value-type="float">
            <text:p>19480</text:p>
          </table:table-cell>
          <table:table-cell table:formula="of:=[.F388]+1" office:value-type="float" office:value="20867" calcext:value-type="float">
            <text:p>20867</text:p>
          </table:table-cell>
          <table:table-cell/>
          <table:table-cell table:formula="of:=DEC2HEX([.E389])" office:value-type="string" office:string-value="4C18" calcext:value-type="string">
            <text:p>4C18</text:p>
          </table:table-cell>
          <table:table-cell table:formula="of:=DEC2HEX([.F389])" office:value-type="string" office:string-value="5183" calcext:value-type="string">
            <text:p>51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38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89]+8" office:value-type="float" office:value="19488" calcext:value-type="float">
            <text:p>19488</text:p>
          </table:table-cell>
          <table:table-cell table:formula="of:=[.F389]+1" office:value-type="float" office:value="20868" calcext:value-type="float">
            <text:p>20868</text:p>
          </table:table-cell>
          <table:table-cell/>
          <table:table-cell table:formula="of:=DEC2HEX([.E390])" office:value-type="string" office:string-value="4C20" calcext:value-type="string">
            <text:p>4C20</text:p>
          </table:table-cell>
          <table:table-cell table:formula="of:=DEC2HEX([.F390])" office:value-type="string" office:string-value="5184" calcext:value-type="string">
            <text:p>51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38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0]+8" office:value-type="float" office:value="19496" calcext:value-type="float">
            <text:p>19496</text:p>
          </table:table-cell>
          <table:table-cell table:formula="of:=[.F390]+1" office:value-type="float" office:value="20869" calcext:value-type="float">
            <text:p>20869</text:p>
          </table:table-cell>
          <table:table-cell/>
          <table:table-cell table:formula="of:=DEC2HEX([.E391])" office:value-type="string" office:string-value="4C28" calcext:value-type="string">
            <text:p>4C28</text:p>
          </table:table-cell>
          <table:table-cell table:formula="of:=DEC2HEX([.F391])" office:value-type="string" office:string-value="5185" calcext:value-type="string">
            <text:p>51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39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1]+8" office:value-type="float" office:value="19504" calcext:value-type="float">
            <text:p>19504</text:p>
          </table:table-cell>
          <table:table-cell table:formula="of:=[.F391]+1" office:value-type="float" office:value="20870" calcext:value-type="float">
            <text:p>20870</text:p>
          </table:table-cell>
          <table:table-cell/>
          <table:table-cell table:formula="of:=DEC2HEX([.E392])" office:value-type="string" office:string-value="4C30" calcext:value-type="string">
            <text:p>4C30</text:p>
          </table:table-cell>
          <table:table-cell table:formula="of:=DEC2HEX([.F392])" office:value-type="string" office:string-value="5186" calcext:value-type="string">
            <text:p>51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39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2]+8" office:value-type="float" office:value="19512" calcext:value-type="float">
            <text:p>19512</text:p>
          </table:table-cell>
          <table:table-cell table:formula="of:=[.F392]+1" office:value-type="float" office:value="20871" calcext:value-type="float">
            <text:p>20871</text:p>
          </table:table-cell>
          <table:table-cell/>
          <table:table-cell table:formula="of:=DEC2HEX([.E393])" office:value-type="string" office:string-value="4C38" calcext:value-type="string">
            <text:p>4C38</text:p>
          </table:table-cell>
          <table:table-cell table:formula="of:=DEC2HEX([.F393])" office:value-type="string" office:string-value="5187" calcext:value-type="string">
            <text:p>51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9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3]+8" office:value-type="float" office:value="19520" calcext:value-type="float">
            <text:p>19520</text:p>
          </table:table-cell>
          <table:table-cell table:formula="of:=[.F393]+1" office:value-type="float" office:value="20872" calcext:value-type="float">
            <text:p>20872</text:p>
          </table:table-cell>
          <table:table-cell/>
          <table:table-cell table:formula="of:=DEC2HEX([.E394])" office:value-type="string" office:string-value="4C40" calcext:value-type="string">
            <text:p>4C40</text:p>
          </table:table-cell>
          <table:table-cell table:formula="of:=DEC2HEX([.F394])" office:value-type="string" office:string-value="5188" calcext:value-type="string">
            <text:p>518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39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4]+8" office:value-type="float" office:value="19528" calcext:value-type="float">
            <text:p>19528</text:p>
          </table:table-cell>
          <table:table-cell table:formula="of:=[.F394]+1" office:value-type="float" office:value="20873" calcext:value-type="float">
            <text:p>20873</text:p>
          </table:table-cell>
          <table:table-cell/>
          <table:table-cell table:formula="of:=DEC2HEX([.E395])" office:value-type="string" office:string-value="4C48" calcext:value-type="string">
            <text:p>4C48</text:p>
          </table:table-cell>
          <table:table-cell table:formula="of:=DEC2HEX([.F395])" office:value-type="string" office:string-value="5189" calcext:value-type="string">
            <text:p>518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39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5]+8" office:value-type="float" office:value="19536" calcext:value-type="float">
            <text:p>19536</text:p>
          </table:table-cell>
          <table:table-cell table:formula="of:=[.F395]+1" office:value-type="float" office:value="20874" calcext:value-type="float">
            <text:p>20874</text:p>
          </table:table-cell>
          <table:table-cell/>
          <table:table-cell table:formula="of:=DEC2HEX([.E396])" office:value-type="string" office:string-value="4C50" calcext:value-type="string">
            <text:p>4C50</text:p>
          </table:table-cell>
          <table:table-cell table:formula="of:=DEC2HEX([.F396])" office:value-type="string" office:string-value="518A" calcext:value-type="string">
            <text:p>518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39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6]+8" office:value-type="float" office:value="19544" calcext:value-type="float">
            <text:p>19544</text:p>
          </table:table-cell>
          <table:table-cell table:formula="of:=[.F396]+1" office:value-type="float" office:value="20875" calcext:value-type="float">
            <text:p>20875</text:p>
          </table:table-cell>
          <table:table-cell/>
          <table:table-cell table:formula="of:=DEC2HEX([.E397])" office:value-type="string" office:string-value="4C58" calcext:value-type="string">
            <text:p>4C58</text:p>
          </table:table-cell>
          <table:table-cell table:formula="of:=DEC2HEX([.F397])" office:value-type="string" office:string-value="518B" calcext:value-type="string">
            <text:p>518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39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7]+8" office:value-type="float" office:value="19552" calcext:value-type="float">
            <text:p>19552</text:p>
          </table:table-cell>
          <table:table-cell table:formula="of:=[.F397]+1" office:value-type="float" office:value="20876" calcext:value-type="float">
            <text:p>20876</text:p>
          </table:table-cell>
          <table:table-cell/>
          <table:table-cell table:formula="of:=DEC2HEX([.E398])" office:value-type="string" office:string-value="4C60" calcext:value-type="string">
            <text:p>4C60</text:p>
          </table:table-cell>
          <table:table-cell table:formula="of:=DEC2HEX([.F398])" office:value-type="string" office:string-value="518C" calcext:value-type="string">
            <text:p>518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39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8]+8" office:value-type="float" office:value="19560" calcext:value-type="float">
            <text:p>19560</text:p>
          </table:table-cell>
          <table:table-cell table:formula="of:=[.F398]+1" office:value-type="float" office:value="20877" calcext:value-type="float">
            <text:p>20877</text:p>
          </table:table-cell>
          <table:table-cell/>
          <table:table-cell table:formula="of:=DEC2HEX([.E399])" office:value-type="string" office:string-value="4C68" calcext:value-type="string">
            <text:p>4C68</text:p>
          </table:table-cell>
          <table:table-cell table:formula="of:=DEC2HEX([.F399])" office:value-type="string" office:string-value="518D" calcext:value-type="string">
            <text:p>518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39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99]+8" office:value-type="float" office:value="19568" calcext:value-type="float">
            <text:p>19568</text:p>
          </table:table-cell>
          <table:table-cell table:formula="of:=[.F399]+1" office:value-type="float" office:value="20878" calcext:value-type="float">
            <text:p>20878</text:p>
          </table:table-cell>
          <table:table-cell/>
          <table:table-cell table:formula="of:=DEC2HEX([.E400])" office:value-type="string" office:string-value="4C70" calcext:value-type="string">
            <text:p>4C70</text:p>
          </table:table-cell>
          <table:table-cell table:formula="of:=DEC2HEX([.F400])" office:value-type="string" office:string-value="518E" calcext:value-type="string">
            <text:p>518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39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0]+8" office:value-type="float" office:value="19576" calcext:value-type="float">
            <text:p>19576</text:p>
          </table:table-cell>
          <table:table-cell table:formula="of:=[.F400]+1" office:value-type="float" office:value="20879" calcext:value-type="float">
            <text:p>20879</text:p>
          </table:table-cell>
          <table:table-cell/>
          <table:table-cell table:formula="of:=DEC2HEX([.E401])" office:value-type="string" office:string-value="4C78" calcext:value-type="string">
            <text:p>4C78</text:p>
          </table:table-cell>
          <table:table-cell table:formula="of:=DEC2HEX([.F401])" office:value-type="string" office:string-value="518F" calcext:value-type="string">
            <text:p>518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40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1]+8" office:value-type="float" office:value="19584" calcext:value-type="float">
            <text:p>19584</text:p>
          </table:table-cell>
          <table:table-cell table:formula="of:=[.F401]+1" office:value-type="float" office:value="20880" calcext:value-type="float">
            <text:p>20880</text:p>
          </table:table-cell>
          <table:table-cell/>
          <table:table-cell table:formula="of:=DEC2HEX([.E402])" office:value-type="string" office:string-value="4C80" calcext:value-type="string">
            <text:p>4C80</text:p>
          </table:table-cell>
          <table:table-cell table:formula="of:=DEC2HEX([.F402])" office:value-type="string" office:string-value="5190" calcext:value-type="string">
            <text:p>519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40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2]+8" office:value-type="float" office:value="19592" calcext:value-type="float">
            <text:p>19592</text:p>
          </table:table-cell>
          <table:table-cell table:formula="of:=[.F402]+1" office:value-type="float" office:value="20881" calcext:value-type="float">
            <text:p>20881</text:p>
          </table:table-cell>
          <table:table-cell/>
          <table:table-cell table:formula="of:=DEC2HEX([.E403])" office:value-type="string" office:string-value="4C88" calcext:value-type="string">
            <text:p>4C88</text:p>
          </table:table-cell>
          <table:table-cell table:formula="of:=DEC2HEX([.F403])" office:value-type="string" office:string-value="5191" calcext:value-type="string">
            <text:p>519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40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3]+8" office:value-type="float" office:value="19600" calcext:value-type="float">
            <text:p>19600</text:p>
          </table:table-cell>
          <table:table-cell table:formula="of:=[.F403]+1" office:value-type="float" office:value="20882" calcext:value-type="float">
            <text:p>20882</text:p>
          </table:table-cell>
          <table:table-cell/>
          <table:table-cell table:formula="of:=DEC2HEX([.E404])" office:value-type="string" office:string-value="4C90" calcext:value-type="string">
            <text:p>4C90</text:p>
          </table:table-cell>
          <table:table-cell table:formula="of:=DEC2HEX([.F404])" office:value-type="string" office:string-value="5192" calcext:value-type="string">
            <text:p>519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40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4]+8" office:value-type="float" office:value="19608" calcext:value-type="float">
            <text:p>19608</text:p>
          </table:table-cell>
          <table:table-cell table:formula="of:=[.F404]+1" office:value-type="float" office:value="20883" calcext:value-type="float">
            <text:p>20883</text:p>
          </table:table-cell>
          <table:table-cell/>
          <table:table-cell table:formula="of:=DEC2HEX([.E405])" office:value-type="string" office:string-value="4C98" calcext:value-type="string">
            <text:p>4C98</text:p>
          </table:table-cell>
          <table:table-cell table:formula="of:=DEC2HEX([.F405])" office:value-type="string" office:string-value="5193" calcext:value-type="string">
            <text:p>519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40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5]+8" office:value-type="float" office:value="19616" calcext:value-type="float">
            <text:p>19616</text:p>
          </table:table-cell>
          <table:table-cell table:formula="of:=[.F405]+1" office:value-type="float" office:value="20884" calcext:value-type="float">
            <text:p>20884</text:p>
          </table:table-cell>
          <table:table-cell/>
          <table:table-cell table:formula="of:=DEC2HEX([.E406])" office:value-type="string" office:string-value="4CA0" calcext:value-type="string">
            <text:p>4CA0</text:p>
          </table:table-cell>
          <table:table-cell table:formula="of:=DEC2HEX([.F406])" office:value-type="string" office:string-value="5194" calcext:value-type="string">
            <text:p>51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40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6]+8" office:value-type="float" office:value="19624" calcext:value-type="float">
            <text:p>19624</text:p>
          </table:table-cell>
          <table:table-cell table:formula="of:=[.F406]+1" office:value-type="float" office:value="20885" calcext:value-type="float">
            <text:p>20885</text:p>
          </table:table-cell>
          <table:table-cell/>
          <table:table-cell table:formula="of:=DEC2HEX([.E407])" office:value-type="string" office:string-value="4CA8" calcext:value-type="string">
            <text:p>4CA8</text:p>
          </table:table-cell>
          <table:table-cell table:formula="of:=DEC2HEX([.F407])" office:value-type="string" office:string-value="5195" calcext:value-type="string">
            <text:p>51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40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7]+8" office:value-type="float" office:value="19632" calcext:value-type="float">
            <text:p>19632</text:p>
          </table:table-cell>
          <table:table-cell table:formula="of:=[.F407]+1" office:value-type="float" office:value="20886" calcext:value-type="float">
            <text:p>20886</text:p>
          </table:table-cell>
          <table:table-cell/>
          <table:table-cell table:formula="of:=DEC2HEX([.E408])" office:value-type="string" office:string-value="4CB0" calcext:value-type="string">
            <text:p>4CB0</text:p>
          </table:table-cell>
          <table:table-cell table:formula="of:=DEC2HEX([.F408])" office:value-type="string" office:string-value="5196" calcext:value-type="string">
            <text:p>51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40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8]+8" office:value-type="float" office:value="19640" calcext:value-type="float">
            <text:p>19640</text:p>
          </table:table-cell>
          <table:table-cell table:formula="of:=[.F408]+1" office:value-type="float" office:value="20887" calcext:value-type="float">
            <text:p>20887</text:p>
          </table:table-cell>
          <table:table-cell/>
          <table:table-cell table:formula="of:=DEC2HEX([.E409])" office:value-type="string" office:string-value="4CB8" calcext:value-type="string">
            <text:p>4CB8</text:p>
          </table:table-cell>
          <table:table-cell table:formula="of:=DEC2HEX([.F409])" office:value-type="string" office:string-value="5197" calcext:value-type="string">
            <text:p>51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40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9]+8" office:value-type="float" office:value="19648" calcext:value-type="float">
            <text:p>19648</text:p>
          </table:table-cell>
          <table:table-cell table:formula="of:=[.F409]+1" office:value-type="float" office:value="20888" calcext:value-type="float">
            <text:p>20888</text:p>
          </table:table-cell>
          <table:table-cell/>
          <table:table-cell table:formula="of:=DEC2HEX([.E410])" office:value-type="string" office:string-value="4CC0" calcext:value-type="string">
            <text:p>4CC0</text:p>
          </table:table-cell>
          <table:table-cell table:formula="of:=DEC2HEX([.F410])" office:value-type="string" office:string-value="5198" calcext:value-type="string">
            <text:p>51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40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0]+8" office:value-type="float" office:value="19656" calcext:value-type="float">
            <text:p>19656</text:p>
          </table:table-cell>
          <table:table-cell table:formula="of:=[.F410]+1" office:value-type="float" office:value="20889" calcext:value-type="float">
            <text:p>20889</text:p>
          </table:table-cell>
          <table:table-cell/>
          <table:table-cell table:formula="of:=DEC2HEX([.E411])" office:value-type="string" office:string-value="4CC8" calcext:value-type="string">
            <text:p>4CC8</text:p>
          </table:table-cell>
          <table:table-cell table:formula="of:=DEC2HEX([.F411])" office:value-type="string" office:string-value="5199" calcext:value-type="string">
            <text:p>51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4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1]+8" office:value-type="float" office:value="19664" calcext:value-type="float">
            <text:p>19664</text:p>
          </table:table-cell>
          <table:table-cell table:formula="of:=[.F411]+1" office:value-type="float" office:value="20890" calcext:value-type="float">
            <text:p>20890</text:p>
          </table:table-cell>
          <table:table-cell/>
          <table:table-cell table:formula="of:=DEC2HEX([.E412])" office:value-type="string" office:string-value="4CD0" calcext:value-type="string">
            <text:p>4CD0</text:p>
          </table:table-cell>
          <table:table-cell table:formula="of:=DEC2HEX([.F412])" office:value-type="string" office:string-value="519A" calcext:value-type="string">
            <text:p>519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4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2]+8" office:value-type="float" office:value="19672" calcext:value-type="float">
            <text:p>19672</text:p>
          </table:table-cell>
          <table:table-cell table:formula="of:=[.F412]+1" office:value-type="float" office:value="20891" calcext:value-type="float">
            <text:p>20891</text:p>
          </table:table-cell>
          <table:table-cell/>
          <table:table-cell table:formula="of:=DEC2HEX([.E413])" office:value-type="string" office:string-value="4CD8" calcext:value-type="string">
            <text:p>4CD8</text:p>
          </table:table-cell>
          <table:table-cell table:formula="of:=DEC2HEX([.F413])" office:value-type="string" office:string-value="519B" calcext:value-type="string">
            <text:p>519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4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3]+8" office:value-type="float" office:value="19680" calcext:value-type="float">
            <text:p>19680</text:p>
          </table:table-cell>
          <table:table-cell table:formula="of:=[.F413]+1" office:value-type="float" office:value="20892" calcext:value-type="float">
            <text:p>20892</text:p>
          </table:table-cell>
          <table:table-cell/>
          <table:table-cell table:formula="of:=DEC2HEX([.E414])" office:value-type="string" office:string-value="4CE0" calcext:value-type="string">
            <text:p>4CE0</text:p>
          </table:table-cell>
          <table:table-cell table:formula="of:=DEC2HEX([.F414])" office:value-type="string" office:string-value="519C" calcext:value-type="string">
            <text:p>519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41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4]+8" office:value-type="float" office:value="19688" calcext:value-type="float">
            <text:p>19688</text:p>
          </table:table-cell>
          <table:table-cell table:formula="of:=[.F414]+1" office:value-type="float" office:value="20893" calcext:value-type="float">
            <text:p>20893</text:p>
          </table:table-cell>
          <table:table-cell/>
          <table:table-cell table:formula="of:=DEC2HEX([.E415])" office:value-type="string" office:string-value="4CE8" calcext:value-type="string">
            <text:p>4CE8</text:p>
          </table:table-cell>
          <table:table-cell table:formula="of:=DEC2HEX([.F415])" office:value-type="string" office:string-value="519D" calcext:value-type="string">
            <text:p>519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4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5]+8" office:value-type="float" office:value="19696" calcext:value-type="float">
            <text:p>19696</text:p>
          </table:table-cell>
          <table:table-cell table:formula="of:=[.F415]+1" office:value-type="float" office:value="20894" calcext:value-type="float">
            <text:p>20894</text:p>
          </table:table-cell>
          <table:table-cell/>
          <table:table-cell table:formula="of:=DEC2HEX([.E416])" office:value-type="string" office:string-value="4CF0" calcext:value-type="string">
            <text:p>4CF0</text:p>
          </table:table-cell>
          <table:table-cell table:formula="of:=DEC2HEX([.F416])" office:value-type="string" office:string-value="519E" calcext:value-type="string">
            <text:p>519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4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6]+8" office:value-type="float" office:value="19704" calcext:value-type="float">
            <text:p>19704</text:p>
          </table:table-cell>
          <table:table-cell table:formula="of:=[.F416]+1" office:value-type="float" office:value="20895" calcext:value-type="float">
            <text:p>20895</text:p>
          </table:table-cell>
          <table:table-cell/>
          <table:table-cell table:formula="of:=DEC2HEX([.E417])" office:value-type="string" office:string-value="4CF8" calcext:value-type="string">
            <text:p>4CF8</text:p>
          </table:table-cell>
          <table:table-cell table:formula="of:=DEC2HEX([.F417])" office:value-type="string" office:string-value="519F" calcext:value-type="string">
            <text:p>519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4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7]+8" office:value-type="float" office:value="19712" calcext:value-type="float">
            <text:p>19712</text:p>
          </table:table-cell>
          <table:table-cell table:formula="of:=[.F417]+1" office:value-type="float" office:value="20896" calcext:value-type="float">
            <text:p>20896</text:p>
          </table:table-cell>
          <table:table-cell/>
          <table:table-cell table:formula="of:=DEC2HEX([.E418])" office:value-type="string" office:string-value="4D00" calcext:value-type="string">
            <text:p>4D00</text:p>
          </table:table-cell>
          <table:table-cell table:formula="of:=DEC2HEX([.F418])" office:value-type="string" office:string-value="51A0" calcext:value-type="string">
            <text:p>51A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41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8]+8" office:value-type="float" office:value="19720" calcext:value-type="float">
            <text:p>19720</text:p>
          </table:table-cell>
          <table:table-cell table:formula="of:=[.F418]+1" office:value-type="float" office:value="20897" calcext:value-type="float">
            <text:p>20897</text:p>
          </table:table-cell>
          <table:table-cell/>
          <table:table-cell table:formula="of:=DEC2HEX([.E419])" office:value-type="string" office:string-value="4D08" calcext:value-type="string">
            <text:p>4D08</text:p>
          </table:table-cell>
          <table:table-cell table:formula="of:=DEC2HEX([.F419])" office:value-type="string" office:string-value="51A1" calcext:value-type="string">
            <text:p>51A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41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19]+8" office:value-type="float" office:value="19728" calcext:value-type="float">
            <text:p>19728</text:p>
          </table:table-cell>
          <table:table-cell table:formula="of:=[.F419]+1" office:value-type="float" office:value="20898" calcext:value-type="float">
            <text:p>20898</text:p>
          </table:table-cell>
          <table:table-cell/>
          <table:table-cell table:formula="of:=DEC2HEX([.E420])" office:value-type="string" office:string-value="4D10" calcext:value-type="string">
            <text:p>4D10</text:p>
          </table:table-cell>
          <table:table-cell table:formula="of:=DEC2HEX([.F420])" office:value-type="string" office:string-value="51A2" calcext:value-type="string">
            <text:p>51A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41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0]+8" office:value-type="float" office:value="19736" calcext:value-type="float">
            <text:p>19736</text:p>
          </table:table-cell>
          <table:table-cell table:formula="of:=[.F420]+1" office:value-type="float" office:value="20899" calcext:value-type="float">
            <text:p>20899</text:p>
          </table:table-cell>
          <table:table-cell/>
          <table:table-cell table:formula="of:=DEC2HEX([.E421])" office:value-type="string" office:string-value="4D18" calcext:value-type="string">
            <text:p>4D18</text:p>
          </table:table-cell>
          <table:table-cell table:formula="of:=DEC2HEX([.F421])" office:value-type="string" office:string-value="51A3" calcext:value-type="string">
            <text:p>51A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42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1]+8" office:value-type="float" office:value="19744" calcext:value-type="float">
            <text:p>19744</text:p>
          </table:table-cell>
          <table:table-cell table:formula="of:=[.F421]+1" office:value-type="float" office:value="20900" calcext:value-type="float">
            <text:p>20900</text:p>
          </table:table-cell>
          <table:table-cell/>
          <table:table-cell table:formula="of:=DEC2HEX([.E422])" office:value-type="string" office:string-value="4D20" calcext:value-type="string">
            <text:p>4D20</text:p>
          </table:table-cell>
          <table:table-cell table:formula="of:=DEC2HEX([.F422])" office:value-type="string" office:string-value="51A4" calcext:value-type="string">
            <text:p>51A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42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2]+8" office:value-type="float" office:value="19752" calcext:value-type="float">
            <text:p>19752</text:p>
          </table:table-cell>
          <table:table-cell table:formula="of:=[.F422]+1" office:value-type="float" office:value="20901" calcext:value-type="float">
            <text:p>20901</text:p>
          </table:table-cell>
          <table:table-cell/>
          <table:table-cell table:formula="of:=DEC2HEX([.E423])" office:value-type="string" office:string-value="4D28" calcext:value-type="string">
            <text:p>4D28</text:p>
          </table:table-cell>
          <table:table-cell table:formula="of:=DEC2HEX([.F423])" office:value-type="string" office:string-value="51A5" calcext:value-type="string">
            <text:p>51A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42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3]+8" office:value-type="float" office:value="19760" calcext:value-type="float">
            <text:p>19760</text:p>
          </table:table-cell>
          <table:table-cell table:formula="of:=[.F423]+1" office:value-type="float" office:value="20902" calcext:value-type="float">
            <text:p>20902</text:p>
          </table:table-cell>
          <table:table-cell/>
          <table:table-cell table:formula="of:=DEC2HEX([.E424])" office:value-type="string" office:string-value="4D30" calcext:value-type="string">
            <text:p>4D30</text:p>
          </table:table-cell>
          <table:table-cell table:formula="of:=DEC2HEX([.F424])" office:value-type="string" office:string-value="51A6" calcext:value-type="string">
            <text:p>51A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42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4]+8" office:value-type="float" office:value="19768" calcext:value-type="float">
            <text:p>19768</text:p>
          </table:table-cell>
          <table:table-cell table:formula="of:=[.F424]+1" office:value-type="float" office:value="20903" calcext:value-type="float">
            <text:p>20903</text:p>
          </table:table-cell>
          <table:table-cell/>
          <table:table-cell table:formula="of:=DEC2HEX([.E425])" office:value-type="string" office:string-value="4D38" calcext:value-type="string">
            <text:p>4D38</text:p>
          </table:table-cell>
          <table:table-cell table:formula="of:=DEC2HEX([.F425])" office:value-type="string" office:string-value="51A7" calcext:value-type="string">
            <text:p>51A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2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5]+8" office:value-type="float" office:value="19776" calcext:value-type="float">
            <text:p>19776</text:p>
          </table:table-cell>
          <table:table-cell table:formula="of:=[.F425]+1" office:value-type="float" office:value="20904" calcext:value-type="float">
            <text:p>20904</text:p>
          </table:table-cell>
          <table:table-cell/>
          <table:table-cell table:formula="of:=DEC2HEX([.E426])" office:value-type="string" office:string-value="4D40" calcext:value-type="string">
            <text:p>4D40</text:p>
          </table:table-cell>
          <table:table-cell table:formula="of:=DEC2HEX([.F426])" office:value-type="string" office:string-value="51A8" calcext:value-type="string">
            <text:p>51A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4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6]+8" office:value-type="float" office:value="19784" calcext:value-type="float">
            <text:p>19784</text:p>
          </table:table-cell>
          <table:table-cell table:formula="of:=[.F426]+1" office:value-type="float" office:value="20905" calcext:value-type="float">
            <text:p>20905</text:p>
          </table:table-cell>
          <table:table-cell/>
          <table:table-cell table:formula="of:=DEC2HEX([.E427])" office:value-type="string" office:string-value="4D48" calcext:value-type="string">
            <text:p>4D48</text:p>
          </table:table-cell>
          <table:table-cell table:formula="of:=DEC2HEX([.F427])" office:value-type="string" office:string-value="51A9" calcext:value-type="string">
            <text:p>51A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42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7]+8" office:value-type="float" office:value="19792" calcext:value-type="float">
            <text:p>19792</text:p>
          </table:table-cell>
          <table:table-cell table:formula="of:=[.F427]+1" office:value-type="float" office:value="20906" calcext:value-type="float">
            <text:p>20906</text:p>
          </table:table-cell>
          <table:table-cell/>
          <table:table-cell table:formula="of:=DEC2HEX([.E428])" office:value-type="string" office:string-value="4D50" calcext:value-type="string">
            <text:p>4D50</text:p>
          </table:table-cell>
          <table:table-cell table:formula="of:=DEC2HEX([.F428])" office:value-type="string" office:string-value="51AA" calcext:value-type="string">
            <text:p>51A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4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8]+8" office:value-type="float" office:value="19800" calcext:value-type="float">
            <text:p>19800</text:p>
          </table:table-cell>
          <table:table-cell table:formula="of:=[.F428]+1" office:value-type="float" office:value="20907" calcext:value-type="float">
            <text:p>20907</text:p>
          </table:table-cell>
          <table:table-cell/>
          <table:table-cell table:formula="of:=DEC2HEX([.E429])" office:value-type="string" office:string-value="4D58" calcext:value-type="string">
            <text:p>4D58</text:p>
          </table:table-cell>
          <table:table-cell table:formula="of:=DEC2HEX([.F429])" office:value-type="string" office:string-value="51AB" calcext:value-type="string">
            <text:p>51A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42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29]+8" office:value-type="float" office:value="19808" calcext:value-type="float">
            <text:p>19808</text:p>
          </table:table-cell>
          <table:table-cell table:formula="of:=[.F429]+1" office:value-type="float" office:value="20908" calcext:value-type="float">
            <text:p>20908</text:p>
          </table:table-cell>
          <table:table-cell/>
          <table:table-cell table:formula="of:=DEC2HEX([.E430])" office:value-type="string" office:string-value="4D60" calcext:value-type="string">
            <text:p>4D60</text:p>
          </table:table-cell>
          <table:table-cell table:formula="of:=DEC2HEX([.F430])" office:value-type="string" office:string-value="51AC" calcext:value-type="string">
            <text:p>51A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42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0]+8" office:value-type="float" office:value="19816" calcext:value-type="float">
            <text:p>19816</text:p>
          </table:table-cell>
          <table:table-cell table:formula="of:=[.F430]+1" office:value-type="float" office:value="20909" calcext:value-type="float">
            <text:p>20909</text:p>
          </table:table-cell>
          <table:table-cell/>
          <table:table-cell table:formula="of:=DEC2HEX([.E431])" office:value-type="string" office:string-value="4D68" calcext:value-type="string">
            <text:p>4D68</text:p>
          </table:table-cell>
          <table:table-cell table:formula="of:=DEC2HEX([.F431])" office:value-type="string" office:string-value="51AD" calcext:value-type="string">
            <text:p>51A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43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1]+8" office:value-type="float" office:value="19824" calcext:value-type="float">
            <text:p>19824</text:p>
          </table:table-cell>
          <table:table-cell table:formula="of:=[.F431]+1" office:value-type="float" office:value="20910" calcext:value-type="float">
            <text:p>20910</text:p>
          </table:table-cell>
          <table:table-cell/>
          <table:table-cell table:formula="of:=DEC2HEX([.E432])" office:value-type="string" office:string-value="4D70" calcext:value-type="string">
            <text:p>4D70</text:p>
          </table:table-cell>
          <table:table-cell table:formula="of:=DEC2HEX([.F432])" office:value-type="string" office:string-value="51AE" calcext:value-type="string">
            <text:p>51A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43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2]+8" office:value-type="float" office:value="19832" calcext:value-type="float">
            <text:p>19832</text:p>
          </table:table-cell>
          <table:table-cell table:formula="of:=[.F432]+1" office:value-type="float" office:value="20911" calcext:value-type="float">
            <text:p>20911</text:p>
          </table:table-cell>
          <table:table-cell/>
          <table:table-cell table:formula="of:=DEC2HEX([.E433])" office:value-type="string" office:string-value="4D78" calcext:value-type="string">
            <text:p>4D78</text:p>
          </table:table-cell>
          <table:table-cell table:formula="of:=DEC2HEX([.F433])" office:value-type="string" office:string-value="51AF" calcext:value-type="string">
            <text:p>51A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43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3]+8" office:value-type="float" office:value="19840" calcext:value-type="float">
            <text:p>19840</text:p>
          </table:table-cell>
          <table:table-cell table:formula="of:=[.F433]+1" office:value-type="float" office:value="20912" calcext:value-type="float">
            <text:p>20912</text:p>
          </table:table-cell>
          <table:table-cell/>
          <table:table-cell table:formula="of:=DEC2HEX([.E434])" office:value-type="string" office:string-value="4D80" calcext:value-type="string">
            <text:p>4D80</text:p>
          </table:table-cell>
          <table:table-cell table:formula="of:=DEC2HEX([.F434])" office:value-type="string" office:string-value="51B0" calcext:value-type="string">
            <text:p>51B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4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4]+8" office:value-type="float" office:value="19848" calcext:value-type="float">
            <text:p>19848</text:p>
          </table:table-cell>
          <table:table-cell table:formula="of:=[.F434]+1" office:value-type="float" office:value="20913" calcext:value-type="float">
            <text:p>20913</text:p>
          </table:table-cell>
          <table:table-cell/>
          <table:table-cell table:formula="of:=DEC2HEX([.E435])" office:value-type="string" office:string-value="4D88" calcext:value-type="string">
            <text:p>4D88</text:p>
          </table:table-cell>
          <table:table-cell table:formula="of:=DEC2HEX([.F435])" office:value-type="string" office:string-value="51B1" calcext:value-type="string">
            <text:p>51B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43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5]+8" office:value-type="float" office:value="19856" calcext:value-type="float">
            <text:p>19856</text:p>
          </table:table-cell>
          <table:table-cell table:formula="of:=[.F435]+1" office:value-type="float" office:value="20914" calcext:value-type="float">
            <text:p>20914</text:p>
          </table:table-cell>
          <table:table-cell/>
          <table:table-cell table:formula="of:=DEC2HEX([.E436])" office:value-type="string" office:string-value="4D90" calcext:value-type="string">
            <text:p>4D90</text:p>
          </table:table-cell>
          <table:table-cell table:formula="of:=DEC2HEX([.F436])" office:value-type="string" office:string-value="51B2" calcext:value-type="string">
            <text:p>51B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43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6]+8" office:value-type="float" office:value="19864" calcext:value-type="float">
            <text:p>19864</text:p>
          </table:table-cell>
          <table:table-cell table:formula="of:=[.F436]+1" office:value-type="float" office:value="20915" calcext:value-type="float">
            <text:p>20915</text:p>
          </table:table-cell>
          <table:table-cell/>
          <table:table-cell table:formula="of:=DEC2HEX([.E437])" office:value-type="string" office:string-value="4D98" calcext:value-type="string">
            <text:p>4D98</text:p>
          </table:table-cell>
          <table:table-cell table:formula="of:=DEC2HEX([.F437])" office:value-type="string" office:string-value="51B3" calcext:value-type="string">
            <text:p>51B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43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7]+8" office:value-type="float" office:value="19872" calcext:value-type="float">
            <text:p>19872</text:p>
          </table:table-cell>
          <table:table-cell table:formula="of:=[.F437]+1" office:value-type="float" office:value="20916" calcext:value-type="float">
            <text:p>20916</text:p>
          </table:table-cell>
          <table:table-cell/>
          <table:table-cell table:formula="of:=DEC2HEX([.E438])" office:value-type="string" office:string-value="4DA0" calcext:value-type="string">
            <text:p>4DA0</text:p>
          </table:table-cell>
          <table:table-cell table:formula="of:=DEC2HEX([.F438])" office:value-type="string" office:string-value="51B4" calcext:value-type="string">
            <text:p>51B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43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8]+8" office:value-type="float" office:value="19880" calcext:value-type="float">
            <text:p>19880</text:p>
          </table:table-cell>
          <table:table-cell table:formula="of:=[.F438]+1" office:value-type="float" office:value="20917" calcext:value-type="float">
            <text:p>20917</text:p>
          </table:table-cell>
          <table:table-cell/>
          <table:table-cell table:formula="of:=DEC2HEX([.E439])" office:value-type="string" office:string-value="4DA8" calcext:value-type="string">
            <text:p>4DA8</text:p>
          </table:table-cell>
          <table:table-cell table:formula="of:=DEC2HEX([.F439])" office:value-type="string" office:string-value="51B5" calcext:value-type="string">
            <text:p>51B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4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39]+8" office:value-type="float" office:value="19888" calcext:value-type="float">
            <text:p>19888</text:p>
          </table:table-cell>
          <table:table-cell table:formula="of:=[.F439]+1" office:value-type="float" office:value="20918" calcext:value-type="float">
            <text:p>20918</text:p>
          </table:table-cell>
          <table:table-cell/>
          <table:table-cell table:formula="of:=DEC2HEX([.E440])" office:value-type="string" office:string-value="4DB0" calcext:value-type="string">
            <text:p>4DB0</text:p>
          </table:table-cell>
          <table:table-cell table:formula="of:=DEC2HEX([.F440])" office:value-type="string" office:string-value="51B6" calcext:value-type="string">
            <text:p>51B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43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0]+8" office:value-type="float" office:value="19896" calcext:value-type="float">
            <text:p>19896</text:p>
          </table:table-cell>
          <table:table-cell table:formula="of:=[.F440]+1" office:value-type="float" office:value="20919" calcext:value-type="float">
            <text:p>20919</text:p>
          </table:table-cell>
          <table:table-cell/>
          <table:table-cell table:formula="of:=DEC2HEX([.E441])" office:value-type="string" office:string-value="4DB8" calcext:value-type="string">
            <text:p>4DB8</text:p>
          </table:table-cell>
          <table:table-cell table:formula="of:=DEC2HEX([.F441])" office:value-type="string" office:string-value="51B7" calcext:value-type="string">
            <text:p>51B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4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1]+8" office:value-type="float" office:value="19904" calcext:value-type="float">
            <text:p>19904</text:p>
          </table:table-cell>
          <table:table-cell table:formula="of:=[.F441]+1" office:value-type="float" office:value="20920" calcext:value-type="float">
            <text:p>20920</text:p>
          </table:table-cell>
          <table:table-cell/>
          <table:table-cell table:formula="of:=DEC2HEX([.E442])" office:value-type="string" office:string-value="4DC0" calcext:value-type="string">
            <text:p>4DC0</text:p>
          </table:table-cell>
          <table:table-cell table:formula="of:=DEC2HEX([.F442])" office:value-type="string" office:string-value="51B8" calcext:value-type="string">
            <text:p>51B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4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2]+8" office:value-type="float" office:value="19912" calcext:value-type="float">
            <text:p>19912</text:p>
          </table:table-cell>
          <table:table-cell table:formula="of:=[.F442]+1" office:value-type="float" office:value="20921" calcext:value-type="float">
            <text:p>20921</text:p>
          </table:table-cell>
          <table:table-cell/>
          <table:table-cell table:formula="of:=DEC2HEX([.E443])" office:value-type="string" office:string-value="4DC8" calcext:value-type="string">
            <text:p>4DC8</text:p>
          </table:table-cell>
          <table:table-cell table:formula="of:=DEC2HEX([.F443])" office:value-type="string" office:string-value="51B9" calcext:value-type="string">
            <text:p>51B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4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3]+8" office:value-type="float" office:value="19920" calcext:value-type="float">
            <text:p>19920</text:p>
          </table:table-cell>
          <table:table-cell table:formula="of:=[.F443]+1" office:value-type="float" office:value="20922" calcext:value-type="float">
            <text:p>20922</text:p>
          </table:table-cell>
          <table:table-cell/>
          <table:table-cell table:formula="of:=DEC2HEX([.E444])" office:value-type="string" office:string-value="4DD0" calcext:value-type="string">
            <text:p>4DD0</text:p>
          </table:table-cell>
          <table:table-cell table:formula="of:=DEC2HEX([.F444])" office:value-type="string" office:string-value="51BA" calcext:value-type="string">
            <text:p>51B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4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4]+8" office:value-type="float" office:value="19928" calcext:value-type="float">
            <text:p>19928</text:p>
          </table:table-cell>
          <table:table-cell table:formula="of:=[.F444]+1" office:value-type="float" office:value="20923" calcext:value-type="float">
            <text:p>20923</text:p>
          </table:table-cell>
          <table:table-cell/>
          <table:table-cell table:formula="of:=DEC2HEX([.E445])" office:value-type="string" office:string-value="4DD8" calcext:value-type="string">
            <text:p>4DD8</text:p>
          </table:table-cell>
          <table:table-cell table:formula="of:=DEC2HEX([.F445])" office:value-type="string" office:string-value="51BB" calcext:value-type="string">
            <text:p>51B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44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5]+8" office:value-type="float" office:value="19936" calcext:value-type="float">
            <text:p>19936</text:p>
          </table:table-cell>
          <table:table-cell table:formula="of:=[.F445]+1" office:value-type="float" office:value="20924" calcext:value-type="float">
            <text:p>20924</text:p>
          </table:table-cell>
          <table:table-cell/>
          <table:table-cell table:formula="of:=DEC2HEX([.E446])" office:value-type="string" office:string-value="4DE0" calcext:value-type="string">
            <text:p>4DE0</text:p>
          </table:table-cell>
          <table:table-cell table:formula="of:=DEC2HEX([.F446])" office:value-type="string" office:string-value="51BC" calcext:value-type="string">
            <text:p>51B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4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6]+8" office:value-type="float" office:value="19944" calcext:value-type="float">
            <text:p>19944</text:p>
          </table:table-cell>
          <table:table-cell table:formula="of:=[.F446]+1" office:value-type="float" office:value="20925" calcext:value-type="float">
            <text:p>20925</text:p>
          </table:table-cell>
          <table:table-cell/>
          <table:table-cell table:formula="of:=DEC2HEX([.E447])" office:value-type="string" office:string-value="4DE8" calcext:value-type="string">
            <text:p>4DE8</text:p>
          </table:table-cell>
          <table:table-cell table:formula="of:=DEC2HEX([.F447])" office:value-type="string" office:string-value="51BD" calcext:value-type="string">
            <text:p>51B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4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7]+8" office:value-type="float" office:value="19952" calcext:value-type="float">
            <text:p>19952</text:p>
          </table:table-cell>
          <table:table-cell table:formula="of:=[.F447]+1" office:value-type="float" office:value="20926" calcext:value-type="float">
            <text:p>20926</text:p>
          </table:table-cell>
          <table:table-cell/>
          <table:table-cell table:formula="of:=DEC2HEX([.E448])" office:value-type="string" office:string-value="4DF0" calcext:value-type="string">
            <text:p>4DF0</text:p>
          </table:table-cell>
          <table:table-cell table:formula="of:=DEC2HEX([.F448])" office:value-type="string" office:string-value="51BE" calcext:value-type="string">
            <text:p>51B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4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8]+8" office:value-type="float" office:value="19960" calcext:value-type="float">
            <text:p>19960</text:p>
          </table:table-cell>
          <table:table-cell table:formula="of:=[.F448]+1" office:value-type="float" office:value="20927" calcext:value-type="float">
            <text:p>20927</text:p>
          </table:table-cell>
          <table:table-cell/>
          <table:table-cell table:formula="of:=DEC2HEX([.E449])" office:value-type="string" office:string-value="4DF8" calcext:value-type="string">
            <text:p>4DF8</text:p>
          </table:table-cell>
          <table:table-cell table:formula="of:=DEC2HEX([.F449])" office:value-type="string" office:string-value="51BF" calcext:value-type="string">
            <text:p>51B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4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49]+8" office:value-type="float" office:value="19968" calcext:value-type="float">
            <text:p>19968</text:p>
          </table:table-cell>
          <table:table-cell table:formula="of:=[.F449]+1" office:value-type="float" office:value="20928" calcext:value-type="float">
            <text:p>20928</text:p>
          </table:table-cell>
          <table:table-cell/>
          <table:table-cell table:formula="of:=DEC2HEX([.E450])" office:value-type="string" office:string-value="4E00" calcext:value-type="string">
            <text:p>4E00</text:p>
          </table:table-cell>
          <table:table-cell table:formula="of:=DEC2HEX([.F450])" office:value-type="string" office:string-value="51C0" calcext:value-type="string">
            <text:p>51C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449]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0</text:p>
          </table:table-cell>
          <table:table-cell/>
        </table:table-row>
        <table:table-row table:style-name="ro1">
          <table:table-cell table:number-columns-repeated="4"/>
          <table:table-cell table:formula="of:=[.E450]+8" office:value-type="float" office:value="19976" calcext:value-type="float">
            <text:p>19976</text:p>
          </table:table-cell>
          <table:table-cell table:formula="of:=[.F450]+1" office:value-type="float" office:value="20929" calcext:value-type="float">
            <text:p>20929</text:p>
          </table:table-cell>
          <table:table-cell/>
          <table:table-cell table:formula="of:=DEC2HEX([.E451])" office:value-type="string" office:string-value="4E08" calcext:value-type="string">
            <text:p>4E08</text:p>
          </table:table-cell>
          <table:table-cell table:formula="of:=DEC2HEX([.F451])" office:value-type="string" office:string-value="51C1" calcext:value-type="string">
            <text:p>51C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4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table:number-columns-repeated="4"/>
          <table:table-cell table:formula="of:=[.E451]+8" office:value-type="float" office:value="19984" calcext:value-type="float">
            <text:p>19984</text:p>
          </table:table-cell>
          <table:table-cell table:formula="of:=[.F451]+1" office:value-type="float" office:value="20930" calcext:value-type="float">
            <text:p>20930</text:p>
          </table:table-cell>
          <table:table-cell/>
          <table:table-cell table:formula="of:=DEC2HEX([.E452])" office:value-type="string" office:string-value="4E10" calcext:value-type="string">
            <text:p>4E10</text:p>
          </table:table-cell>
          <table:table-cell table:formula="of:=DEC2HEX([.F452])" office:value-type="string" office:string-value="51C2" calcext:value-type="string">
            <text:p>51C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45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0</text:p>
          </table:table-cell>
          <table:table-cell/>
        </table:table-row>
        <table:table-row table:style-name="ro1">
          <table:table-cell table:number-columns-repeated="4"/>
          <table:table-cell table:formula="of:=[.E452]+8" office:value-type="float" office:value="19992" calcext:value-type="float">
            <text:p>19992</text:p>
          </table:table-cell>
          <table:table-cell table:formula="of:=[.F452]+1" office:value-type="float" office:value="20931" calcext:value-type="float">
            <text:p>20931</text:p>
          </table:table-cell>
          <table:table-cell/>
          <table:table-cell table:formula="of:=DEC2HEX([.E453])" office:value-type="string" office:string-value="4E18" calcext:value-type="string">
            <text:p>4E18</text:p>
          </table:table-cell>
          <table:table-cell table:formula="of:=DEC2HEX([.F453])" office:value-type="string" office:string-value="51C3" calcext:value-type="string">
            <text:p>51C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45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7</text:p>
          </table:table-cell>
          <table:table-cell/>
        </table:table-row>
        <table:table-row table:style-name="ro1">
          <table:table-cell table:number-columns-repeated="4"/>
          <table:table-cell table:formula="of:=[.E453]+8" office:value-type="float" office:value="20000" calcext:value-type="float">
            <text:p>20000</text:p>
          </table:table-cell>
          <table:table-cell table:formula="of:=[.F453]+1" office:value-type="float" office:value="20932" calcext:value-type="float">
            <text:p>20932</text:p>
          </table:table-cell>
          <table:table-cell/>
          <table:table-cell table:formula="of:=DEC2HEX([.E454])" office:value-type="string" office:string-value="4E20" calcext:value-type="string">
            <text:p>4E20</text:p>
          </table:table-cell>
          <table:table-cell table:formula="of:=DEC2HEX([.F454])" office:value-type="string" office:string-value="51C4" calcext:value-type="string">
            <text:p>51C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45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0</text:p>
          </table:table-cell>
          <table:table-cell/>
        </table:table-row>
        <table:table-row table:style-name="ro1">
          <table:table-cell table:number-columns-repeated="4"/>
          <table:table-cell table:formula="of:=[.E454]+8" office:value-type="float" office:value="20008" calcext:value-type="float">
            <text:p>20008</text:p>
          </table:table-cell>
          <table:table-cell table:formula="of:=[.F454]+1" office:value-type="float" office:value="20933" calcext:value-type="float">
            <text:p>20933</text:p>
          </table:table-cell>
          <table:table-cell/>
          <table:table-cell table:formula="of:=DEC2HEX([.E455])" office:value-type="string" office:string-value="4E28" calcext:value-type="string">
            <text:p>4E28</text:p>
          </table:table-cell>
          <table:table-cell table:formula="of:=DEC2HEX([.F455])" office:value-type="string" office:string-value="51C5" calcext:value-type="string">
            <text:p>51C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45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c0</text:p>
          </table:table-cell>
        </table:table-row>
        <table:table-row table:style-name="ro1">
          <table:table-cell table:number-columns-repeated="4"/>
          <table:table-cell table:formula="of:=[.E455]+8" office:value-type="float" office:value="20016" calcext:value-type="float">
            <text:p>20016</text:p>
          </table:table-cell>
          <table:table-cell table:formula="of:=[.F455]+1" office:value-type="float" office:value="20934" calcext:value-type="float">
            <text:p>20934</text:p>
          </table:table-cell>
          <table:table-cell/>
          <table:table-cell table:formula="of:=DEC2HEX([.E456])" office:value-type="string" office:string-value="4E30" calcext:value-type="string">
            <text:p>4E30</text:p>
          </table:table-cell>
          <table:table-cell table:formula="of:=DEC2HEX([.F456])" office:value-type="string" office:string-value="51C6" calcext:value-type="string">
            <text:p>51C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4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 00 00 00 00 00 00 0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table:number-columns-repeated="4"/>
          <table:table-cell table:formula="of:=[.E456]+8" office:value-type="float" office:value="20024" calcext:value-type="float">
            <text:p>20024</text:p>
          </table:table-cell>
          <table:table-cell table:formula="of:=[.F456]+1" office:value-type="float" office:value="20935" calcext:value-type="float">
            <text:p>20935</text:p>
          </table:table-cell>
          <table:table-cell/>
          <table:table-cell table:formula="of:=DEC2HEX([.E457])" office:value-type="string" office:string-value="4E38" calcext:value-type="string">
            <text:p>4E38</text:p>
          </table:table-cell>
          <table:table-cell table:formula="of:=DEC2HEX([.F457])" office:value-type="string" office:string-value="51C7" calcext:value-type="string">
            <text:p>51C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b7</text:p>
          </table:table-cell>
        </table:table-row>
        <table:table-row table:style-name="ro1">
          <table:table-cell table:number-columns-repeated="4"/>
          <table:table-cell table:formula="of:=[.E457]+8" office:value-type="float" office:value="20032" calcext:value-type="float">
            <text:p>20032</text:p>
          </table:table-cell>
          <table:table-cell table:formula="of:=[.F457]+1" office:value-type="float" office:value="20936" calcext:value-type="float">
            <text:p>20936</text:p>
          </table:table-cell>
          <table:table-cell/>
          <table:table-cell table:formula="of:=DEC2HEX([.E458])" office:value-type="string" office:string-value="4E40" calcext:value-type="string">
            <text:p>4E40</text:p>
          </table:table-cell>
          <table:table-cell table:formula="of:=DEC2HEX([.F458])" office:value-type="string" office:string-value="51C8" calcext:value-type="string">
            <text:p>51C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45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table:number-columns-repeated="4"/>
          <table:table-cell table:formula="of:=[.E458]+8" office:value-type="float" office:value="20040" calcext:value-type="float">
            <text:p>20040</text:p>
          </table:table-cell>
          <table:table-cell table:formula="of:=[.F458]+1" office:value-type="float" office:value="20937" calcext:value-type="float">
            <text:p>20937</text:p>
          </table:table-cell>
          <table:table-cell/>
          <table:table-cell table:formula="of:=DEC2HEX([.E459])" office:value-type="string" office:string-value="4E48" calcext:value-type="string">
            <text:p>4E48</text:p>
          </table:table-cell>
          <table:table-cell table:formula="of:=DEC2HEX([.F459])" office:value-type="string" office:string-value="51C9" calcext:value-type="string">
            <text:p>51C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45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table:number-columns-repeated="4"/>
          <table:table-cell table:formula="of:=[.E459]+8" office:value-type="float" office:value="20048" calcext:value-type="float">
            <text:p>20048</text:p>
          </table:table-cell>
          <table:table-cell table:formula="of:=[.F459]+1" office:value-type="float" office:value="20938" calcext:value-type="float">
            <text:p>20938</text:p>
          </table:table-cell>
          <table:table-cell/>
          <table:table-cell table:formula="of:=DEC2HEX([.E460])" office:value-type="string" office:string-value="4E50" calcext:value-type="string">
            <text:p>4E50</text:p>
          </table:table-cell>
          <table:table-cell table:formula="of:=DEC2HEX([.F460])" office:value-type="string" office:string-value="51CA" calcext:value-type="string">
            <text:p>51C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4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7</text:p>
          </table:table-cell>
          <table:table-cell/>
        </table:table-row>
        <table:table-row table:style-name="ro1">
          <table:table-cell table:number-columns-repeated="4"/>
          <table:table-cell table:formula="of:=[.E460]+8" office:value-type="float" office:value="20056" calcext:value-type="float">
            <text:p>20056</text:p>
          </table:table-cell>
          <table:table-cell table:formula="of:=[.F460]+1" office:value-type="float" office:value="20939" calcext:value-type="float">
            <text:p>20939</text:p>
          </table:table-cell>
          <table:table-cell/>
          <table:table-cell table:formula="of:=DEC2HEX([.E461])" office:value-type="string" office:string-value="4E58" calcext:value-type="string">
            <text:p>4E58</text:p>
          </table:table-cell>
          <table:table-cell table:formula="of:=DEC2HEX([.F461])" office:value-type="string" office:string-value="51CB" calcext:value-type="string">
            <text:p>51C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46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table:number-columns-repeated="4"/>
          <table:table-cell table:formula="of:=[.E461]+8" office:value-type="float" office:value="20064" calcext:value-type="float">
            <text:p>20064</text:p>
          </table:table-cell>
          <table:table-cell table:formula="of:=[.F461]+1" office:value-type="float" office:value="20940" calcext:value-type="float">
            <text:p>20940</text:p>
          </table:table-cell>
          <table:table-cell/>
          <table:table-cell table:formula="of:=DEC2HEX([.E462])" office:value-type="string" office:string-value="4E60" calcext:value-type="string">
            <text:p>4E60</text:p>
          </table:table-cell>
          <table:table-cell table:formula="of:=DEC2HEX([.F462])" office:value-type="string" office:string-value="51CC" calcext:value-type="string">
            <text:p>51C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46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7</text:p>
          </table:table-cell>
          <table:table-cell/>
        </table:table-row>
        <table:table-row table:style-name="ro1">
          <table:table-cell table:number-columns-repeated="4"/>
          <table:table-cell table:formula="of:=[.E462]+8" office:value-type="float" office:value="20072" calcext:value-type="float">
            <text:p>20072</text:p>
          </table:table-cell>
          <table:table-cell table:formula="of:=[.F462]+1" office:value-type="float" office:value="20941" calcext:value-type="float">
            <text:p>20941</text:p>
          </table:table-cell>
          <table:table-cell/>
          <table:table-cell table:formula="of:=DEC2HEX([.E463])" office:value-type="string" office:string-value="4E68" calcext:value-type="string">
            <text:p>4E68</text:p>
          </table:table-cell>
          <table:table-cell table:formula="of:=DEC2HEX([.F463])" office:value-type="string" office:string-value="51CD" calcext:value-type="string">
            <text:p>51C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46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7</text:p>
          </table:table-cell>
          <table:table-cell/>
        </table:table-row>
        <table:table-row table:style-name="ro1">
          <table:table-cell table:number-columns-repeated="4"/>
          <table:table-cell table:formula="of:=[.E463]+8" office:value-type="float" office:value="20080" calcext:value-type="float">
            <text:p>20080</text:p>
          </table:table-cell>
          <table:table-cell table:formula="of:=[.F463]+1" office:value-type="float" office:value="20942" calcext:value-type="float">
            <text:p>20942</text:p>
          </table:table-cell>
          <table:table-cell/>
          <table:table-cell table:formula="of:=DEC2HEX([.E464])" office:value-type="string" office:string-value="4E70" calcext:value-type="string">
            <text:p>4E70</text:p>
          </table:table-cell>
          <table:table-cell table:formula="of:=DEC2HEX([.F464])" office:value-type="string" office:string-value="51CE" calcext:value-type="string">
            <text:p>51C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4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4"/>
          <table:table-cell table:formula="of:=[.E464]+8" office:value-type="float" office:value="20088" calcext:value-type="float">
            <text:p>20088</text:p>
          </table:table-cell>
          <table:table-cell table:formula="of:=[.F464]+1" office:value-type="float" office:value="20943" calcext:value-type="float">
            <text:p>20943</text:p>
          </table:table-cell>
          <table:table-cell/>
          <table:table-cell table:formula="of:=DEC2HEX([.E465])" office:value-type="string" office:string-value="4E78" calcext:value-type="string">
            <text:p>4E78</text:p>
          </table:table-cell>
          <table:table-cell table:formula="of:=DEC2HEX([.F465])" office:value-type="string" office:string-value="51CF" calcext:value-type="string">
            <text:p>51C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46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b</text:p>
          </table:table-cell>
          <table:table-cell/>
        </table:table-row>
        <table:table-row table:style-name="ro1">
          <table:table-cell table:number-columns-repeated="4"/>
          <table:table-cell table:formula="of:=[.E465]+8" office:value-type="float" office:value="20096" calcext:value-type="float">
            <text:p>20096</text:p>
          </table:table-cell>
          <table:table-cell table:formula="of:=[.F465]+1" office:value-type="float" office:value="20944" calcext:value-type="float">
            <text:p>20944</text:p>
          </table:table-cell>
          <table:table-cell/>
          <table:table-cell table:formula="of:=DEC2HEX([.E466])" office:value-type="string" office:string-value="4E80" calcext:value-type="string">
            <text:p>4E80</text:p>
          </table:table-cell>
          <table:table-cell table:formula="of:=DEC2HEX([.F466])" office:value-type="string" office:string-value="51D0" calcext:value-type="string">
            <text:p>51D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46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table:number-columns-repeated="4"/>
          <table:table-cell table:formula="of:=[.E466]+8" office:value-type="float" office:value="20104" calcext:value-type="float">
            <text:p>20104</text:p>
          </table:table-cell>
          <table:table-cell table:formula="of:=[.F466]+1" office:value-type="float" office:value="20945" calcext:value-type="float">
            <text:p>20945</text:p>
          </table:table-cell>
          <table:table-cell/>
          <table:table-cell table:formula="of:=DEC2HEX([.E467])" office:value-type="string" office:string-value="4E88" calcext:value-type="string">
            <text:p>4E88</text:p>
          </table:table-cell>
          <table:table-cell table:formula="of:=DEC2HEX([.F467])" office:value-type="string" office:string-value="51D1" calcext:value-type="string">
            <text:p>51D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46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table:number-columns-repeated="4"/>
          <table:table-cell table:formula="of:=[.E467]+8" office:value-type="float" office:value="20112" calcext:value-type="float">
            <text:p>20112</text:p>
          </table:table-cell>
          <table:table-cell table:formula="of:=[.F467]+1" office:value-type="float" office:value="20946" calcext:value-type="float">
            <text:p>20946</text:p>
          </table:table-cell>
          <table:table-cell/>
          <table:table-cell table:formula="of:=DEC2HEX([.E468])" office:value-type="string" office:string-value="4E90" calcext:value-type="string">
            <text:p>4E90</text:p>
          </table:table-cell>
          <table:table-cell table:formula="of:=DEC2HEX([.F468])" office:value-type="string" office:string-value="51D2" calcext:value-type="string">
            <text:p>51D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4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68]+8" office:value-type="float" office:value="20120" calcext:value-type="float">
            <text:p>20120</text:p>
          </table:table-cell>
          <table:table-cell table:formula="of:=[.F468]+1" office:value-type="float" office:value="20947" calcext:value-type="float">
            <text:p>20947</text:p>
          </table:table-cell>
          <table:table-cell/>
          <table:table-cell table:formula="of:=DEC2HEX([.E469])" office:value-type="string" office:string-value="4E98" calcext:value-type="string">
            <text:p>4E98</text:p>
          </table:table-cell>
          <table:table-cell table:formula="of:=DEC2HEX([.F469])" office:value-type="string" office:string-value="51D3" calcext:value-type="string">
            <text:p>51D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46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69]+8" office:value-type="float" office:value="20128" calcext:value-type="float">
            <text:p>20128</text:p>
          </table:table-cell>
          <table:table-cell table:formula="of:=[.F469]+1" office:value-type="float" office:value="20948" calcext:value-type="float">
            <text:p>20948</text:p>
          </table:table-cell>
          <table:table-cell/>
          <table:table-cell table:formula="of:=DEC2HEX([.E470])" office:value-type="string" office:string-value="4EA0" calcext:value-type="string">
            <text:p>4EA0</text:p>
          </table:table-cell>
          <table:table-cell table:formula="of:=DEC2HEX([.F470])" office:value-type="string" office:string-value="51D4" calcext:value-type="string">
            <text:p>51D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4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0]+8" office:value-type="float" office:value="20136" calcext:value-type="float">
            <text:p>20136</text:p>
          </table:table-cell>
          <table:table-cell table:formula="of:=[.F470]+1" office:value-type="float" office:value="20949" calcext:value-type="float">
            <text:p>20949</text:p>
          </table:table-cell>
          <table:table-cell/>
          <table:table-cell table:formula="of:=DEC2HEX([.E471])" office:value-type="string" office:string-value="4EA8" calcext:value-type="string">
            <text:p>4EA8</text:p>
          </table:table-cell>
          <table:table-cell table:formula="of:=DEC2HEX([.F471])" office:value-type="string" office:string-value="51D5" calcext:value-type="string">
            <text:p>51D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47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1]+8" office:value-type="float" office:value="20144" calcext:value-type="float">
            <text:p>20144</text:p>
          </table:table-cell>
          <table:table-cell table:formula="of:=[.F471]+1" office:value-type="float" office:value="20950" calcext:value-type="float">
            <text:p>20950</text:p>
          </table:table-cell>
          <table:table-cell/>
          <table:table-cell table:formula="of:=DEC2HEX([.E472])" office:value-type="string" office:string-value="4EB0" calcext:value-type="string">
            <text:p>4EB0</text:p>
          </table:table-cell>
          <table:table-cell table:formula="of:=DEC2HEX([.F472])" office:value-type="string" office:string-value="51D6" calcext:value-type="string">
            <text:p>51D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47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2]+8" office:value-type="float" office:value="20152" calcext:value-type="float">
            <text:p>20152</text:p>
          </table:table-cell>
          <table:table-cell table:formula="of:=[.F472]+1" office:value-type="float" office:value="20951" calcext:value-type="float">
            <text:p>20951</text:p>
          </table:table-cell>
          <table:table-cell/>
          <table:table-cell table:formula="of:=DEC2HEX([.E473])" office:value-type="string" office:string-value="4EB8" calcext:value-type="string">
            <text:p>4EB8</text:p>
          </table:table-cell>
          <table:table-cell table:formula="of:=DEC2HEX([.F473])" office:value-type="string" office:string-value="51D7" calcext:value-type="string">
            <text:p>51D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47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3]+8" office:value-type="float" office:value="20160" calcext:value-type="float">
            <text:p>20160</text:p>
          </table:table-cell>
          <table:table-cell table:formula="of:=[.F473]+1" office:value-type="float" office:value="20952" calcext:value-type="float">
            <text:p>20952</text:p>
          </table:table-cell>
          <table:table-cell/>
          <table:table-cell table:formula="of:=DEC2HEX([.E474])" office:value-type="string" office:string-value="4EC0" calcext:value-type="string">
            <text:p>4EC0</text:p>
          </table:table-cell>
          <table:table-cell table:formula="of:=DEC2HEX([.F474])" office:value-type="string" office:string-value="51D8" calcext:value-type="string">
            <text:p>51D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47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4]+8" office:value-type="float" office:value="20168" calcext:value-type="float">
            <text:p>20168</text:p>
          </table:table-cell>
          <table:table-cell table:formula="of:=[.F474]+1" office:value-type="float" office:value="20953" calcext:value-type="float">
            <text:p>20953</text:p>
          </table:table-cell>
          <table:table-cell/>
          <table:table-cell table:formula="of:=DEC2HEX([.E475])" office:value-type="string" office:string-value="4EC8" calcext:value-type="string">
            <text:p>4EC8</text:p>
          </table:table-cell>
          <table:table-cell table:formula="of:=DEC2HEX([.F475])" office:value-type="string" office:string-value="51D9" calcext:value-type="string">
            <text:p>51D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47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5]+8" office:value-type="float" office:value="20176" calcext:value-type="float">
            <text:p>20176</text:p>
          </table:table-cell>
          <table:table-cell table:formula="of:=[.F475]+1" office:value-type="float" office:value="20954" calcext:value-type="float">
            <text:p>20954</text:p>
          </table:table-cell>
          <table:table-cell/>
          <table:table-cell table:formula="of:=DEC2HEX([.E476])" office:value-type="string" office:string-value="4ED0" calcext:value-type="string">
            <text:p>4ED0</text:p>
          </table:table-cell>
          <table:table-cell table:formula="of:=DEC2HEX([.F476])" office:value-type="string" office:string-value="51DA" calcext:value-type="string">
            <text:p>51D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47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6]+8" office:value-type="float" office:value="20184" calcext:value-type="float">
            <text:p>20184</text:p>
          </table:table-cell>
          <table:table-cell table:formula="of:=[.F476]+1" office:value-type="float" office:value="20955" calcext:value-type="float">
            <text:p>20955</text:p>
          </table:table-cell>
          <table:table-cell/>
          <table:table-cell table:formula="of:=DEC2HEX([.E477])" office:value-type="string" office:string-value="4ED8" calcext:value-type="string">
            <text:p>4ED8</text:p>
          </table:table-cell>
          <table:table-cell table:formula="of:=DEC2HEX([.F477])" office:value-type="string" office:string-value="51DB" calcext:value-type="string">
            <text:p>51D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47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7]+8" office:value-type="float" office:value="20192" calcext:value-type="float">
            <text:p>20192</text:p>
          </table:table-cell>
          <table:table-cell table:formula="of:=[.F477]+1" office:value-type="float" office:value="20956" calcext:value-type="float">
            <text:p>20956</text:p>
          </table:table-cell>
          <table:table-cell/>
          <table:table-cell table:formula="of:=DEC2HEX([.E478])" office:value-type="string" office:string-value="4EE0" calcext:value-type="string">
            <text:p>4EE0</text:p>
          </table:table-cell>
          <table:table-cell table:formula="of:=DEC2HEX([.F478])" office:value-type="string" office:string-value="51DC" calcext:value-type="string">
            <text:p>51D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47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8]+8" office:value-type="float" office:value="20200" calcext:value-type="float">
            <text:p>20200</text:p>
          </table:table-cell>
          <table:table-cell table:formula="of:=[.F478]+1" office:value-type="float" office:value="20957" calcext:value-type="float">
            <text:p>20957</text:p>
          </table:table-cell>
          <table:table-cell/>
          <table:table-cell table:formula="of:=DEC2HEX([.E479])" office:value-type="string" office:string-value="4EE8" calcext:value-type="string">
            <text:p>4EE8</text:p>
          </table:table-cell>
          <table:table-cell table:formula="of:=DEC2HEX([.F479])" office:value-type="string" office:string-value="51DD" calcext:value-type="string">
            <text:p>51D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47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79]+8" office:value-type="float" office:value="20208" calcext:value-type="float">
            <text:p>20208</text:p>
          </table:table-cell>
          <table:table-cell table:formula="of:=[.F479]+1" office:value-type="float" office:value="20958" calcext:value-type="float">
            <text:p>20958</text:p>
          </table:table-cell>
          <table:table-cell/>
          <table:table-cell table:formula="of:=DEC2HEX([.E480])" office:value-type="string" office:string-value="4EF0" calcext:value-type="string">
            <text:p>4EF0</text:p>
          </table:table-cell>
          <table:table-cell table:formula="of:=DEC2HEX([.F480])" office:value-type="string" office:string-value="51DE" calcext:value-type="string">
            <text:p>51D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47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0]+8" office:value-type="float" office:value="20216" calcext:value-type="float">
            <text:p>20216</text:p>
          </table:table-cell>
          <table:table-cell table:formula="of:=[.F480]+1" office:value-type="float" office:value="20959" calcext:value-type="float">
            <text:p>20959</text:p>
          </table:table-cell>
          <table:table-cell/>
          <table:table-cell table:formula="of:=DEC2HEX([.E481])" office:value-type="string" office:string-value="4EF8" calcext:value-type="string">
            <text:p>4EF8</text:p>
          </table:table-cell>
          <table:table-cell table:formula="of:=DEC2HEX([.F481])" office:value-type="string" office:string-value="51DF" calcext:value-type="string">
            <text:p>51D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48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1]+8" office:value-type="float" office:value="20224" calcext:value-type="float">
            <text:p>20224</text:p>
          </table:table-cell>
          <table:table-cell table:formula="of:=[.F481]+1" office:value-type="float" office:value="20960" calcext:value-type="float">
            <text:p>20960</text:p>
          </table:table-cell>
          <table:table-cell/>
          <table:table-cell table:formula="of:=DEC2HEX([.E482])" office:value-type="string" office:string-value="4F00" calcext:value-type="string">
            <text:p>4F00</text:p>
          </table:table-cell>
          <table:table-cell table:formula="of:=DEC2HEX([.F482])" office:value-type="string" office:string-value="51E0" calcext:value-type="string">
            <text:p>51E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4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2]+8" office:value-type="float" office:value="20232" calcext:value-type="float">
            <text:p>20232</text:p>
          </table:table-cell>
          <table:table-cell table:formula="of:=[.F482]+1" office:value-type="float" office:value="20961" calcext:value-type="float">
            <text:p>20961</text:p>
          </table:table-cell>
          <table:table-cell/>
          <table:table-cell table:formula="of:=DEC2HEX([.E483])" office:value-type="string" office:string-value="4F08" calcext:value-type="string">
            <text:p>4F08</text:p>
          </table:table-cell>
          <table:table-cell table:formula="of:=DEC2HEX([.F483])" office:value-type="string" office:string-value="51E1" calcext:value-type="string">
            <text:p>51E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M4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3]+8" office:value-type="float" office:value="20240" calcext:value-type="float">
            <text:p>20240</text:p>
          </table:table-cell>
          <table:table-cell table:formula="of:=[.F483]+1" office:value-type="float" office:value="20962" calcext:value-type="float">
            <text:p>20962</text:p>
          </table:table-cell>
          <table:table-cell/>
          <table:table-cell table:formula="of:=DEC2HEX([.E484])" office:value-type="string" office:string-value="4F10" calcext:value-type="string">
            <text:p>4F10</text:p>
          </table:table-cell>
          <table:table-cell table:formula="of:=DEC2HEX([.F484])" office:value-type="string" office:string-value="51E2" calcext:value-type="string">
            <text:p>51E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4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4]+8" office:value-type="float" office:value="20248" calcext:value-type="float">
            <text:p>20248</text:p>
          </table:table-cell>
          <table:table-cell table:formula="of:=[.F484]+1" office:value-type="float" office:value="20963" calcext:value-type="float">
            <text:p>20963</text:p>
          </table:table-cell>
          <table:table-cell/>
          <table:table-cell table:formula="of:=DEC2HEX([.E485])" office:value-type="string" office:string-value="4F18" calcext:value-type="string">
            <text:p>4F18</text:p>
          </table:table-cell>
          <table:table-cell table:formula="of:=DEC2HEX([.F485])" office:value-type="string" office:string-value="51E3" calcext:value-type="string">
            <text:p>51E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M4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5]+8" office:value-type="float" office:value="20256" calcext:value-type="float">
            <text:p>20256</text:p>
          </table:table-cell>
          <table:table-cell table:formula="of:=[.F485]+1" office:value-type="float" office:value="20964" calcext:value-type="float">
            <text:p>20964</text:p>
          </table:table-cell>
          <table:table-cell/>
          <table:table-cell table:formula="of:=DEC2HEX([.E486])" office:value-type="string" office:string-value="4F20" calcext:value-type="string">
            <text:p>4F20</text:p>
          </table:table-cell>
          <table:table-cell table:formula="of:=DEC2HEX([.F486])" office:value-type="string" office:string-value="51E4" calcext:value-type="string">
            <text:p>51E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4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6]+8" office:value-type="float" office:value="20264" calcext:value-type="float">
            <text:p>20264</text:p>
          </table:table-cell>
          <table:table-cell table:formula="of:=[.F486]+1" office:value-type="float" office:value="20965" calcext:value-type="float">
            <text:p>20965</text:p>
          </table:table-cell>
          <table:table-cell/>
          <table:table-cell table:formula="of:=DEC2HEX([.E487])" office:value-type="string" office:string-value="4F28" calcext:value-type="string">
            <text:p>4F28</text:p>
          </table:table-cell>
          <table:table-cell table:formula="of:=DEC2HEX([.F487])" office:value-type="string" office:string-value="51E5" calcext:value-type="string">
            <text:p>51E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M4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7]+8" office:value-type="float" office:value="20272" calcext:value-type="float">
            <text:p>20272</text:p>
          </table:table-cell>
          <table:table-cell table:formula="of:=[.F487]+1" office:value-type="float" office:value="20966" calcext:value-type="float">
            <text:p>20966</text:p>
          </table:table-cell>
          <table:table-cell/>
          <table:table-cell table:formula="of:=DEC2HEX([.E488])" office:value-type="string" office:string-value="4F30" calcext:value-type="string">
            <text:p>4F30</text:p>
          </table:table-cell>
          <table:table-cell table:formula="of:=DEC2HEX([.F488])" office:value-type="string" office:string-value="51E6" calcext:value-type="string">
            <text:p>51E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4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8]+8" office:value-type="float" office:value="20280" calcext:value-type="float">
            <text:p>20280</text:p>
          </table:table-cell>
          <table:table-cell table:formula="of:=[.F488]+1" office:value-type="float" office:value="20967" calcext:value-type="float">
            <text:p>20967</text:p>
          </table:table-cell>
          <table:table-cell/>
          <table:table-cell table:formula="of:=DEC2HEX([.E489])" office:value-type="string" office:string-value="4F38" calcext:value-type="string">
            <text:p>4F38</text:p>
          </table:table-cell>
          <table:table-cell table:formula="of:=DEC2HEX([.F489])" office:value-type="string" office:string-value="51E7" calcext:value-type="string">
            <text:p>51E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9]+8" office:value-type="float" office:value="20288" calcext:value-type="float">
            <text:p>20288</text:p>
          </table:table-cell>
          <table:table-cell table:formula="of:=[.F489]+1" office:value-type="float" office:value="20968" calcext:value-type="float">
            <text:p>20968</text:p>
          </table:table-cell>
          <table:table-cell/>
          <table:table-cell table:formula="of:=DEC2HEX([.E490])" office:value-type="string" office:string-value="4F40" calcext:value-type="string">
            <text:p>4F40</text:p>
          </table:table-cell>
          <table:table-cell table:formula="of:=DEC2HEX([.F490])" office:value-type="string" office:string-value="51E8" calcext:value-type="string">
            <text:p>51E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.M4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0]+8" office:value-type="float" office:value="20296" calcext:value-type="float">
            <text:p>20296</text:p>
          </table:table-cell>
          <table:table-cell table:formula="of:=[.F490]+1" office:value-type="float" office:value="20969" calcext:value-type="float">
            <text:p>20969</text:p>
          </table:table-cell>
          <table:table-cell/>
          <table:table-cell table:formula="of:=DEC2HEX([.E491])" office:value-type="string" office:string-value="4F48" calcext:value-type="string">
            <text:p>4F48</text:p>
          </table:table-cell>
          <table:table-cell table:formula="of:=DEC2HEX([.F491])" office:value-type="string" office:string-value="51E9" calcext:value-type="string">
            <text:p>51E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M4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1]+8" office:value-type="float" office:value="20304" calcext:value-type="float">
            <text:p>20304</text:p>
          </table:table-cell>
          <table:table-cell table:formula="of:=[.F491]+1" office:value-type="float" office:value="20970" calcext:value-type="float">
            <text:p>20970</text:p>
          </table:table-cell>
          <table:table-cell/>
          <table:table-cell table:formula="of:=DEC2HEX([.E492])" office:value-type="string" office:string-value="4F50" calcext:value-type="string">
            <text:p>4F50</text:p>
          </table:table-cell>
          <table:table-cell table:formula="of:=DEC2HEX([.F492])" office:value-type="string" office:string-value="51EA" calcext:value-type="string">
            <text:p>51EA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.M4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2]+8" office:value-type="float" office:value="20312" calcext:value-type="float">
            <text:p>20312</text:p>
          </table:table-cell>
          <table:table-cell table:formula="of:=[.F492]+1" office:value-type="float" office:value="20971" calcext:value-type="float">
            <text:p>20971</text:p>
          </table:table-cell>
          <table:table-cell/>
          <table:table-cell table:formula="of:=DEC2HEX([.E493])" office:value-type="string" office:string-value="4F58" calcext:value-type="string">
            <text:p>4F58</text:p>
          </table:table-cell>
          <table:table-cell table:formula="of:=DEC2HEX([.F493])" office:value-type="string" office:string-value="51EB" calcext:value-type="string">
            <text:p>51EB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M4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3]+8" office:value-type="float" office:value="20320" calcext:value-type="float">
            <text:p>20320</text:p>
          </table:table-cell>
          <table:table-cell table:formula="of:=[.F493]+1" office:value-type="float" office:value="20972" calcext:value-type="float">
            <text:p>20972</text:p>
          </table:table-cell>
          <table:table-cell/>
          <table:table-cell table:formula="of:=DEC2HEX([.E494])" office:value-type="string" office:string-value="4F60" calcext:value-type="string">
            <text:p>4F60</text:p>
          </table:table-cell>
          <table:table-cell table:formula="of:=DEC2HEX([.F494])" office:value-type="string" office:string-value="51EC" calcext:value-type="string">
            <text:p>51E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M4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4]+8" office:value-type="float" office:value="20328" calcext:value-type="float">
            <text:p>20328</text:p>
          </table:table-cell>
          <table:table-cell table:formula="of:=[.F494]+1" office:value-type="float" office:value="20973" calcext:value-type="float">
            <text:p>20973</text:p>
          </table:table-cell>
          <table:table-cell/>
          <table:table-cell table:formula="of:=DEC2HEX([.E495])" office:value-type="string" office:string-value="4F68" calcext:value-type="string">
            <text:p>4F68</text:p>
          </table:table-cell>
          <table:table-cell table:formula="of:=DEC2HEX([.F495])" office:value-type="string" office:string-value="51ED" calcext:value-type="string">
            <text:p>51ED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[.M4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5]+8" office:value-type="float" office:value="20336" calcext:value-type="float">
            <text:p>20336</text:p>
          </table:table-cell>
          <table:table-cell table:formula="of:=[.F495]+1" office:value-type="float" office:value="20974" calcext:value-type="float">
            <text:p>20974</text:p>
          </table:table-cell>
          <table:table-cell/>
          <table:table-cell table:formula="of:=DEC2HEX([.E496])" office:value-type="string" office:string-value="4F70" calcext:value-type="string">
            <text:p>4F70</text:p>
          </table:table-cell>
          <table:table-cell table:formula="of:=DEC2HEX([.F496])" office:value-type="string" office:string-value="51EE" calcext:value-type="string">
            <text:p>51E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M4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6]+8" office:value-type="float" office:value="20344" calcext:value-type="float">
            <text:p>20344</text:p>
          </table:table-cell>
          <table:table-cell table:formula="of:=[.F496]+1" office:value-type="float" office:value="20975" calcext:value-type="float">
            <text:p>20975</text:p>
          </table:table-cell>
          <table:table-cell/>
          <table:table-cell table:formula="of:=DEC2HEX([.E497])" office:value-type="string" office:string-value="4F78" calcext:value-type="string">
            <text:p>4F78</text:p>
          </table:table-cell>
          <table:table-cell table:formula="of:=DEC2HEX([.F497])" office:value-type="string" office:string-value="51EF" calcext:value-type="string">
            <text:p>51EF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M4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7]+8" office:value-type="float" office:value="20352" calcext:value-type="float">
            <text:p>20352</text:p>
          </table:table-cell>
          <table:table-cell table:formula="of:=[.F497]+1" office:value-type="float" office:value="20976" calcext:value-type="float">
            <text:p>20976</text:p>
          </table:table-cell>
          <table:table-cell/>
          <table:table-cell table:formula="of:=DEC2HEX([.E498])" office:value-type="string" office:string-value="4F80" calcext:value-type="string">
            <text:p>4F80</text:p>
          </table:table-cell>
          <table:table-cell table:formula="of:=DEC2HEX([.F498])" office:value-type="string" office:string-value="51F0" calcext:value-type="string">
            <text:p>51F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M4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8]+8" office:value-type="float" office:value="20360" calcext:value-type="float">
            <text:p>20360</text:p>
          </table:table-cell>
          <table:table-cell table:formula="of:=[.F498]+1" office:value-type="float" office:value="20977" calcext:value-type="float">
            <text:p>20977</text:p>
          </table:table-cell>
          <table:table-cell/>
          <table:table-cell table:formula="of:=DEC2HEX([.E499])" office:value-type="string" office:string-value="4F88" calcext:value-type="string">
            <text:p>4F88</text:p>
          </table:table-cell>
          <table:table-cell table:formula="of:=DEC2HEX([.F499])" office:value-type="string" office:string-value="51F1" calcext:value-type="string">
            <text:p>51F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M4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99]+8" office:value-type="float" office:value="20368" calcext:value-type="float">
            <text:p>20368</text:p>
          </table:table-cell>
          <table:table-cell table:formula="of:=[.F499]+1" office:value-type="float" office:value="20978" calcext:value-type="float">
            <text:p>20978</text:p>
          </table:table-cell>
          <table:table-cell/>
          <table:table-cell table:formula="of:=DEC2HEX([.E500])" office:value-type="string" office:string-value="4F90" calcext:value-type="string">
            <text:p>4F90</text:p>
          </table:table-cell>
          <table:table-cell table:formula="of:=DEC2HEX([.F500])" office:value-type="string" office:string-value="51F2" calcext:value-type="string">
            <text:p>51F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.M4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0]+8" office:value-type="float" office:value="20376" calcext:value-type="float">
            <text:p>20376</text:p>
          </table:table-cell>
          <table:table-cell table:formula="of:=[.F500]+1" office:value-type="float" office:value="20979" calcext:value-type="float">
            <text:p>20979</text:p>
          </table:table-cell>
          <table:table-cell/>
          <table:table-cell table:formula="of:=DEC2HEX([.E501])" office:value-type="string" office:string-value="4F98" calcext:value-type="string">
            <text:p>4F98</text:p>
          </table:table-cell>
          <table:table-cell table:formula="of:=DEC2HEX([.F501])" office:value-type="string" office:string-value="51F3" calcext:value-type="string">
            <text:p>51F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M5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1]+8" office:value-type="float" office:value="20384" calcext:value-type="float">
            <text:p>20384</text:p>
          </table:table-cell>
          <table:table-cell table:formula="of:=[.F501]+1" office:value-type="float" office:value="20980" calcext:value-type="float">
            <text:p>20980</text:p>
          </table:table-cell>
          <table:table-cell/>
          <table:table-cell table:formula="of:=DEC2HEX([.E502])" office:value-type="string" office:string-value="4FA0" calcext:value-type="string">
            <text:p>4FA0</text:p>
          </table:table-cell>
          <table:table-cell table:formula="of:=DEC2HEX([.F502])" office:value-type="string" office:string-value="51F4" calcext:value-type="string">
            <text:p>51F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5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2]+8" office:value-type="float" office:value="20392" calcext:value-type="float">
            <text:p>20392</text:p>
          </table:table-cell>
          <table:table-cell table:formula="of:=[.F502]+1" office:value-type="float" office:value="20981" calcext:value-type="float">
            <text:p>20981</text:p>
          </table:table-cell>
          <table:table-cell/>
          <table:table-cell table:formula="of:=DEC2HEX([.E503])" office:value-type="string" office:string-value="4FA8" calcext:value-type="string">
            <text:p>4FA8</text:p>
          </table:table-cell>
          <table:table-cell table:formula="of:=DEC2HEX([.F503])" office:value-type="string" office:string-value="51F5" calcext:value-type="string">
            <text:p>51F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M5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3]+8" office:value-type="float" office:value="20400" calcext:value-type="float">
            <text:p>20400</text:p>
          </table:table-cell>
          <table:table-cell table:formula="of:=[.F503]+1" office:value-type="float" office:value="20982" calcext:value-type="float">
            <text:p>20982</text:p>
          </table:table-cell>
          <table:table-cell/>
          <table:table-cell table:formula="of:=DEC2HEX([.E504])" office:value-type="string" office:string-value="4FB0" calcext:value-type="string">
            <text:p>4FB0</text:p>
          </table:table-cell>
          <table:table-cell table:formula="of:=DEC2HEX([.F504])" office:value-type="string" office:string-value="51F6" calcext:value-type="string">
            <text:p>51F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5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4]+8" office:value-type="float" office:value="20408" calcext:value-type="float">
            <text:p>20408</text:p>
          </table:table-cell>
          <table:table-cell table:formula="of:=[.F504]+1" office:value-type="float" office:value="20983" calcext:value-type="float">
            <text:p>20983</text:p>
          </table:table-cell>
          <table:table-cell/>
          <table:table-cell table:formula="of:=DEC2HEX([.E505])" office:value-type="string" office:string-value="4FB8" calcext:value-type="string">
            <text:p>4FB8</text:p>
          </table:table-cell>
          <table:table-cell table:formula="of:=DEC2HEX([.F505])" office:value-type="string" office:string-value="51F7" calcext:value-type="string">
            <text:p>51F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M5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5]+8" office:value-type="float" office:value="20416" calcext:value-type="float">
            <text:p>20416</text:p>
          </table:table-cell>
          <table:table-cell table:formula="of:=[.F505]+1" office:value-type="float" office:value="20984" calcext:value-type="float">
            <text:p>20984</text:p>
          </table:table-cell>
          <table:table-cell/>
          <table:table-cell table:formula="of:=DEC2HEX([.E506])" office:value-type="string" office:string-value="4FC0" calcext:value-type="string">
            <text:p>4FC0</text:p>
          </table:table-cell>
          <table:table-cell table:formula="of:=DEC2HEX([.F506])" office:value-type="string" office:string-value="51F8" calcext:value-type="string">
            <text:p>51F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5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6]+8" office:value-type="float" office:value="20424" calcext:value-type="float">
            <text:p>20424</text:p>
          </table:table-cell>
          <table:table-cell table:formula="of:=[.F506]+1" office:value-type="float" office:value="20985" calcext:value-type="float">
            <text:p>20985</text:p>
          </table:table-cell>
          <table:table-cell/>
          <table:table-cell table:formula="of:=DEC2HEX([.E507])" office:value-type="string" office:string-value="4FC8" calcext:value-type="string">
            <text:p>4FC8</text:p>
          </table:table-cell>
          <table:table-cell table:formula="of:=DEC2HEX([.F507])" office:value-type="string" office:string-value="51F9" calcext:value-type="string">
            <text:p>51F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M5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7]+8" office:value-type="float" office:value="20432" calcext:value-type="float">
            <text:p>20432</text:p>
          </table:table-cell>
          <table:table-cell table:formula="of:=[.F507]+1" office:value-type="float" office:value="20986" calcext:value-type="float">
            <text:p>20986</text:p>
          </table:table-cell>
          <table:table-cell/>
          <table:table-cell table:formula="of:=DEC2HEX([.E508])" office:value-type="string" office:string-value="4FD0" calcext:value-type="string">
            <text:p>4FD0</text:p>
          </table:table-cell>
          <table:table-cell table:formula="of:=DEC2HEX([.F508])" office:value-type="string" office:string-value="51FA" calcext:value-type="string">
            <text:p>51F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5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8]+8" office:value-type="float" office:value="20440" calcext:value-type="float">
            <text:p>20440</text:p>
          </table:table-cell>
          <table:table-cell table:formula="of:=[.F508]+1" office:value-type="float" office:value="20987" calcext:value-type="float">
            <text:p>20987</text:p>
          </table:table-cell>
          <table:table-cell/>
          <table:table-cell table:formula="of:=DEC2HEX([.E509])" office:value-type="string" office:string-value="4FD8" calcext:value-type="string">
            <text:p>4FD8</text:p>
          </table:table-cell>
          <table:table-cell table:formula="of:=DEC2HEX([.F509])" office:value-type="string" office:string-value="51FB" calcext:value-type="string">
            <text:p>51F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M5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09]+8" office:value-type="float" office:value="20448" calcext:value-type="float">
            <text:p>20448</text:p>
          </table:table-cell>
          <table:table-cell table:formula="of:=[.F509]+1" office:value-type="float" office:value="20988" calcext:value-type="float">
            <text:p>20988</text:p>
          </table:table-cell>
          <table:table-cell/>
          <table:table-cell table:formula="of:=DEC2HEX([.E510])" office:value-type="string" office:string-value="4FE0" calcext:value-type="string">
            <text:p>4FE0</text:p>
          </table:table-cell>
          <table:table-cell table:formula="of:=DEC2HEX([.F510])" office:value-type="string" office:string-value="51FC" calcext:value-type="string">
            <text:p>51F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5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10]+8" office:value-type="float" office:value="20456" calcext:value-type="float">
            <text:p>20456</text:p>
          </table:table-cell>
          <table:table-cell table:formula="of:=[.F510]+1" office:value-type="float" office:value="20989" calcext:value-type="float">
            <text:p>20989</text:p>
          </table:table-cell>
          <table:table-cell/>
          <table:table-cell table:formula="of:=DEC2HEX([.E511])" office:value-type="string" office:string-value="4FE8" calcext:value-type="string">
            <text:p>4FE8</text:p>
          </table:table-cell>
          <table:table-cell table:formula="of:=DEC2HEX([.F511])" office:value-type="string" office:string-value="51FD" calcext:value-type="string">
            <text:p>51F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M5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11]+8" office:value-type="float" office:value="20464" calcext:value-type="float">
            <text:p>20464</text:p>
          </table:table-cell>
          <table:table-cell table:formula="of:=[.F511]+1" office:value-type="float" office:value="20990" calcext:value-type="float">
            <text:p>20990</text:p>
          </table:table-cell>
          <table:table-cell/>
          <table:table-cell table:formula="of:=DEC2HEX([.E512])" office:value-type="string" office:string-value="4FF0" calcext:value-type="string">
            <text:p>4FF0</text:p>
          </table:table-cell>
          <table:table-cell table:formula="of:=DEC2HEX([.F512])" office:value-type="string" office:string-value="51FE" calcext:value-type="string">
            <text:p>51F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5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512]+8" office:value-type="float" office:value="20472" calcext:value-type="float">
            <text:p>20472</text:p>
          </table:table-cell>
          <table:table-cell table:formula="of:=[.F512]+1" office:value-type="float" office:value="20991" calcext:value-type="float">
            <text:p>20991</text:p>
          </table:table-cell>
          <table:table-cell/>
          <table:table-cell table:formula="of:=DEC2HEX([.E513])" office:value-type="string" office:string-value="4FF8" calcext:value-type="string">
            <text:p>4FF8</text:p>
          </table:table-cell>
          <table:table-cell table:formula="of:=DEC2HEX([.F513])" office:value-type="string" office:string-value="51FF" calcext:value-type="string">
            <text:p>51F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M5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06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17:15:54.797255256</meta:creation-date>
    <dc:date>2023-01-28T20:14:09.684803052</dc:date>
    <meta:editing-duration>PT28M37S</meta:editing-duration>
    <meta:editing-cycles>1</meta:editing-cycles>
    <meta:document-statistic meta:table-count="1" meta:cell-count="4127" meta:object-count="0"/>
    <meta:generator>LibreOffice/7.0.4.2$Linux_X86_64 LibreOffice_project/00$Build-2</meta:generator>
  </office:meta>
</office:document-meta>
</file>